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457cm"/>
    </style:style>
    <style:style style:name="co2" style:family="table-column">
      <style:table-column-properties fo:break-before="auto" style:column-width="0.891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981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1.15cm"/>
    </style:style>
    <style:style style:name="co11" style:family="table-column">
      <style:table-column-properties fo:break-before="auto" style:column-width="1.214cm"/>
    </style:style>
    <style:style style:name="co12" style:family="table-column">
      <style:table-column-properties fo:break-before="auto" style:column-width="1.425cm"/>
    </style:style>
    <style:style style:name="co13" style:family="table-column">
      <style:table-column-properties fo:break-before="auto" style:column-width="36.712cm"/>
    </style:style>
    <style:style style:name="co14" style:family="table-column">
      <style:table-column-properties fo:break-before="auto" style:column-width="8.348cm"/>
    </style:style>
    <style:style style:name="co15" style:family="table-column">
      <style:table-column-properties fo:break-before="auto" style:column-width="18.535cm"/>
    </style:style>
    <style:style style:name="co16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Mono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/>
    <style:style style:name="ce3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no-wrap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1.5pt solid #000000" fo:border-top="1.5pt solid #000000"/>
      <style:paragraph-properties fo:text-align="center"/>
      <style:text-properties fo:color="#ffffff" style:text-outline="false" style:text-line-through-style="none" style:text-line-through-type="none" style:font-name="Verdana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1.5pt solid #000000" fo:border-right="1.5pt solid #000000" fo:border-top="0.06pt solid #000000"/>
      <style:paragraph-properties fo:text-align="start"/>
      <style:text-properties fo:color="#ffffff" style:text-outline="false" style:text-line-through-style="none" style:text-line-through-type="none" style:font-name="Verdana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1.5pt solid #000000" fo:border-top="none"/>
      <style:paragraph-properties fo:text-align="start"/>
      <style:text-properties fo:color="#ffffff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1.5pt solid #000000" fo:border-top="0.06pt solid #000000"/>
      <style:paragraph-properties fo:text-align="start"/>
      <style:text-properties fo:color="#ffffff" style:text-outline="false" style:text-line-through-style="none" style:text-line-through-type="none" style:font-name="Verdana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ff"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1.5pt solid #000000" fo:background-color="#ffffff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1.5pt solid #000000"/>
    </style:style>
    <style:style style:name="ce47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1.5pt solid #000000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order-bottom="1.5pt solid #000000" fo:background-color="#ffffff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ndo per c.a.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row table:style-name="ro1">
          <table:table-cell table:formula="of:= &quot;ø&quot; &amp; [.B1] &amp; &quot; - &quot; &amp;[.C1]" office:value-type="string" office:string-value="ø4 - 0,099" calcext:value-type="string">
            <text:p>ø4 - 0,09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099" calcext:value-type="float">
            <text:p>0,099</text:p>
          </table:table-cell>
        </table:table-row>
        <table:table-row table:style-name="ro1">
          <table:table-cell table:formula="of:= &quot;ø&quot; &amp; [.B2] &amp; &quot; - &quot; &amp;[.C2]" office:value-type="string" office:string-value="ø5 - 0,154" calcext:value-type="string">
            <text:p>ø5 - 0,15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154" calcext:value-type="float">
            <text:p>0,154</text:p>
          </table:table-cell>
        </table:table-row>
        <table:table-row table:style-name="ro1">
          <table:table-cell table:formula="of:= &quot;ø&quot; &amp; [.B3] &amp; &quot; - &quot; &amp;[.C3]" office:value-type="string" office:string-value="ø6 - 0,222" calcext:value-type="string">
            <text:p>ø6 - 0,222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0.222" calcext:value-type="float">
            <text:p>0,222</text:p>
          </table:table-cell>
        </table:table-row>
        <table:table-row table:style-name="ro1">
          <table:table-cell table:formula="of:= &quot;ø&quot; &amp; [.B4] &amp; &quot; - &quot; &amp;[.C4]" office:value-type="string" office:string-value="ø7 - 0,302" calcext:value-type="string">
            <text:p>ø7 - 0,302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0.302" calcext:value-type="float">
            <text:p>0,302</text:p>
          </table:table-cell>
        </table:table-row>
        <table:table-row table:style-name="ro1">
          <table:table-cell table:formula="of:= &quot;ø&quot; &amp; [.B5] &amp; &quot; - &quot; &amp;[.C5]" office:value-type="string" office:string-value="ø8 - 0,395" calcext:value-type="string">
            <text:p>ø8 - 0,395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0.395" calcext:value-type="float">
            <text:p>0,395</text:p>
          </table:table-cell>
        </table:table-row>
        <table:table-row table:style-name="ro1">
          <table:table-cell table:formula="of:= &quot;ø&quot; &amp; [.B6] &amp; &quot; - &quot; &amp;[.C6]" office:value-type="string" office:string-value="ø9 - 0,499" calcext:value-type="string">
            <text:p>ø9 - 0,499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0.499" calcext:value-type="float">
            <text:p>0,499</text:p>
          </table:table-cell>
        </table:table-row>
        <table:table-row table:style-name="ro1">
          <table:table-cell table:formula="of:= &quot;ø&quot; &amp; [.B7] &amp; &quot; - &quot; &amp;[.C7]" office:value-type="string" office:string-value="ø10 - 0,617" calcext:value-type="string">
            <text:p>ø10 - 0,617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617" calcext:value-type="float">
            <text:p>0,617</text:p>
          </table:table-cell>
        </table:table-row>
        <table:table-row table:style-name="ro1">
          <table:table-cell table:formula="of:= &quot;ø&quot; &amp; [.B8] &amp; &quot; - &quot; &amp;[.C8]" office:value-type="string" office:string-value="ø11 - 0,746" calcext:value-type="string">
            <text:p>ø11 - 0,746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0.746" calcext:value-type="float">
            <text:p>0,746</text:p>
          </table:table-cell>
        </table:table-row>
        <table:table-row table:style-name="ro1">
          <table:table-cell table:formula="of:= &quot;ø&quot; &amp; [.B9] &amp; &quot; - &quot; &amp;[.C9]" office:value-type="string" office:string-value="ø12 - 0,888" calcext:value-type="string">
            <text:p>ø12 - 0,888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0.888" calcext:value-type="float">
            <text:p>0,888</text:p>
          </table:table-cell>
        </table:table-row>
        <table:table-row table:style-name="ro1">
          <table:table-cell table:formula="of:= &quot;ø&quot; &amp; [.B10] &amp; &quot; - &quot; &amp;[.C10]" office:value-type="string" office:string-value="ø13 - 1,042" calcext:value-type="string">
            <text:p>ø13 - 1,042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1.042" calcext:value-type="float">
            <text:p>1,042</text:p>
          </table:table-cell>
        </table:table-row>
        <table:table-row table:style-name="ro1">
          <table:table-cell table:formula="of:= &quot;ø&quot; &amp; [.B11] &amp; &quot; - &quot; &amp;[.C11]" office:value-type="string" office:string-value="ø14 - 1,208" calcext:value-type="string">
            <text:p>ø14 - 1,2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.208" calcext:value-type="float">
            <text:p>1,208</text:p>
          </table:table-cell>
        </table:table-row>
        <table:table-row table:style-name="ro1">
          <table:table-cell table:formula="of:= &quot;ø&quot; &amp; [.B12] &amp; &quot; - &quot; &amp;[.C12]" office:value-type="string" office:string-value="ø15 - 1,387" calcext:value-type="string">
            <text:p>ø15 - 1,387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.387" calcext:value-type="float">
            <text:p>1,387</text:p>
          </table:table-cell>
        </table:table-row>
        <table:table-row table:style-name="ro1">
          <table:table-cell table:formula="of:= &quot;ø&quot; &amp; [.B13] &amp; &quot; - &quot; &amp;[.C13]" office:value-type="string" office:string-value="ø16 - 1,578" calcext:value-type="string">
            <text:p>ø16 - 1,578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float" office:value="1.578" calcext:value-type="float">
            <text:p>1,578</text:p>
          </table:table-cell>
        </table:table-row>
        <table:table-row table:style-name="ro1">
          <table:table-cell table:formula="of:= &quot;ø&quot; &amp; [.B14] &amp; &quot; - &quot; &amp;[.C14]" office:value-type="string" office:string-value="ø17 - 1,782" calcext:value-type="string">
            <text:p>ø17 - 1,782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1.782" calcext:value-type="float">
            <text:p>1,782</text:p>
          </table:table-cell>
        </table:table-row>
        <table:table-row table:style-name="ro1">
          <table:table-cell table:formula="of:= &quot;ø&quot; &amp; [.B15] &amp; &quot; - &quot; &amp;[.C15]" office:value-type="string" office:string-value="ø18 - 1,998" calcext:value-type="string">
            <text:p>ø18 - 1,998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.998" calcext:value-type="float">
            <text:p>1,998</text:p>
          </table:table-cell>
        </table:table-row>
        <table:table-row table:style-name="ro1">
          <table:table-cell table:formula="of:= &quot;ø&quot; &amp; [.B16] &amp; &quot; - &quot; &amp;[.C16]" office:value-type="string" office:string-value="ø19 - 2,226" calcext:value-type="string">
            <text:p>ø19 - 2,226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float" office:value="2.226" calcext:value-type="float">
            <text:p>2,226</text:p>
          </table:table-cell>
        </table:table-row>
        <table:table-row table:style-name="ro1">
          <table:table-cell table:formula="of:= &quot;ø&quot; &amp; [.B17] &amp; &quot; - &quot; &amp;[.C17]" office:value-type="string" office:string-value="ø20 - 2,466" calcext:value-type="string">
            <text:p>ø20 - 2,466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466" calcext:value-type="float">
            <text:p>2,466</text:p>
          </table:table-cell>
        </table:table-row>
        <table:table-row table:style-name="ro1">
          <table:table-cell table:formula="of:= &quot;ø&quot; &amp; [.B18] &amp; &quot; - &quot; &amp;[.C18]" office:value-type="string" office:string-value="ø21 - 2,719" calcext:value-type="string">
            <text:p>ø21 - 2,719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float" office:value="2.719" calcext:value-type="float">
            <text:p>2,719</text:p>
          </table:table-cell>
        </table:table-row>
        <table:table-row table:style-name="ro1">
          <table:table-cell table:formula="of:= &quot;ø&quot; &amp; [.B19] &amp; &quot; - &quot; &amp;[.C19]" office:value-type="string" office:string-value="ø22 - 2,984" calcext:value-type="string">
            <text:p>ø22 - 2,984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float" office:value="2.984" calcext:value-type="float">
            <text:p>2,984</text:p>
          </table:table-cell>
        </table:table-row>
        <table:table-row table:style-name="ro1">
          <table:table-cell table:formula="of:= &quot;ø&quot; &amp; [.B20] &amp; &quot; - &quot; &amp;[.C20]" office:value-type="string" office:string-value="ø23 - 3,261" calcext:value-type="string">
            <text:p>ø23 - 3,261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float" office:value="3.261" calcext:value-type="float">
            <text:p>3,261</text:p>
          </table:table-cell>
        </table:table-row>
        <table:table-row table:style-name="ro1">
          <table:table-cell table:formula="of:= &quot;ø&quot; &amp; [.B21] &amp; &quot; - &quot; &amp;[.C21]" office:value-type="string" office:string-value="ø24 - 3,551" calcext:value-type="string">
            <text:p>ø24 - 3,551</text:p>
          </table:table-cell>
          <table:table-cell table:style-name="ce2" office:value-type="float" office:value="24" calcext:value-type="float">
            <text:p>24</text:p>
          </table:table-cell>
          <table:table-cell table:style-name="ce7" office:value-type="float" office:value="3.551" calcext:value-type="float">
            <text:p>3,551</text:p>
          </table:table-cell>
        </table:table-row>
        <table:table-row table:style-name="ro1">
          <table:table-cell table:formula="of:= &quot;ø&quot; &amp; [.B22] &amp; &quot; - &quot; &amp;[.C22]" office:value-type="string" office:string-value="ø25 - 3,853" calcext:value-type="string">
            <text:p>ø25 - 3,853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3.853" calcext:value-type="float">
            <text:p>3,853</text:p>
          </table:table-cell>
        </table:table-row>
        <table:table-row table:style-name="ro1">
          <table:table-cell table:formula="of:= &quot;ø&quot; &amp; [.B23] &amp; &quot; - &quot; &amp;[.C23]" office:value-type="string" office:string-value="ø26 - 4,168" calcext:value-type="string">
            <text:p>ø26 - 4,168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float" office:value="4.168" calcext:value-type="float">
            <text:p>4,168</text:p>
          </table:table-cell>
        </table:table-row>
        <table:table-row table:style-name="ro1">
          <table:table-cell table:formula="of:= &quot;ø&quot; &amp; [.B24] &amp; &quot; - &quot; &amp;[.C24]" office:value-type="string" office:string-value="ø27 - 4,495" calcext:value-type="string">
            <text:p>ø27 - 4,495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4.495" calcext:value-type="float">
            <text:p>4,495</text:p>
          </table:table-cell>
        </table:table-row>
        <table:table-row table:style-name="ro1">
          <table:table-cell table:formula="of:= &quot;ø&quot; &amp; [.B25] &amp; &quot; - &quot; &amp;[.C25]" office:value-type="string" office:string-value="ø28 - 4,834" calcext:value-type="string">
            <text:p>ø28 - 4,834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float" office:value="4.834" calcext:value-type="float">
            <text:p>4,834</text:p>
          </table:table-cell>
        </table:table-row>
        <table:table-row table:style-name="ro1">
          <table:table-cell table:formula="of:= &quot;ø&quot; &amp; [.B26] &amp; &quot; - &quot; &amp;[.C26]" office:value-type="string" office:string-value="ø29 - 5,185" calcext:value-type="string">
            <text:p>ø29 - 5,185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float" office:value="5.185" calcext:value-type="float">
            <text:p>5,185</text:p>
          </table:table-cell>
        </table:table-row>
        <table:table-row table:style-name="ro1">
          <table:table-cell table:formula="of:= &quot;ø&quot; &amp; [.B27] &amp; &quot; - &quot; &amp;[.C27]" office:value-type="string" office:string-value="ø30 - 5,549" calcext:value-type="string">
            <text:p>ø30 - 5,549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5.549" calcext:value-type="float">
            <text:p>5,549</text:p>
          </table:table-cell>
        </table:table-row>
        <table:table-row table:style-name="ro1">
          <table:table-cell table:formula="of:= &quot;ø&quot; &amp; [.B28] &amp; &quot; - &quot; &amp;[.C28]" office:value-type="string" office:string-value="ø31 - 5,925" calcext:value-type="string">
            <text:p>ø31 - 5,925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float" office:value="5.925" calcext:value-type="float">
            <text:p>5,925</text:p>
          </table:table-cell>
        </table:table-row>
        <table:table-row table:style-name="ro1">
          <table:table-cell table:formula="of:= &quot;ø&quot; &amp; [.B29] &amp; &quot; - &quot; &amp;[.C29]" office:value-type="string" office:string-value="ø32 - 6,313" calcext:value-type="string">
            <text:p>ø32 - 6,313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6.313" calcext:value-type="float">
            <text:p>6,313</text:p>
          </table:table-cell>
        </table:table-row>
        <table:table-row table:style-name="ro1">
          <table:table-cell table:formula="of:= &quot;ø&quot; &amp; [.B30] &amp; &quot; - &quot; &amp;[.C30]" office:value-type="string" office:string-value="ø33 - 6,714" calcext:value-type="string">
            <text:p>ø33 - 6,714</text:p>
          </table:table-cell>
          <table:table-cell office:value-type="float" office:value="33" calcext:value-type="float">
            <text:p>33</text:p>
          </table:table-cell>
          <table:table-cell office:value-type="float" office:value="6.714" calcext:value-type="float">
            <text:p>6,714</text:p>
          </table:table-cell>
        </table:table-row>
        <table:table-row table:style-name="ro1">
          <table:table-cell table:formula="of:= &quot;ø&quot; &amp; [.B31] &amp; &quot; - &quot; &amp;[.C31]" office:value-type="string" office:string-value="ø34 - 7,127" calcext:value-type="string">
            <text:p>ø34 - 7,127</text:p>
          </table:table-cell>
          <table:table-cell office:value-type="float" office:value="34" calcext:value-type="float">
            <text:p>34</text:p>
          </table:table-cell>
          <table:table-cell office:value-type="float" office:value="7.127" calcext:value-type="float">
            <text:p>7,127</text:p>
          </table:table-cell>
        </table:table-row>
        <table:table-row table:style-name="ro1">
          <table:table-cell table:formula="of:= &quot;ø&quot; &amp; [.B32] &amp; &quot; - &quot; &amp;[.C32]" office:value-type="string" office:string-value="ø35 - 7,553" calcext:value-type="string">
            <text:p>ø35 - 7,553</text:p>
          </table:table-cell>
          <table:table-cell office:value-type="float" office:value="35" calcext:value-type="float">
            <text:p>35</text:p>
          </table:table-cell>
          <table:table-cell office:value-type="float" office:value="7.553" calcext:value-type="float">
            <text:p>7,553</text:p>
          </table:table-cell>
        </table:table-row>
        <table:table-row table:style-name="ro1">
          <table:table-cell table:formula="of:= &quot;ø&quot; &amp; [.B33] &amp; &quot; - &quot; &amp;[.C33]" office:value-type="string" office:string-value="ø36 - 7,99" calcext:value-type="string">
            <text:p>ø36 - 7,99</text:p>
          </table:table-cell>
          <table:table-cell office:value-type="float" office:value="36" calcext:value-type="float">
            <text:p>36</text:p>
          </table:table-cell>
          <table:table-cell office:value-type="float" office:value="7.99" calcext:value-type="float">
            <text:p>7,99</text:p>
          </table:table-cell>
        </table:table-row>
        <table:table-row table:style-name="ro1">
          <table:table-cell table:formula="of:= &quot;ø&quot; &amp; [.B34] &amp; &quot; - &quot; &amp;[.C34]" office:value-type="string" office:string-value="ø37 - 8,44" calcext:value-type="string">
            <text:p>ø37 - 8,44</text:p>
          </table:table-cell>
          <table:table-cell office:value-type="float" office:value="37" calcext:value-type="float">
            <text:p>37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table:formula="of:= &quot;ø&quot; &amp; [.B35] &amp; &quot; - &quot; &amp;[.C35]" office:value-type="string" office:string-value="ø38 - 8,903" calcext:value-type="string">
            <text:p>ø38 - 8,903</text:p>
          </table:table-cell>
          <table:table-cell office:value-type="float" office:value="38" calcext:value-type="float">
            <text:p>38</text:p>
          </table:table-cell>
          <table:table-cell office:value-type="float" office:value="8.903" calcext:value-type="float">
            <text:p>8,903</text:p>
          </table:table-cell>
        </table:table-row>
        <table:table-row table:style-name="ro1">
          <table:table-cell table:formula="of:= &quot;ø&quot; &amp; [.B36] &amp; &quot; - &quot; &amp;[.C36]" office:value-type="string" office:string-value="ø39 - 9,378" calcext:value-type="string">
            <text:p>ø39 - 9,378</text:p>
          </table:table-cell>
          <table:table-cell office:value-type="float" office:value="39" calcext:value-type="float">
            <text:p>39</text:p>
          </table:table-cell>
          <table:table-cell office:value-type="float" office:value="9.378" calcext:value-type="float">
            <text:p>9,378</text:p>
          </table:table-cell>
        </table:table-row>
        <table:table-row table:style-name="ro1">
          <table:table-cell table:formula="of:= &quot;ø&quot; &amp; [.B37] &amp; &quot; - &quot; &amp;[.C37]" office:value-type="string" office:string-value="ø40 - 9,865" calcext:value-type="string">
            <text:p>ø40 - 9,865</text:p>
          </table:table-cell>
          <table:table-cell office:value-type="float" office:value="40" calcext:value-type="float">
            <text:p>40</text:p>
          </table:table-cell>
          <table:table-cell office:value-type="float" office:value="9.865" calcext:value-type="float">
            <text:p>9,865</text:p>
          </table:table-cell>
        </table:table-row>
        <table:table-row table:style-name="ro1">
          <table:table-cell table:formula="of:= &quot;ø&quot; &amp; [.B38] &amp; &quot; - &quot; &amp;[.C38]" office:value-type="string" office:string-value="ø42 - 10,88" calcext:value-type="string">
            <text:p>ø42 - 10,88</text:p>
          </table:table-cell>
          <table:table-cell office:value-type="float" office:value="42" calcext:value-type="float">
            <text:p>42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1">
          <table:table-cell table:formula="of:= &quot;ø&quot; &amp; [.B39] &amp; &quot; - &quot; &amp;[.C39]" office:value-type="string" office:string-value="ø44 - 11,94" calcext:value-type="string">
            <text:p>ø44 - 11,94</text:p>
          </table:table-cell>
          <table:table-cell office:value-type="float" office:value="44" calcext:value-type="float">
            <text:p>44</text:p>
          </table:table-cell>
          <table:table-cell office:value-type="float" office:value="11.94" calcext:value-type="float">
            <text:p>11,94</text:p>
          </table:table-cell>
        </table:table-row>
        <table:table-row table:style-name="ro1">
          <table:table-cell table:formula="of:= &quot;ø&quot; &amp; [.B40] &amp; &quot; - &quot; &amp;[.C40]" office:value-type="string" office:string-value="ø46 - 13,05" calcext:value-type="string">
            <text:p>ø46 - 13,05</text:p>
          </table:table-cell>
          <table:table-cell office:value-type="float" office:value="46" calcext:value-type="float">
            <text:p>46</text:p>
          </table:table-cell>
          <table:table-cell office:value-type="float" office:value="13.05" calcext:value-type="float">
            <text:p>13,05</text:p>
          </table:table-cell>
        </table:table-row>
        <table:table-row table:style-name="ro1">
          <table:table-cell table:formula="of:= &quot;ø&quot; &amp; [.B41] &amp; &quot; - &quot; &amp;[.C41]" office:value-type="string" office:string-value="ø48 - 14,21" calcext:value-type="string">
            <text:p>ø48 - 14,21</text:p>
          </table:table-cell>
          <table:table-cell office:value-type="float" office:value="48" calcext:value-type="float">
            <text:p>48</text:p>
          </table:table-cell>
          <table:table-cell office:value-type="float" office:value="14.21" calcext:value-type="float">
            <text:p>14,21</text:p>
          </table:table-cell>
        </table:table-row>
        <table:table-row table:style-name="ro1">
          <table:table-cell table:formula="of:= &quot;ø&quot; &amp; [.B42] &amp; &quot; - &quot; &amp;[.C42]" office:value-type="string" office:string-value="ø50 - 15,41" calcext:value-type="string">
            <text:p>ø50 - 15,41</text:p>
          </table:table-cell>
          <table:table-cell office:value-type="float" office:value="50" calcext:value-type="float">
            <text:p>50</text:p>
          </table:table-cell>
          <table:table-cell office:value-type="float" office:value="15.41" calcext:value-type="float">
            <text:p>15,41</text:p>
          </table:table-cell>
        </table:table-row>
        <table:table-row table:style-name="ro1">
          <table:table-cell table:formula="of:= &quot;ø&quot; &amp; [.B43] &amp; &quot; - &quot; &amp;[.C43]" office:value-type="string" office:string-value="ø52 - 16,67" calcext:value-type="string">
            <text:p>ø52 - 16,67</text:p>
          </table:table-cell>
          <table:table-cell office:value-type="float" office:value="52" calcext:value-type="float">
            <text:p>52</text:p>
          </table:table-cell>
          <table:table-cell office:value-type="float" office:value="16.67" calcext:value-type="float">
            <text:p>16,67</text:p>
          </table:table-cell>
        </table:table-row>
        <table:table-row table:style-name="ro1">
          <table:table-cell table:formula="of:= &quot;ø&quot; &amp; [.B44] &amp; &quot; - &quot; &amp;[.C44]" office:value-type="string" office:string-value="ø54 - 17,98" calcext:value-type="string">
            <text:p>ø54 - 17,98</text:p>
          </table:table-cell>
          <table:table-cell office:value-type="float" office:value="54" calcext:value-type="float">
            <text:p>54</text:p>
          </table:table-cell>
          <table:table-cell office:value-type="float" office:value="17.98" calcext:value-type="float">
            <text:p>17,98</text:p>
          </table:table-cell>
        </table:table-row>
        <table:table-row table:style-name="ro1">
          <table:table-cell table:formula="of:= &quot;ø&quot; &amp; [.B45] &amp; &quot; - &quot; &amp;[.C45]" office:value-type="string" office:string-value="ø56 - 19,33" calcext:value-type="string">
            <text:p>ø56 - 19,33</text:p>
          </table:table-cell>
          <table:table-cell office:value-type="float" office:value="56" calcext:value-type="float">
            <text:p>56</text:p>
          </table:table-cell>
          <table:table-cell office:value-type="float" office:value="19.33" calcext:value-type="float">
            <text:p>19,33</text:p>
          </table:table-cell>
        </table:table-row>
        <table:table-row table:style-name="ro1">
          <table:table-cell table:formula="of:= &quot;ø&quot; &amp; [.B46] &amp; &quot; - &quot; &amp;[.C46]" office:value-type="string" office:string-value="ø58 - 20,74" calcext:value-type="string">
            <text:p>ø58 - 20,74</text:p>
          </table:table-cell>
          <table:table-cell office:value-type="float" office:value="58" calcext:value-type="float">
            <text:p>58</text:p>
          </table:table-cell>
          <table:table-cell office:value-type="float" office:value="20.74" calcext:value-type="float">
            <text:p>20,74</text:p>
          </table:table-cell>
        </table:table-row>
        <table:table-row table:style-name="ro1">
          <table:table-cell table:formula="of:= &quot;ø&quot; &amp; [.B47] &amp; &quot; - &quot; &amp;[.C47]" office:value-type="string" office:string-value="ø60 - 22,2" calcext:value-type="string">
            <text:p>ø60 - 22,2</text:p>
          </table:table-cell>
          <table:table-cell office:value-type="float" office:value="60" calcext:value-type="float">
            <text:p>60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formula="of:= &quot;ø&quot; &amp; [.B48] &amp; &quot; - &quot; &amp;[.C48]" office:value-type="string" office:string-value="ø62 - 23,7" calcext:value-type="string">
            <text:p>ø62 - 23,7</text:p>
          </table:table-cell>
          <table:table-cell office:value-type="float" office:value="62" calcext:value-type="float">
            <text:p>62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 table:formula="of:= &quot;ø&quot; &amp; [.B49] &amp; &quot; - &quot; &amp;[.C49]" office:value-type="string" office:string-value="ø64 - 25,25" calcext:value-type="string">
            <text:p>ø64 - 25,25</text:p>
          </table:table-cell>
          <table:table-cell office:value-type="float" office:value="64" calcext:value-type="float">
            <text:p>64</text:p>
          </table:table-cell>
          <table:table-cell office:value-type="float" office:value="25.25" calcext:value-type="float">
            <text:p>25,25</text:p>
          </table:table-cell>
        </table:table-row>
        <table:table-row table:style-name="ro1">
          <table:table-cell table:formula="of:= &quot;ø&quot; &amp; [.B50] &amp; &quot; - &quot; &amp;[.C50]" office:value-type="string" office:string-value="ø66 - 26,86" calcext:value-type="string">
            <text:p>ø66 - 26,86</text:p>
          </table:table-cell>
          <table:table-cell office:value-type="float" office:value="66" calcext:value-type="float">
            <text:p>66</text:p>
          </table:table-cell>
          <table:table-cell office:value-type="float" office:value="26.86" calcext:value-type="float">
            <text:p>26,86</text:p>
          </table:table-cell>
        </table:table-row>
        <table:table-row table:style-name="ro1">
          <table:table-cell table:formula="of:= &quot;ø&quot; &amp; [.B51] &amp; &quot; - &quot; &amp;[.C51]" office:value-type="string" office:string-value="ø68 - 28,51" calcext:value-type="string">
            <text:p>ø68 - 28,51</text:p>
          </table:table-cell>
          <table:table-cell office:value-type="float" office:value="68" calcext:value-type="float">
            <text:p>68</text:p>
          </table:table-cell>
          <table:table-cell office:value-type="float" office:value="28.51" calcext:value-type="float">
            <text:p>28,51</text:p>
          </table:table-cell>
        </table:table-row>
        <table:table-row table:style-name="ro1">
          <table:table-cell table:formula="of:= &quot;ø&quot; &amp; [.B52] &amp; &quot; - &quot; &amp;[.C52]" office:value-type="string" office:string-value="ø70 - 30,21" calcext:value-type="string">
            <text:p>ø70 - 30,21</text:p>
          </table:table-cell>
          <table:table-cell office:value-type="float" office:value="70" calcext:value-type="float">
            <text:p>70</text:p>
          </table:table-cell>
          <table:table-cell office:value-type="float" office:value="30.21" calcext:value-type="float">
            <text:p>30,21</text:p>
          </table:table-cell>
        </table:table-row>
        <table:table-row table:style-name="ro1">
          <table:table-cell table:formula="of:= &quot;ø&quot; &amp; [.B53] &amp; &quot; - &quot; &amp;[.C53]" office:value-type="string" office:string-value="ø72 - 31,96" calcext:value-type="string">
            <text:p>ø72 - 31,96</text:p>
          </table:table-cell>
          <table:table-cell office:value-type="float" office:value="72" calcext:value-type="float">
            <text:p>72</text:p>
          </table:table-cell>
          <table:table-cell office:value-type="float" office:value="31.96" calcext:value-type="float">
            <text:p>31,96</text:p>
          </table:table-cell>
        </table:table-row>
        <table:table-row table:style-name="ro1">
          <table:table-cell table:formula="of:= &quot;ø&quot; &amp; [.B54] &amp; &quot; - &quot; &amp;[.C54]" office:value-type="string" office:string-value="ø74 - 33,76" calcext:value-type="string">
            <text:p>ø74 - 33,76</text:p>
          </table:table-cell>
          <table:table-cell office:value-type="float" office:value="74" calcext:value-type="float">
            <text:p>74</text:p>
          </table:table-cell>
          <table:table-cell office:value-type="float" office:value="33.76" calcext:value-type="float">
            <text:p>33,76</text:p>
          </table:table-cell>
        </table:table-row>
        <table:table-row table:style-name="ro1">
          <table:table-cell table:formula="of:= &quot;ø&quot; &amp; [.B55] &amp; &quot; - &quot; &amp;[.C55]" office:value-type="string" office:string-value="ø76 - 35,61" calcext:value-type="string">
            <text:p>ø76 - 35,61</text:p>
          </table:table-cell>
          <table:table-cell office:value-type="float" office:value="76" calcext:value-type="float">
            <text:p>76</text:p>
          </table:table-cell>
          <table:table-cell office:value-type="float" office:value="35.61" calcext:value-type="float">
            <text:p>35,61</text:p>
          </table:table-cell>
        </table:table-row>
        <table:table-row table:style-name="ro1">
          <table:table-cell table:formula="of:= &quot;ø&quot; &amp; [.B56] &amp; &quot; - &quot; &amp;[.C56]" office:value-type="string" office:string-value="ø78 - 37,51" calcext:value-type="string">
            <text:p>ø78 - 37,51</text:p>
          </table:table-cell>
          <table:table-cell office:value-type="float" office:value="78" calcext:value-type="float">
            <text:p>78</text:p>
          </table:table-cell>
          <table:table-cell office:value-type="float" office:value="37.51" calcext:value-type="float">
            <text:p>37,51</text:p>
          </table:table-cell>
        </table:table-row>
        <table:table-row table:style-name="ro1">
          <table:table-cell table:formula="of:= &quot;ø&quot; &amp; [.B57] &amp; &quot; - &quot; &amp;[.C57]" office:value-type="string" office:string-value="ø80 - 39,46" calcext:value-type="string">
            <text:p>ø80 - 39,46</text:p>
          </table:table-cell>
          <table:table-cell office:value-type="float" office:value="80" calcext:value-type="float">
            <text:p>80</text:p>
          </table:table-cell>
          <table:table-cell office:value-type="float" office:value="39.46" calcext:value-type="float">
            <text:p>39,46</text:p>
          </table:table-cell>
        </table:table-row>
        <table:table-row table:style-name="ro1">
          <table:table-cell table:formula="of:= &quot;ø&quot; &amp; [.B58] &amp; &quot; - &quot; &amp;[.C58]" office:value-type="string" office:string-value="ø82 - 41,46" calcext:value-type="string">
            <text:p>ø82 - 41,46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float" office:value="41.46" calcext:value-type="float">
            <text:p>41,46</text:p>
          </table:table-cell>
        </table:table-row>
        <table:table-row table:style-name="ro1">
          <table:table-cell table:formula="of:= &quot;ø&quot; &amp; [.B59] &amp; &quot; - &quot; &amp;[.C59]" office:value-type="string" office:string-value="ø84 - 43,5" calcext:value-type="string">
            <text:p>ø84 - 43,5</text:p>
          </table:table-cell>
          <table:table-cell office:value-type="float" office:value="84" calcext:value-type="float">
            <text:p>84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table:formula="of:= &quot;ø&quot; &amp; [.B60] &amp; &quot; - &quot; &amp;[.C60]" office:value-type="string" office:string-value="ø86 - 45,6" calcext:value-type="string">
            <text:p>ø86 - 45,6</text:p>
          </table:table-cell>
          <table:table-cell office:value-type="float" office:value="86" calcext:value-type="float">
            <text:p>86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>
          <table:table-cell table:formula="of:= &quot;ø&quot; &amp; [.B61] &amp; &quot; - &quot; &amp;[.C61]" office:value-type="string" office:string-value="ø88 - 47,74" calcext:value-type="string">
            <text:p>ø88 - 47,74</text:p>
          </table:table-cell>
          <table:table-cell office:value-type="float" office:value="88" calcext:value-type="float">
            <text:p>88</text:p>
          </table:table-cell>
          <table:table-cell office:value-type="float" office:value="47.74" calcext:value-type="float">
            <text:p>47,74</text:p>
          </table:table-cell>
        </table:table-row>
        <table:table-row table:style-name="ro1">
          <table:table-cell table:formula="of:= &quot;ø&quot; &amp; [.B62] &amp; &quot; - &quot; &amp;[.C62]" office:value-type="string" office:string-value="ø92 - 52,18" calcext:value-type="string">
            <text:p>ø92 - 52,18</text:p>
          </table:table-cell>
          <table:table-cell office:value-type="float" office:value="92" calcext:value-type="float">
            <text:p>92</text:p>
          </table:table-cell>
          <table:table-cell office:value-type="float" office:value="52.18" calcext:value-type="float">
            <text:p>52,18</text:p>
          </table:table-cell>
        </table:table-row>
        <table:table-row table:style-name="ro1">
          <table:table-cell table:formula="of:= &quot;ø&quot; &amp; [.B63] &amp; &quot; - &quot; &amp;[.C63]" office:value-type="string" office:string-value="ø94 - 54,48" calcext:value-type="string">
            <text:p>ø94 - 54,48</text:p>
          </table:table-cell>
          <table:table-cell office:value-type="float" office:value="94" calcext:value-type="float">
            <text:p>94</text:p>
          </table:table-cell>
          <table:table-cell office:value-type="float" office:value="54.48" calcext:value-type="float">
            <text:p>54,48</text:p>
          </table:table-cell>
        </table:table-row>
        <table:table-row table:style-name="ro1">
          <table:table-cell table:formula="of:= &quot;ø&quot; &amp; [.B64] &amp; &quot; - &quot; &amp;[.C64]" office:value-type="string" office:string-value="ø96 - 56,82" calcext:value-type="string">
            <text:p>ø96 - 56,82</text:p>
          </table:table-cell>
          <table:table-cell office:value-type="float" office:value="96" calcext:value-type="float">
            <text:p>96</text:p>
          </table:table-cell>
          <table:table-cell office:value-type="float" office:value="56.82" calcext:value-type="float">
            <text:p>56,82</text:p>
          </table:table-cell>
        </table:table-row>
        <table:table-row table:style-name="ro1">
          <table:table-cell table:formula="of:= &quot;ø&quot; &amp; [.B65] &amp; &quot; - &quot; &amp;[.C65]" office:value-type="string" office:string-value="ø98 - 59,21" calcext:value-type="string">
            <text:p>ø98 - 59,21</text:p>
          </table:table-cell>
          <table:table-cell office:value-type="float" office:value="98" calcext:value-type="float">
            <text:p>98</text:p>
          </table:table-cell>
          <table:table-cell office:value-type="float" office:value="59.21" calcext:value-type="float">
            <text:p>59,21</text:p>
          </table:table-cell>
        </table:table-row>
        <table:table-row table:style-name="ro1">
          <table:table-cell table:formula="of:= &quot;ø&quot; &amp; [.B66] &amp; &quot; - &quot; &amp;[.C66]" office:value-type="string" office:string-value="ø100 - 61,65" calcext:value-type="string">
            <text:p>ø100 - 61,65</text:p>
          </table:table-cell>
          <table:table-cell office:value-type="float" office:value="100" calcext:value-type="float">
            <text:p>100</text:p>
          </table:table-cell>
          <table:table-cell office:value-type="float" office:value="61.65" calcext:value-type="float">
            <text:p>61,65</text:p>
          </table:table-cell>
        </table:table-row>
        <table:table-row table:style-name="ro1">
          <table:table-cell table:formula="of:= &quot;ø&quot; &amp; [.B67] &amp; &quot; - &quot; &amp;[.C67]" office:value-type="string" office:string-value="ø105 - 67,97" calcext:value-type="string">
            <text:p>ø105 - 67,97</text:p>
          </table:table-cell>
          <table:table-cell office:value-type="float" office:value="105" calcext:value-type="float">
            <text:p>105</text:p>
          </table:table-cell>
          <table:table-cell office:value-type="float" office:value="67.97" calcext:value-type="float">
            <text:p>67,97</text:p>
          </table:table-cell>
        </table:table-row>
        <table:table-row table:style-name="ro1">
          <table:table-cell table:formula="of:= &quot;ø&quot; &amp; [.B68] &amp; &quot; - &quot; &amp;[.C68]" office:value-type="string" office:string-value="ø110 - 74,6" calcext:value-type="string">
            <text:p>ø110 - 74,6</text:p>
          </table:table-cell>
          <table:table-cell office:value-type="float" office:value="110" calcext:value-type="float">
            <text:p>110</text:p>
          </table:table-cell>
          <table:table-cell office:value-type="float" office:value="74.6" calcext:value-type="float">
            <text:p>74,6</text:p>
          </table:table-cell>
        </table:table-row>
        <table:table-row table:style-name="ro1">
          <table:table-cell table:formula="of:= &quot;ø&quot; &amp; [.B69] &amp; &quot; - &quot; &amp;[.C69]" office:value-type="string" office:string-value="ø115 - 81,54" calcext:value-type="string">
            <text:p>ø115 - 81,54</text:p>
          </table:table-cell>
          <table:table-cell office:value-type="float" office:value="115" calcext:value-type="float">
            <text:p>115</text:p>
          </table:table-cell>
          <table:table-cell office:value-type="float" office:value="81.54" calcext:value-type="float">
            <text:p>81,54</text:p>
          </table:table-cell>
        </table:table-row>
        <table:table-row table:style-name="ro1">
          <table:table-cell table:formula="of:= &quot;ø&quot; &amp; [.B70] &amp; &quot; - &quot; &amp;[.C70]" office:value-type="string" office:string-value="ø120 - 88,78" calcext:value-type="string">
            <text:p>ø120 - 88,78</text:p>
          </table:table-cell>
          <table:table-cell office:value-type="float" office:value="120" calcext:value-type="float">
            <text:p>120</text:p>
          </table:table-cell>
          <table:table-cell office:value-type="float" office:value="88.78" calcext:value-type="float">
            <text:p>88,78</text:p>
          </table:table-cell>
        </table:table-row>
        <table:table-row table:style-name="ro1">
          <table:table-cell table:formula="of:= &quot;ø&quot; &amp; [.B71] &amp; &quot; - &quot; &amp;[.C71]" office:value-type="string" office:string-value="ø125 - 96,33" calcext:value-type="string">
            <text:p>ø125 - 96,33</text:p>
          </table:table-cell>
          <table:table-cell office:value-type="float" office:value="125" calcext:value-type="float">
            <text:p>125</text:p>
          </table:table-cell>
          <table:table-cell office:value-type="float" office:value="96.33" calcext:value-type="float">
            <text:p>96,33</text:p>
          </table:table-cell>
        </table:table-row>
        <table:table-row table:style-name="ro1">
          <table:table-cell table:formula="of:= &quot;ø&quot; &amp; [.B72] &amp; &quot; - &quot; &amp;[.C72]" office:value-type="string" office:string-value="ø130 - 104,19" calcext:value-type="string">
            <text:p>ø130 - 104,19</text:p>
          </table:table-cell>
          <table:table-cell office:value-type="float" office:value="130" calcext:value-type="float">
            <text:p>130</text:p>
          </table:table-cell>
          <table:table-cell office:value-type="float" office:value="104.19" calcext:value-type="float">
            <text:p>104,19</text:p>
          </table:table-cell>
        </table:table-row>
        <table:table-row table:style-name="ro1">
          <table:table-cell table:formula="of:= &quot;ø&quot; &amp; [.B73] &amp; &quot; - &quot; &amp;[.C73]" office:value-type="string" office:string-value="ø135 - 112,36" calcext:value-type="string">
            <text:p>ø135 - 112,36</text:p>
          </table:table-cell>
          <table:table-cell office:value-type="float" office:value="135" calcext:value-type="float">
            <text:p>135</text:p>
          </table:table-cell>
          <table:table-cell office:value-type="float" office:value="112.36" calcext:value-type="float">
            <text:p>112,36</text:p>
          </table:table-cell>
        </table:table-row>
        <table:table-row table:style-name="ro1">
          <table:table-cell table:formula="of:= &quot;ø&quot; &amp; [.B74] &amp; &quot; - &quot; &amp;[.C74]" office:value-type="string" office:string-value="ø140 - 120,84" calcext:value-type="string">
            <text:p>ø140 - 120,84</text:p>
          </table:table-cell>
          <table:table-cell office:value-type="float" office:value="140" calcext:value-type="float">
            <text:p>140</text:p>
          </table:table-cell>
          <table:table-cell office:value-type="float" office:value="120.84" calcext:value-type="float">
            <text:p>120,84</text:p>
          </table:table-cell>
        </table:table-row>
        <table:table-row table:style-name="ro1">
          <table:table-cell table:formula="of:= &quot;ø&quot; &amp; [.B75] &amp; &quot; - &quot; &amp;[.C75]" office:value-type="string" office:string-value="ø145 - 129,63" calcext:value-type="string">
            <text:p>ø145 - 129,63</text:p>
          </table:table-cell>
          <table:table-cell office:value-type="float" office:value="145" calcext:value-type="float">
            <text:p>145</text:p>
          </table:table-cell>
          <table:table-cell office:value-type="float" office:value="129.63" calcext:value-type="float">
            <text:p>129,63</text:p>
          </table:table-cell>
        </table:table-row>
        <table:table-row table:style-name="ro1">
          <table:table-cell table:formula="of:= &quot;ø&quot; &amp; [.B76] &amp; &quot; - &quot; &amp;[.C76]" office:value-type="string" office:string-value="ø150 - 138,72" calcext:value-type="string">
            <text:p>ø150 - 138,72</text:p>
          </table:table-cell>
          <table:table-cell office:value-type="float" office:value="150" calcext:value-type="float">
            <text:p>150</text:p>
          </table:table-cell>
          <table:table-cell office:value-type="float" office:value="138.72" calcext:value-type="float">
            <text:p>138,72</text:p>
          </table:table-cell>
        </table:table-row>
        <table:table-row table:style-name="ro1">
          <table:table-cell table:formula="of:= &quot;ø&quot; &amp; [.B77] &amp; &quot; - &quot; &amp;[.C77]" office:value-type="string" office:string-value="ø160 - 157,83" calcext:value-type="string">
            <text:p>ø160 - 157,83</text:p>
          </table:table-cell>
          <table:table-cell office:value-type="float" office:value="160" calcext:value-type="float">
            <text:p>160</text:p>
          </table:table-cell>
          <table:table-cell office:value-type="float" office:value="157.83" calcext:value-type="float">
            <text:p>157,83</text:p>
          </table:table-cell>
        </table:table-row>
        <table:table-row table:style-name="ro1">
          <table:table-cell table:formula="of:= &quot;ø&quot; &amp; [.B78] &amp; &quot; - &quot; &amp;[.C78]" office:value-type="string" office:string-value="ø170 - 178,18" calcext:value-type="string">
            <text:p>ø170 - 178,18</text:p>
          </table:table-cell>
          <table:table-cell office:value-type="float" office:value="170" calcext:value-type="float">
            <text:p>170</text:p>
          </table:table-cell>
          <table:table-cell office:value-type="float" office:value="178.18" calcext:value-type="float">
            <text:p>178,18</text:p>
          </table:table-cell>
        </table:table-row>
        <table:table-row table:style-name="ro1">
          <table:table-cell table:formula="of:= &quot;ø&quot; &amp; [.B79] &amp; &quot; - &quot; &amp;[.C79]" office:value-type="string" office:string-value="ø180 - 199,76" calcext:value-type="string">
            <text:p>ø180 - 199,76</text:p>
          </table:table-cell>
          <table:table-cell office:value-type="float" office:value="180" calcext:value-type="float">
            <text:p>180</text:p>
          </table:table-cell>
          <table:table-cell office:value-type="float" office:value="199.76" calcext:value-type="float">
            <text:p>199,76</text:p>
          </table:table-cell>
        </table:table-row>
        <table:table-row table:style-name="ro1">
          <table:table-cell table:formula="of:= &quot;ø&quot; &amp; [.B80] &amp; &quot; - &quot; &amp;[.C80]" office:value-type="string" office:string-value="ø190 - 222,57" calcext:value-type="string">
            <text:p>ø190 - 222,57</text:p>
          </table:table-cell>
          <table:table-cell office:value-type="float" office:value="190" calcext:value-type="float">
            <text:p>190</text:p>
          </table:table-cell>
          <table:table-cell office:value-type="float" office:value="222.57" calcext:value-type="float">
            <text:p>222,57</text:p>
          </table:table-cell>
        </table:table-row>
        <table:table-row table:style-name="ro1">
          <table:table-cell table:formula="of:= &quot;ø&quot; &amp; [.B81] &amp; &quot; - &quot; &amp;[.C81]" office:value-type="string" office:string-value="ø200 - 246,62" calcext:value-type="string">
            <text:p>ø200 - 246,62</text:p>
          </table:table-cell>
          <table:table-cell office:value-type="float" office:value="200" calcext:value-type="float">
            <text:p>200</text:p>
          </table:table-cell>
          <table:table-cell office:value-type="float" office:value="246.62" calcext:value-type="float">
            <text:p>246,62</text:p>
          </table:table-cell>
        </table:table-row>
        <table:table-row table:style-name="ro1">
          <table:table-cell table:formula="of:= &quot;ø&quot; &amp; [.B82] &amp; &quot; - &quot; &amp;[.C82]" office:value-type="string" office:string-value="ø220 - 298,4" calcext:value-type="string">
            <text:p>ø220 - 298,4</text:p>
          </table:table-cell>
          <table:table-cell office:value-type="float" office:value="220" calcext:value-type="float">
            <text:p>220</text:p>
          </table:table-cell>
          <table:table-cell office:value-type="float" office:value="298.4" calcext:value-type="float">
            <text:p>298,4</text:p>
          </table:table-cell>
        </table:table-row>
        <table:table-row table:style-name="ro1">
          <table:table-cell table:formula="of:= &quot;ø&quot; &amp; [.B83] &amp; &quot; - &quot; &amp;[.C83]" office:value-type="string" office:string-value="ø240 - 355,13" calcext:value-type="string">
            <text:p>ø240 - 355,13</text:p>
          </table:table-cell>
          <table:table-cell office:value-type="float" office:value="240" calcext:value-type="float">
            <text:p>240</text:p>
          </table:table-cell>
          <table:table-cell office:value-type="float" office:value="355.13" calcext:value-type="float">
            <text:p>355,13</text:p>
          </table:table-cell>
        </table:table-row>
        <table:table-row table:style-name="ro1">
          <table:table-cell table:formula="of:= &quot;ø&quot; &amp; [.B84] &amp; &quot; - &quot; &amp;[.C84]" office:value-type="string" office:string-value="ø250 - 385,34" calcext:value-type="string">
            <text:p>ø250 - 385,34</text:p>
          </table:table-cell>
          <table:table-cell office:value-type="float" office:value="250" calcext:value-type="float">
            <text:p>250</text:p>
          </table:table-cell>
          <table:table-cell office:value-type="float" office:value="385.34" calcext:value-type="float">
            <text:p>385,34</text:p>
          </table:table-cell>
        </table:table-row>
        <table:table-row table:style-name="ro1">
          <table:table-cell table:formula="of:= &quot;ø&quot; &amp; [.B85] &amp; &quot; - &quot; &amp;[.C85]" office:value-type="string" office:string-value="ø260 - 416,78" calcext:value-type="string">
            <text:p>ø260 - 416,78</text:p>
          </table:table-cell>
          <table:table-cell office:value-type="float" office:value="260" calcext:value-type="float">
            <text:p>260</text:p>
          </table:table-cell>
          <table:table-cell office:value-type="float" office:value="416.78" calcext:value-type="float">
            <text:p>416,78</text:p>
          </table:table-cell>
        </table:table-row>
        <table:table-row table:style-name="ro1">
          <table:table-cell table:formula="of:= &quot;ø&quot; &amp; [.B86] &amp; &quot; - &quot; &amp;[.C86]" office:value-type="string" office:string-value="ø280 - 483,37" calcext:value-type="string">
            <text:p>ø280 - 483,37</text:p>
          </table:table-cell>
          <table:table-cell office:value-type="float" office:value="280" calcext:value-type="float">
            <text:p>280</text:p>
          </table:table-cell>
          <table:table-cell office:value-type="float" office:value="483.37" calcext:value-type="float">
            <text:p>483,37</text:p>
          </table:table-cell>
        </table:table-row>
        <table:table-row table:style-name="ro1">
          <table:table-cell table:formula="of:= &quot;ø&quot; &amp; [.B87] &amp; &quot; - &quot; &amp;[.C87]" office:value-type="string" office:string-value="ø300 - 554,88" calcext:value-type="string">
            <text:p>ø300 - 554,88</text:p>
          </table:table-cell>
          <table:table-cell table:style-name="ce5" office:value-type="float" office:value="300" calcext:value-type="float">
            <text:p>300</text:p>
          </table:table-cell>
          <table:table-cell table:style-name="ce10" office:value-type="float" office:value="554.88" calcext:value-type="float">
            <text:p>554,88</text:p>
          </table:table-cell>
        </table:table-row>
      </table:table>
      <table:table table:name="Reti elettrosaldate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2" table:default-cell-style-name="ce20"/>
        <table:table-column table:style-name="co4" table:default-cell-style-name="Default"/>
        <table:table-row table:style-name="ro1">
          <table:table-cell/>
          <table:table-cell office:value-type="string" calcext:value-type="string" table:number-columns-spanned="1" table:number-rows-spanned="2">
            <text:p>Tipologia</text:p>
          </table:table-cell>
          <table:table-cell office:value-type="string" calcext:value-type="string">
            <text:p>Ø Fili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Sezione</text:p>
          </table:table-cell>
          <table:table-cell office:value-type="string" calcext:value-type="string" table:number-columns-spanned="2" table:number-rows-spanned="1">
            <text:p>Numero Fili</text:p>
          </table:table-cell>
          <table:covered-table-cell/>
          <table:table-cell office:value-type="string" calcext:value-type="string" table:number-columns-spanned="2" table:number-rows-spanned="1">
            <text:p>Peso</text:p>
          </table:table-cell>
          <table:covered-table-cell table:style-name="ce24"/>
          <table:table-cell table:style-name="ce23"/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 / m</text:p>
          </table:table-cell>
          <table:table-cell office:value-type="string" calcext:value-type="string">
            <text:p>Long.</text:p>
          </table:table-cell>
          <table:table-cell office:value-type="string" calcext:value-type="string">
            <text:p>Trasv.</text:p>
          </table:table-cell>
          <table:table-cell office:value-type="string" calcext:value-type="string">
            <text:p>Totale kg</text:p>
          </table:table-cell>
          <table:table-cell table:style-name="ce24" office:value-type="string" calcext:value-type="string">
            <text:p>kg / m2</text:p>
          </table:table-cell>
          <table:table-cell table:style-name="ce23"/>
        </table:table-row>
        <table:table-row table:style-name="ro1">
          <table:table-cell office:value-type="string" calcext:value-type="string">
            <text:p>Foglio 2000x3000 mm :</text:p>
          </table:table-cell>
          <table:table-cell table:number-columns-repeated="9"/>
        </table:table-row>
        <table:table-row table:style-name="ro1">
          <table:table-cell table:style-name="ce17" table:formula="of:=[.B4]&amp; &quot;       ø&quot;&amp;[.C4] &amp;&quot;  &quot; &amp;[.D4] &amp; &quot; - &quot; &amp; [.I4]" office:value-type="string" office:string-value="510/1       ø5  100x100 - 3,08" calcext:value-type="string">
            <text:p>510/1 <text:s text:c="6"/>ø5 <text:s/>100x100 - 3,08</text:p>
          </table:table-cell>
          <table:table-cell table:style-name="ce19" office:value-type="string" calcext:value-type="string">
            <text:p>510/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00x100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8.48" calcext:value-type="float">
            <text:p>18,48</text:p>
          </table:table-cell>
          <table:table-cell table:style-name="ce21" office:value-type="string" calcext:value-type="string">
            <text:p>3,08</text:p>
          </table:table-cell>
          <table:table-cell/>
        </table:table-row>
        <table:table-row table:style-name="ro1">
          <table:table-cell table:style-name="ce17" table:formula="of:=[.B5]&amp; &quot;       ø&quot;&amp;[.C5] &amp;&quot;  &quot; &amp;[.D5] &amp; &quot; - &quot; &amp; [.I5]" office:value-type="string" office:string-value="515/1       ø5  150x150 - 2,10" calcext:value-type="string">
            <text:p>515/1 <text:s text:c="6"/>ø5 <text:s/>150x150 - 2,10</text:p>
          </table:table-cell>
          <table:table-cell table:style-name="ce19" office:value-type="string" calcext:value-type="string">
            <text:p>515/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50x150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2.62" calcext:value-type="float">
            <text:p>12,62</text:p>
          </table:table-cell>
          <table:table-cell table:style-name="ce21" office:value-type="string" calcext:value-type="string">
            <text:p>2,10</text:p>
          </table:table-cell>
          <table:table-cell/>
        </table:table-row>
        <table:table-row table:style-name="ro1">
          <table:table-cell table:style-name="ce17" table:formula="of:=[.B6]&amp; &quot;       ø&quot;&amp;[.C6] &amp;&quot;  &quot; &amp;[.D6] &amp; &quot; - &quot; &amp; [.I6]" office:value-type="string" office:string-value="520/1       ø5  200x200 - 1,54" calcext:value-type="string">
            <text:p>520/1 <text:s text:c="6"/>ø5 <text:s/>200x200 - 1,54</text:p>
          </table:table-cell>
          <table:table-cell table:style-name="ce19" office:value-type="string" calcext:value-type="string">
            <text:p>520/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9.24" calcext:value-type="float">
            <text:p>9,24</text:p>
          </table:table-cell>
          <table:table-cell table:style-name="ce21" office:value-type="string" calcext:value-type="string">
            <text:p>1,54</text:p>
          </table:table-cell>
          <table:table-cell/>
        </table:table-row>
        <table:table-row table:style-name="ro1">
          <table:table-cell table:style-name="ce17" table:formula="of:=[.B7]&amp; &quot;  ø&quot;&amp;[.C7] &amp;&quot;  &quot; &amp;[.D7] &amp; &quot; - &quot; &amp; [.I7]" office:value-type="string" office:string-value="610/1  AD   ø6  100x100 - 4,43" calcext:value-type="string">
            <text:p>610/1  AD <text:s text:c="2"/>ø6 <text:s/>100x100 - 4,43</text:p>
          </table:table-cell>
          <table:table-cell table:style-name="ce19" office:value-type="string" calcext:value-type="string">
            <text:p>610/1  AD 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100x100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6.6" calcext:value-type="float">
            <text:p>26,6</text:p>
          </table:table-cell>
          <table:table-cell table:style-name="ce21" office:value-type="string" calcext:value-type="string">
            <text:p>4,43</text:p>
          </table:table-cell>
          <table:table-cell/>
        </table:table-row>
        <table:table-row table:style-name="ro1">
          <table:table-cell table:style-name="ce17" table:formula="of:=[.B8]&amp; &quot;  ø&quot;&amp;[.C8] &amp;&quot;  &quot; &amp;[.D8] &amp; &quot; - &quot; &amp; [.I8]" office:value-type="string" office:string-value="615/1  AD   ø6  150x150 - 3,03" calcext:value-type="string">
            <text:p>615/1  AD <text:s text:c="2"/>ø6 <text:s/>150x150 - 3,03</text:p>
          </table:table-cell>
          <table:table-cell table:style-name="ce19" office:value-type="string" calcext:value-type="string">
            <text:p>615/1  AD 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150x150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8.2" calcext:value-type="float">
            <text:p>18,2</text:p>
          </table:table-cell>
          <table:table-cell table:style-name="ce21" office:value-type="string" calcext:value-type="string">
            <text:p>3,03</text:p>
          </table:table-cell>
          <table:table-cell/>
        </table:table-row>
        <table:table-row table:style-name="ro1">
          <table:table-cell table:style-name="ce17" table:formula="of:=[.B9]&amp; &quot;  ø&quot;&amp;[.C9] &amp;&quot;  &quot; &amp;[.D9] &amp; &quot; - &quot; &amp; [.I9]" office:value-type="string" office:string-value="620/1  AD   ø6  200x200 - 2,22" calcext:value-type="string">
            <text:p>620/1  AD <text:s text:c="2"/>ø6 <text:s/>200x200 - 2,22</text:p>
          </table:table-cell>
          <table:table-cell table:style-name="ce19" office:value-type="string" calcext:value-type="string">
            <text:p>620/1  AD 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3.32" calcext:value-type="float">
            <text:p>13,32</text:p>
          </table:table-cell>
          <table:table-cell table:style-name="ce21" office:value-type="string" calcext:value-type="string">
            <text:p>2,22</text:p>
          </table:table-cell>
          <table:table-cell/>
        </table:table-row>
        <table:table-row table:style-name="ro1">
          <table:table-cell table:style-name="ce17" table:formula="of:=[.B10]&amp; &quot;  ø&quot;&amp;[.C10] &amp;&quot;  &quot; &amp;[.D10] &amp; &quot; - &quot; &amp; [.I10]" office:value-type="string" office:string-value="810/1  AD   ø8  100x100 - 7,90" calcext:value-type="string">
            <text:p>810/1  AD <text:s text:c="2"/>ø8 <text:s/>100x100 - 7,90</text:p>
          </table:table-cell>
          <table:table-cell table:style-name="ce19" office:value-type="string" calcext:value-type="string">
            <text:p>810/1  AD 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100x100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7.38" calcext:value-type="float">
            <text:p>47,38</text:p>
          </table:table-cell>
          <table:table-cell table:style-name="ce21" office:value-type="string" calcext:value-type="string">
            <text:p>7,90</text:p>
          </table:table-cell>
          <table:table-cell/>
        </table:table-row>
        <table:table-row table:style-name="ro1">
          <table:table-cell table:style-name="ce17" table:formula="of:=[.B11]&amp; &quot;  ø&quot;&amp;[.C11] &amp;&quot;  &quot; &amp;[.D11] &amp; &quot; - &quot; &amp; [.I11]" office:value-type="string" office:string-value="815/1  AD   ø8  150x150 - 5,37" calcext:value-type="string">
            <text:p>815/1  AD <text:s text:c="2"/>ø8 <text:s/>150x150 - 5,37</text:p>
          </table:table-cell>
          <table:table-cell table:style-name="ce19" office:value-type="string" calcext:value-type="string">
            <text:p>815/1  AD 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150x150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2.35" calcext:value-type="float">
            <text:p>32,35</text:p>
          </table:table-cell>
          <table:table-cell table:style-name="ce21" office:value-type="string" calcext:value-type="string">
            <text:p>5,37</text:p>
          </table:table-cell>
          <table:table-cell/>
        </table:table-row>
        <table:table-row table:style-name="ro1">
          <table:table-cell table:style-name="ce17" table:formula="of:=[.B12]&amp; &quot;  ø&quot;&amp;[.C12] &amp;&quot;  &quot; &amp;[.D12] &amp; &quot; - &quot; &amp; [.I12]" office:value-type="string" office:string-value="820/1  AD   ø8  200x200 - 3,95" calcext:value-type="string">
            <text:p>820/1  AD <text:s text:c="2"/>ø8 <text:s/>200x200 - 3,95</text:p>
          </table:table-cell>
          <table:table-cell table:style-name="ce19" office:value-type="string" calcext:value-type="string">
            <text:p>820/1  AD 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3.67" calcext:value-type="float">
            <text:p>23,67</text:p>
          </table:table-cell>
          <table:table-cell table:style-name="ce21" office:value-type="string" calcext:value-type="string">
            <text:p>3,95</text:p>
          </table:table-cell>
          <table:table-cell/>
        </table:table-row>
        <table:table-row table:style-name="ro2">
          <table:table-cell table:style-name="ce17" table:formula="of:=[.B13]&amp; &quot;  ø&quot;&amp;[.C13] &amp;&quot; &quot; &amp;[.D13] &amp; &quot; - &quot; &amp; [.I13]" office:value-type="string" office:string-value="1020/1 AD   ø10 200x200 - 6,17" calcext:value-type="string">
            <text:p>1020/1 AD <text:s text:c="2"/>ø10 200x200 - 6,17</text:p>
          </table:table-cell>
          <table:table-cell table:style-name="ce19" office:value-type="string" calcext:value-type="string">
            <text:p>1020/1 AD 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393" calcext:value-type="float">
            <text:p>39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7.02" calcext:value-type="float">
            <text:p>37,02</text:p>
          </table:table-cell>
          <table:table-cell table:style-name="ce21" office:value-type="string" calcext:value-type="string">
            <text:p>6,17</text:p>
          </table:table-cell>
          <table:table-cell/>
        </table:table-row>
        <table:table-row table:style-name="ro1">
          <table:table-cell table:style-name="ce17" office:value-type="string" calcext:value-type="string">
            <text:p>Foglio 2250x4000 mm :</text:p>
          </table:table-cell>
          <table:table-cell table:style-name="ce19" table:number-columns-repeated="7"/>
          <table:table-cell table:style-name="ce22"/>
          <table:table-cell/>
        </table:table-row>
        <table:table-row table:style-name="ro1">
          <table:table-cell table:style-name="ce17" table:formula="of:=[.B15]&amp; &quot;       ø&quot;&amp;[.C15] &amp;&quot;  &quot; &amp;[.D15] &amp; &quot; - &quot; &amp; [.I15]" office:value-type="string" office:string-value="510/2       ø5  100x100 - 3,11" calcext:value-type="string">
            <text:p>510/2 <text:s text:c="6"/>ø5 <text:s/>100x100 - 3,11</text:p>
          </table:table-cell>
          <table:table-cell table:style-name="ce19" office:value-type="string" calcext:value-type="string">
            <text:p>510/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00x100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8.03" calcext:value-type="float">
            <text:p>28,03</text:p>
          </table:table-cell>
          <table:table-cell table:style-name="ce21" office:value-type="string" calcext:value-type="string">
            <text:p>3,11</text:p>
          </table:table-cell>
          <table:table-cell/>
        </table:table-row>
        <table:table-row table:style-name="ro1">
          <table:table-cell table:style-name="ce17" table:formula="of:=[.B16]&amp; &quot;       ø&quot;&amp;[.C16] &amp;&quot;  &quot; &amp;[.D16] &amp; &quot; - &quot; &amp; [.I16]" office:value-type="string" office:string-value="515/2       ø5  150x150 - 2,07" calcext:value-type="string">
            <text:p>515/2 <text:s text:c="6"/>ø5 <text:s/>150x150 - 2,07</text:p>
          </table:table-cell>
          <table:table-cell table:style-name="ce19" office:value-type="string" calcext:value-type="string">
            <text:p>515/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50x150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.6" calcext:value-type="float">
            <text:p>18,6</text:p>
          </table:table-cell>
          <table:table-cell table:style-name="ce21" office:value-type="string" calcext:value-type="string">
            <text:p>2,07</text:p>
          </table:table-cell>
          <table:table-cell/>
        </table:table-row>
        <table:table-row table:style-name="ro1">
          <table:table-cell table:style-name="ce17" table:formula="of:=[.B17]&amp; &quot;       ø&quot;&amp;[.C17] &amp;&quot;  &quot; &amp;[.D17] &amp; &quot; - &quot; &amp; [.I17]" office:value-type="string" office:string-value="520/2       ø5  200x200 - 1,59" calcext:value-type="string">
            <text:p>520/2 <text:s text:c="6"/>ø5 <text:s/>200x200 - 1,59</text:p>
          </table:table-cell>
          <table:table-cell table:style-name="ce19" office:value-type="string" calcext:value-type="string">
            <text:p>520/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.32" calcext:value-type="float">
            <text:p>14,32</text:p>
          </table:table-cell>
          <table:table-cell table:style-name="ce21" office:value-type="string" calcext:value-type="string">
            <text:p>1,59</text:p>
          </table:table-cell>
          <table:table-cell/>
        </table:table-row>
        <table:table-row table:style-name="ro1">
          <table:table-cell table:style-name="ce17" table:formula="of:=[.B18]&amp; &quot;   ø&quot;&amp;[.C18] &amp;&quot;  &quot; &amp;[.D18] &amp; &quot; - &quot; &amp; [.I18]" office:value-type="string" office:string-value="610/2  AD   ø6  100x100 - 4,49" calcext:value-type="string">
            <text:p>610/2  AD <text:s text:c="2"/>ø6 <text:s/>100x100 - 4,49</text:p>
          </table:table-cell>
          <table:table-cell table:style-name="ce19" office:value-type="string" calcext:value-type="string">
            <text:p>610/2  AD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100x100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0.4" calcext:value-type="float">
            <text:p>40,4</text:p>
          </table:table-cell>
          <table:table-cell table:style-name="ce21" office:value-type="string" calcext:value-type="string">
            <text:p>4,49</text:p>
          </table:table-cell>
          <table:table-cell/>
        </table:table-row>
        <table:table-row table:style-name="ro1">
          <table:table-cell table:style-name="ce17" table:formula="of:=[.B19]&amp; &quot;   ø&quot;&amp;[.C19] &amp;&quot;  &quot; &amp;[.D19] &amp; &quot; - &quot; &amp; [.I19]" office:value-type="string" office:string-value="615/2  AD   ø6  150x150 - 2,98" calcext:value-type="string">
            <text:p>615/2  AD <text:s text:c="2"/>ø6 <text:s/>150x150 - 2,98</text:p>
          </table:table-cell>
          <table:table-cell table:style-name="ce19" office:value-type="string" calcext:value-type="string">
            <text:p>615/2  AD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150x150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6.8" calcext:value-type="float">
            <text:p>26,8</text:p>
          </table:table-cell>
          <table:table-cell table:style-name="ce21" office:value-type="string" calcext:value-type="string">
            <text:p>2,98</text:p>
          </table:table-cell>
          <table:table-cell/>
        </table:table-row>
        <table:table-row table:style-name="ro1">
          <table:table-cell table:style-name="ce17" table:formula="of:=[.B20]&amp; &quot;   ø&quot;&amp;[.C20] &amp;&quot;  &quot; &amp;[.D20] &amp; &quot; - &quot; &amp; [.I20]" office:value-type="string" office:string-value="620/2  AD   ø6  200x200 - 2,29" calcext:value-type="string">
            <text:p>620/2  AD <text:s text:c="2"/>ø6 <text:s/>200x200 - 2,29</text:p>
          </table:table-cell>
          <table:table-cell table:style-name="ce19" office:value-type="string" calcext:value-type="string">
            <text:p>620/2  AD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0.64" calcext:value-type="float">
            <text:p>20,64</text:p>
          </table:table-cell>
          <table:table-cell table:style-name="ce21" office:value-type="string" calcext:value-type="string">
            <text:p>2,29</text:p>
          </table:table-cell>
          <table:table-cell/>
        </table:table-row>
        <table:table-row table:style-name="ro1">
          <table:table-cell table:style-name="ce17" table:formula="of:=[.B21]&amp; &quot;   ø&quot;&amp;[.C21] &amp;&quot;  &quot; &amp;[.D21] &amp; &quot; - &quot; &amp; [.I21]" office:value-type="string" office:string-value="810/2  AD   ø8  100x100 - 7,98" calcext:value-type="string">
            <text:p>810/2  AD <text:s text:c="2"/>ø8 <text:s/>100x100 - 7,98</text:p>
          </table:table-cell>
          <table:table-cell table:style-name="ce19" office:value-type="string" calcext:value-type="string">
            <text:p>810/2  AD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100x100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1.8" calcext:value-type="float">
            <text:p>71,8</text:p>
          </table:table-cell>
          <table:table-cell table:style-name="ce21" office:value-type="string" calcext:value-type="string">
            <text:p>7,98</text:p>
          </table:table-cell>
          <table:table-cell/>
        </table:table-row>
        <table:table-row table:style-name="ro1">
          <table:table-cell table:style-name="ce17" table:formula="of:=[.B22]&amp; &quot;   ø&quot;&amp;[.C22] &amp;&quot;  &quot; &amp;[.D22] &amp; &quot; - &quot; &amp; [.I22]" office:value-type="string" office:string-value="815/2  AD   ø8  150x150 - 5,30" calcext:value-type="string">
            <text:p>815/2  AD <text:s text:c="2"/>ø8 <text:s/>150x150 - 5,30</text:p>
          </table:table-cell>
          <table:table-cell table:style-name="ce19" office:value-type="string" calcext:value-type="string">
            <text:p>815/2  AD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150x150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47.69" calcext:value-type="float">
            <text:p>47,69</text:p>
          </table:table-cell>
          <table:table-cell table:style-name="ce21" office:value-type="string" calcext:value-type="string">
            <text:p>5,30</text:p>
          </table:table-cell>
          <table:table-cell/>
        </table:table-row>
        <table:table-row table:style-name="ro1">
          <table:table-cell table:style-name="ce17" table:formula="of:=[.B23]&amp; &quot;   ø&quot;&amp;[.C23] &amp;&quot;  &quot; &amp;[.D23] &amp; &quot; - &quot; &amp; [.I23]" office:value-type="string" office:string-value="820/2  AD   ø8  200x200 - 4,08" calcext:value-type="string">
            <text:p>820/2  AD <text:s text:c="2"/>ø8 <text:s/>200x200 - 4,08</text:p>
          </table:table-cell>
          <table:table-cell table:style-name="ce19" office:value-type="string" calcext:value-type="string">
            <text:p>820/2  AD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6.7" calcext:value-type="float">
            <text:p>36,7</text:p>
          </table:table-cell>
          <table:table-cell table:style-name="ce21" office:value-type="string" calcext:value-type="string">
            <text:p>4,08</text:p>
          </table:table-cell>
          <table:table-cell/>
        </table:table-row>
        <table:table-row table:style-name="ro2">
          <table:table-cell table:style-name="ce17" table:formula="of:=[.B24]&amp; &quot;   ø&quot;&amp;[.C24] &amp;&quot; &quot; &amp;[.D24] &amp; &quot; - &quot; &amp; [.I24]" office:value-type="string" office:string-value="1020/2 AD   ø10 200x200 - 6,37" calcext:value-type="string">
            <text:p>1020/2 AD <text:s text:c="2"/>ø10 200x200 - 6,37</text:p>
          </table:table-cell>
          <table:table-cell table:style-name="ce19" office:value-type="string" calcext:value-type="string">
            <text:p>1020/2 AD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393" calcext:value-type="float">
            <text:p>39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7.38" calcext:value-type="float">
            <text:p>57,38</text:p>
          </table:table-cell>
          <table:table-cell table:style-name="ce21" office:value-type="string" calcext:value-type="string">
            <text:p>6,37</text:p>
          </table:table-cell>
          <table:table-cell/>
        </table:table-row>
        <table:table-row table:style-name="ro2">
          <table:table-cell table:style-name="ce17" table:formula="of:=[.B25]&amp; &quot;   ø&quot;&amp;[.C25] &amp;&quot; &quot; &amp;[.D25] &amp; &quot; - &quot; &amp; [.I25]" office:value-type="string" office:string-value="1220/2 AD   ø12 200x200 - 9,18" calcext:value-type="string">
            <text:p>1220/2 AD <text:s text:c="2"/>ø12 200x200 - 9,18</text:p>
          </table:table-cell>
          <table:table-cell table:style-name="ce19" office:value-type="string" calcext:value-type="string">
            <text:p>1220/2 AD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200x200</text:p>
          </table:table-cell>
          <table:table-cell table:style-name="ce19" office:value-type="float" office:value="565" calcext:value-type="float">
            <text:p>56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82.58" calcext:value-type="float">
            <text:p>82,58</text:p>
          </table:table-cell>
          <table:table-cell table:style-name="ce21" office:value-type="string" calcext:value-type="string">
            <text:p>9,18</text:p>
          </table:table-cell>
          <table:table-cell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tegorie" table:style-name="ta1">
        <table:table-column table:style-name="co13" table:default-cell-style-name="ce33"/>
        <table:table-row table:style-name="ro1">
          <table:table-cell table:style-name="ce32" office:value-type="string" calcext:value-type="string">
            <text:p>CATEGORIE DI OPERE GENERALI</text:p>
          </table:table-cell>
        </table:table-row>
        <table:table-row table:style-name="ro1">
          <table:table-cell office:value-type="string" calcext:value-type="string">
            <text:p>OG 1: EDIFICI CIVILI E INDUSTRIALI</text:p>
          </table:table-cell>
        </table:table-row>
        <table:table-row table:style-name="ro1">
          <table:table-cell office:value-type="string" calcext:value-type="string">
            <text:p>OG 2: RESTAURO E MANUTENZIONE DEI BENI IMMOBILI SOTTOPOSTI A TUTELA AI SENSI DELLE DISPOSIZIONI IN MATERIA DI BENI CULTURALI E AMBIENTALI </text:p>
          </table:table-cell>
        </table:table-row>
        <table:table-row table:style-name="ro1">
          <table:table-cell office:value-type="string" calcext:value-type="string">
            <text:p>OG 3: STRADE, AUTOSTRADE, PONTI, VIADOTTI, FERROVIE, LINEE TRANVIARIE, METROPOLITANE, FUNICOLARI, E PISTE AEROPORTUALI, E RELATIVE OPERE COMPLEMENTARI </text:p>
          </table:table-cell>
        </table:table-row>
        <table:table-row table:style-name="ro1">
          <table:table-cell office:value-type="string" calcext:value-type="string">
            <text:p>OG 4: OPERE D’ARTE NEL SOTTOSUOLO</text:p>
          </table:table-cell>
        </table:table-row>
        <table:table-row table:style-name="ro1">
          <table:table-cell office:value-type="string" calcext:value-type="string">
            <text:p>OG 5: DIGHE</text:p>
          </table:table-cell>
        </table:table-row>
        <table:table-row table:style-name="ro1">
          <table:table-cell office:value-type="string" calcext:value-type="string">
            <text:p>OG 6: ACQUEDOTTI, GASDOTTI, OLEODOTTI, OPERE DI IRRIGAZIONE E DI EVACUAZIONE</text:p>
          </table:table-cell>
        </table:table-row>
        <table:table-row table:style-name="ro1">
          <table:table-cell office:value-type="string" calcext:value-type="string">
            <text:p>OG 7: OPERE MARITTIME E LAVORI DI DRAGAGGIO</text:p>
          </table:table-cell>
        </table:table-row>
        <table:table-row table:style-name="ro1">
          <table:table-cell office:value-type="string" calcext:value-type="string">
            <text:p>OG 8: OPERE FLUVIALI, DI DIFESA, DI SISTEMAZIONE IDRAULICA E DI BONIFICA</text:p>
          </table:table-cell>
        </table:table-row>
        <table:table-row table:style-name="ro1">
          <table:table-cell office:value-type="string" calcext:value-type="string">
            <text:p>OG 9: IMPIANTI PER LA PRODUZIONE DI ENERGIA ELETTRICA</text:p>
          </table:table-cell>
        </table:table-row>
        <table:table-row table:style-name="ro1">
          <table:table-cell office:value-type="string" calcext:value-type="string">
            <text:p>OG 10: IMPIANTI PER LA TRASFORMAZIONE ALTA/MEDIA TENSIONE E PER LA DISTRIBUZIONE DI ENERGIA ELETTRICA IN CORRENTE ALTERNATA E CONTINUA ED IMPIANTI DI PUBBLICA ILLUMINAZIONE</text:p>
          </table:table-cell>
        </table:table-row>
        <table:table-row table:style-name="ro1">
          <table:table-cell office:value-type="string" calcext:value-type="string">
            <text:p>OG 11: IMPIANTI TECNOLOGICI</text:p>
          </table:table-cell>
        </table:table-row>
        <table:table-row table:style-name="ro1">
          <table:table-cell office:value-type="string" calcext:value-type="string">
            <text:p>OG 12: OPERE ED IMPIANTI DI BONIFICA E PROTEZIONE AMBIENTALE</text:p>
          </table:table-cell>
        </table:table-row>
        <table:table-row table:style-name="ro1">
          <table:table-cell office:value-type="string" calcext:value-type="string">
            <text:p>OG 13: OPERE DI INGEGNERIA NATURALISTICA</text:p>
          </table:table-cell>
        </table:table-row>
        <table:table-row table:style-name="ro1">
          <table:table-cell table:style-name="ce32" office:value-type="string" calcext:value-type="string">
            <text:p>CATEGORIE DI OPERE SPECIALIZZATE</text:p>
          </table:table-cell>
        </table:table-row>
        <table:table-row table:style-name="ro1">
          <table:table-cell office:value-type="string" calcext:value-type="string">
            <text:p>OS 1: LAVORI IN TERRA</text:p>
          </table:table-cell>
        </table:table-row>
        <table:table-row table:style-name="ro1">
          <table:table-cell office:value-type="string" calcext:value-type="string">
            <text:p>OS 2-A: SUPERFICI DECORATE DI BENI IMMOBILI DEL PATRIMONIO CULTURALE E BENI CULTURALI MOBILI DI INTERESSE STORICO, ARTISTICO, ARCHEOLOGICO ED ETNOANTROPOLOGICO </text:p>
          </table:table-cell>
        </table:table-row>
        <table:table-row table:style-name="ro1">
          <table:table-cell office:value-type="string" calcext:value-type="string">
            <text:p>OS 2-B: BENI CULTURALI MOBILI DI INTERESSE ARCHIVISTICO E LIBRARIO</text:p>
          </table:table-cell>
        </table:table-row>
        <table:table-row table:style-name="ro1">
          <table:table-cell office:value-type="string" calcext:value-type="string">
            <text:p>OS 3: IMPIANTI IDRICO-SANITARIO, CUCINE, LAVANDERIE</text:p>
          </table:table-cell>
        </table:table-row>
        <table:table-row table:style-name="ro1">
          <table:table-cell office:value-type="string" calcext:value-type="string">
            <text:p>OS 4: IMPIANTI ELETTROMECCANICI TRASPORTATORI</text:p>
          </table:table-cell>
        </table:table-row>
        <table:table-row table:style-name="ro1">
          <table:table-cell office:value-type="string" calcext:value-type="string">
            <text:p>OS 5: IMPIANTI PNEUMATICI E ANTINTRUSIONE</text:p>
          </table:table-cell>
        </table:table-row>
        <table:table-row table:style-name="ro1">
          <table:table-cell office:value-type="string" calcext:value-type="string">
            <text:p>OS 6: FINITURE DI OPERE GENERALI IN MATERIALI LIGNEI, PLASTICI, METALLICI E VETROSI</text:p>
          </table:table-cell>
        </table:table-row>
        <table:table-row table:style-name="ro1">
          <table:table-cell office:value-type="string" calcext:value-type="string">
            <text:p>OS 7: FINITURE DI OPERE GENERALI DI NATURA EDILE E TECNICA</text:p>
          </table:table-cell>
        </table:table-row>
        <table:table-row table:style-name="ro1">
          <table:table-cell office:value-type="string" calcext:value-type="string">
            <text:p>OS 8: OPERE DI IMPERMEABILIZZAZIONE</text:p>
          </table:table-cell>
        </table:table-row>
        <table:table-row table:style-name="ro1">
          <table:table-cell office:value-type="string" calcext:value-type="string">
            <text:p>OS 9: IMPIANTI PER LA SEGNALETICA LUMINOSA E LA SICUREZZA DEL TRAFFICO</text:p>
          </table:table-cell>
        </table:table-row>
        <table:table-row table:style-name="ro1">
          <table:table-cell office:value-type="string" calcext:value-type="string">
            <text:p>OS 10: SEGNALETICA STRADALE NON LUMINOSA</text:p>
          </table:table-cell>
        </table:table-row>
        <table:table-row table:style-name="ro1">
          <table:table-cell office:value-type="string" calcext:value-type="string">
            <text:p>OS 11: APPARECCHIATURE STRUTTURALI SPECIALI</text:p>
          </table:table-cell>
        </table:table-row>
        <table:table-row table:style-name="ro1">
          <table:table-cell office:value-type="string" calcext:value-type="string">
            <text:p>OS 12-A: BARRIERE STRADALI DI SICUREZZA</text:p>
          </table:table-cell>
        </table:table-row>
        <table:table-row table:style-name="ro1">
          <table:table-cell office:value-type="string" calcext:value-type="string">
            <text:p>OS 12-B: BARRIERE PARAMASSI, FERMANEVE E SIMILI</text:p>
          </table:table-cell>
        </table:table-row>
        <table:table-row table:style-name="ro1">
          <table:table-cell office:value-type="string" calcext:value-type="string">
            <text:p>OS 13: STRUTTURE PREFABBRICATE IN CEMENTO ARMATO</text:p>
          </table:table-cell>
        </table:table-row>
        <table:table-row table:style-name="ro1">
          <table:table-cell office:value-type="string" calcext:value-type="string">
            <text:p>OS 14: IMPIANTI DI SMALTIMENTO E RECUPERO DEI RIFIUTI</text:p>
          </table:table-cell>
        </table:table-row>
        <table:table-row table:style-name="ro1">
          <table:table-cell office:value-type="string" calcext:value-type="string">
            <text:p>OS 15: PULIZIA DI ACQUE MARINE, LACUSTRI, FLUVIALI</text:p>
          </table:table-cell>
        </table:table-row>
        <table:table-row table:style-name="ro1">
          <table:table-cell office:value-type="string" calcext:value-type="string">
            <text:p>OS 16: IMPIANTI PER CENTRALI DI PRODUZIONE ENERGIA ELETTRICA</text:p>
          </table:table-cell>
        </table:table-row>
        <table:table-row table:style-name="ro1">
          <table:table-cell office:value-type="string" calcext:value-type="string">
            <text:p>OS 17: LINEE TELEFONICHE ED IMPIANTI DI TELEFONIA</text:p>
          </table:table-cell>
        </table:table-row>
        <table:table-row table:style-name="ro1">
          <table:table-cell office:value-type="string" calcext:value-type="string">
            <text:p>OS 18-A: COMPONENTI STRUTTURALI IN ACCIAIO</text:p>
          </table:table-cell>
        </table:table-row>
        <table:table-row table:style-name="ro1">
          <table:table-cell office:value-type="string" calcext:value-type="string">
            <text:p>OS 18-B: COMPONENTI PER FACCIATE CONTINUE</text:p>
          </table:table-cell>
        </table:table-row>
        <table:table-row table:style-name="ro1">
          <table:table-cell office:value-type="string" calcext:value-type="string">
            <text:p>OS 19: IMPIANTI DI RETI DI TELECOMUNICAZIONE E DI TRASMISSIONE DATI</text:p>
          </table:table-cell>
        </table:table-row>
        <table:table-row table:style-name="ro1">
          <table:table-cell office:value-type="string" calcext:value-type="string">
            <text:p>OS 20-A: RILEVAMENTI TOPOGRAFICI</text:p>
          </table:table-cell>
        </table:table-row>
        <table:table-row table:style-name="ro1">
          <table:table-cell office:value-type="string" calcext:value-type="string">
            <text:p>OS 20-B: INDAGINI GEOGNOSTICHE</text:p>
          </table:table-cell>
        </table:table-row>
        <table:table-row table:style-name="ro1">
          <table:table-cell office:value-type="string" calcext:value-type="string">
            <text:p>OS 21: OPERE STRUTTURALI SPECIALI</text:p>
          </table:table-cell>
        </table:table-row>
        <table:table-row table:style-name="ro1">
          <table:table-cell office:value-type="string" calcext:value-type="string">
            <text:p>OS 22: IMPIANTI DI POTABILIZZAZIONE E DEPURAZIONE</text:p>
          </table:table-cell>
        </table:table-row>
        <table:table-row table:style-name="ro1">
          <table:table-cell office:value-type="string" calcext:value-type="string">
            <text:p>OS 23: DEMOLIZIONE DI OPERE</text:p>
          </table:table-cell>
        </table:table-row>
        <table:table-row table:style-name="ro1">
          <table:table-cell office:value-type="string" calcext:value-type="string">
            <text:p>OS 24: VERDE E ARREDO URBANO</text:p>
          </table:table-cell>
        </table:table-row>
        <table:table-row table:style-name="ro1">
          <table:table-cell office:value-type="string" calcext:value-type="string">
            <text:p>OS 25: SCAVI ARCHEOLOGICI</text:p>
          </table:table-cell>
        </table:table-row>
        <table:table-row table:style-name="ro1">
          <table:table-cell office:value-type="string" calcext:value-type="string">
            <text:p>OS 26: PAVIMENTAZIONI E SOVRASTRUTTURE SPECIALI</text:p>
          </table:table-cell>
        </table:table-row>
        <table:table-row table:style-name="ro1">
          <table:table-cell office:value-type="string" calcext:value-type="string">
            <text:p>OS 27: IMPIANTI PER LA TRAZIONE ELETTRICA</text:p>
          </table:table-cell>
        </table:table-row>
        <table:table-row table:style-name="ro1">
          <table:table-cell office:value-type="string" calcext:value-type="string">
            <text:p>OS 28: IMPIANTI TERMICI E DI CONDIZIONAMENTO</text:p>
          </table:table-cell>
        </table:table-row>
        <table:table-row table:style-name="ro1">
          <table:table-cell office:value-type="string" calcext:value-type="string">
            <text:p>OS 29: ARMAMENTO FERROVIARIO</text:p>
          </table:table-cell>
        </table:table-row>
        <table:table-row table:style-name="ro1">
          <table:table-cell office:value-type="string" calcext:value-type="string">
            <text:p>OS 30: IMPIANTI INTERNI ELETTRICI, TELEFONICI, RADIOTELEFONICI, E TELEVISIVI</text:p>
          </table:table-cell>
        </table:table-row>
        <table:table-row table:style-name="ro1">
          <table:table-cell office:value-type="string" calcext:value-type="string">
            <text:p>OS 31: IMPIANTI PER LA MOBILITA’ SOSPESA</text:p>
          </table:table-cell>
        </table:table-row>
        <table:table-row table:style-name="ro1">
          <table:table-cell office:value-type="string" calcext:value-type="string">
            <text:p>OS 32: STRUTTURE IN LEGNO</text:p>
          </table:table-cell>
        </table:table-row>
        <table:table-row table:style-name="ro1">
          <table:table-cell office:value-type="string" calcext:value-type="string">
            <text:p>OS 33: COPERTURE SPECIALI</text:p>
          </table:table-cell>
        </table:table-row>
        <table:table-row table:style-name="ro1">
          <table:table-cell office:value-type="string" calcext:value-type="string">
            <text:p>OS 34: SISTEMI ANTIRUMORE PER INFRASTRUTTURE DI MOBILITA’</text:p>
          </table:table-cell>
        </table:table-row>
        <table:table-row table:style-name="ro1">
          <table:table-cell office:value-type="string" calcext:value-type="string">
            <text:p>OS 35: INTERVENTI A BASSO IMPATTO AMBIENTALE</text:p>
          </table:table-cell>
        </table:table-row>
        <table:table-row table:style-name="ro1" table:number-rows-repeated="1048521">
          <table:table-cell/>
        </table:table-row>
        <table:table-row table:style-name="ro1">
          <table:table-cell/>
        </table:table-row>
      </table:table>
      <table:table table:name="Pesi specifici" table:style-name="ta1">
        <table:table-column table:style-name="co14" table:default-cell-style-name="Default"/>
        <table:table-column table:style-name="co15" table:default-cell-style-name="ce39"/>
        <table:table-column table:style-name="co16" table:default-cell-style-name="ce47"/>
        <table:table-row table:style-name="ro1">
          <table:table-cell table:style-name="ce34" office:value-type="string" calcext:value-type="string">
            <text:p>PESI SPECIFICI DI METALLI E LEGHE</text:p>
          </table:table-cell>
          <table:table-cell table:style-name="ce34" office:value-type="string" calcext:value-type="string">
            <text:p>pesi specifici di metalli e leghe</text:p>
          </table:table-cell>
          <table:table-cell table:style-name="ce46"/>
        </table:table-row>
        <table:table-row table:style-name="ro1">
          <table:table-cell table:formula="of:= [.B2] &amp; &quot;    &quot; &amp;[.C2]" office:value-type="string" office:string-value="metallo o lega    peso (kg/dm3)" calcext:value-type="string">
            <text:p>metallo o lega <text:s text:c="3"/>peso (kg/dm3)</text:p>
          </table:table-cell>
          <table:table-cell table:style-name="ce38" office:value-type="string" calcext:value-type="string">
            <text:p>metallo o lega</text:p>
          </table:table-cell>
          <table:table-cell table:style-name="ce40" office:value-type="string" calcext:value-type="string">
            <text:p>peso (kg/dm3)</text:p>
          </table:table-cell>
        </table:table-row>
        <table:table-row table:style-name="ro1">
          <table:table-cell table:formula="of:= [.B3] &amp; &quot; - &quot; &amp;[.C3]" office:value-type="string" office:string-value="acciaio comune - 7.8 ÷ 7.9" calcext:value-type="string">
            <text:p>acciaio comune - 7.8 ÷ 7.9</text:p>
          </table:table-cell>
          <table:table-cell office:value-type="string" calcext:value-type="string">
            <text:p>acciaio comune</text:p>
          </table:table-cell>
          <table:table-cell office:value-type="string" calcext:value-type="string">
            <text:p>7.8 ÷ 7.9</text:p>
          </table:table-cell>
        </table:table-row>
        <table:table-row table:style-name="ro1">
          <table:table-cell table:formula="of:= [.B4] &amp; &quot; - &quot; &amp;[.C4]" office:value-type="string" office:string-value="acciaio inox - 7.48 ÷ 8" calcext:value-type="string">
            <text:p>acciaio inox - 7.48 ÷ 8</text:p>
          </table:table-cell>
          <table:table-cell office:value-type="string" calcext:value-type="string">
            <text:p>acciaio inox</text:p>
          </table:table-cell>
          <table:table-cell office:value-type="string" calcext:value-type="string">
            <text:p>7.48 ÷ 8</text:p>
          </table:table-cell>
        </table:table-row>
        <table:table-row table:style-name="ro1">
          <table:table-cell table:formula="of:= [.B5] &amp; &quot; - &quot; &amp;[.C5]" office:value-type="string" office:string-value="acciaio laminato - 7.85" calcext:value-type="string">
            <text:p>acciaio laminato - 7.85</text:p>
          </table:table-cell>
          <table:table-cell office:value-type="string" calcext:value-type="string">
            <text:p>acciaio laminato</text:p>
          </table:table-cell>
          <table:table-cell office:value-type="string" calcext:value-type="string">
            <text:p>7.85</text:p>
          </table:table-cell>
        </table:table-row>
        <table:table-row table:style-name="ro1">
          <table:table-cell table:formula="of:= [.B6] &amp; &quot; - &quot; &amp;[.C6]" office:value-type="string" office:string-value="alluminio laminato - 2.70 ÷ 2.75" calcext:value-type="string">
            <text:p>alluminio laminato - 2.70 ÷ 2.75</text:p>
          </table:table-cell>
          <table:table-cell office:value-type="string" calcext:value-type="string">
            <text:p>alluminio laminato</text:p>
          </table:table-cell>
          <table:table-cell office:value-type="string" calcext:value-type="string">
            <text:p>2.70 ÷ 2.75</text:p>
          </table:table-cell>
        </table:table-row>
        <table:table-row table:style-name="ro1">
          <table:table-cell table:formula="of:= [.B7] &amp; &quot; - &quot; &amp;[.C7]" office:value-type="string" office:string-value="alluminio fuso - 2.56 ÷ 2.64" calcext:value-type="string">
            <text:p>alluminio fuso - 2.56 ÷ 2.64</text:p>
          </table:table-cell>
          <table:table-cell office:value-type="string" calcext:value-type="string">
            <text:p>alluminio fuso</text:p>
          </table:table-cell>
          <table:table-cell office:value-type="string" calcext:value-type="string">
            <text:p>2.56 ÷ 2.64</text:p>
          </table:table-cell>
        </table:table-row>
        <table:table-row table:style-name="ro1">
          <table:table-cell table:formula="of:= [.B8] &amp; &quot; - &quot; &amp;[.C8]" office:value-type="string" office:string-value="alpacca - 8.4 ÷ 8.9" calcext:value-type="string">
            <text:p>alpacca - 8.4 ÷ 8.9</text:p>
          </table:table-cell>
          <table:table-cell office:value-type="string" calcext:value-type="string">
            <text:p>alpacca</text:p>
          </table:table-cell>
          <table:table-cell office:value-type="string" calcext:value-type="string">
            <text:p>8.4 ÷ 8.9</text:p>
          </table:table-cell>
        </table:table-row>
        <table:table-row table:style-name="ro1">
          <table:table-cell table:formula="of:= [.B9] &amp; &quot; - &quot; &amp;[.C9]" office:value-type="string" office:string-value="argentana - 8.4 ÷ 8.9" calcext:value-type="string">
            <text:p>argentana - 8.4 ÷ 8.9</text:p>
          </table:table-cell>
          <table:table-cell office:value-type="string" calcext:value-type="string">
            <text:p>argentana</text:p>
          </table:table-cell>
          <table:table-cell office:value-type="string" calcext:value-type="string">
            <text:p>8.4 ÷ 8.9</text:p>
          </table:table-cell>
        </table:table-row>
        <table:table-row table:style-name="ro1">
          <table:table-cell table:formula="of:= [.B10] &amp; &quot; - &quot; &amp;[.C10]" office:value-type="string" office:string-value="argento - 10.49" calcext:value-type="string">
            <text:p>argento - 10.49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10.49</text:p>
          </table:table-cell>
        </table:table-row>
        <table:table-row table:style-name="ro1">
          <table:table-cell table:formula="of:= [.B11] &amp; &quot; - &quot; &amp;[.C11]" office:value-type="string" office:string-value="berillio - 1.84" calcext:value-type="string">
            <text:p>berillio - 1.84</text:p>
          </table:table-cell>
          <table:table-cell office:value-type="string" calcext:value-type="string">
            <text:p>berillio</text:p>
          </table:table-cell>
          <table:table-cell office:value-type="string" calcext:value-type="string">
            <text:p>1.84</text:p>
          </table:table-cell>
        </table:table-row>
        <table:table-row table:style-name="ro1">
          <table:table-cell table:formula="of:= [.B12] &amp; &quot; - &quot; &amp;[.C12]" office:value-type="string" office:string-value="bronzo (8-14% stagno) - 7.4 ÷ 8.9" calcext:value-type="string">
            <text:p>bronzo (8-14% stagno) - 7.4 ÷ 8.9</text:p>
          </table:table-cell>
          <table:table-cell office:value-type="string" calcext:value-type="string">
            <text:p>bronzo (8-14% stagno)</text:p>
          </table:table-cell>
          <table:table-cell office:value-type="string" calcext:value-type="string">
            <text:p>7.4 ÷ 8.9</text:p>
          </table:table-cell>
        </table:table-row>
        <table:table-row table:style-name="ro1">
          <table:table-cell table:formula="of:= [.B13] &amp; &quot; - &quot; &amp;[.C13]" office:value-type="string" office:string-value="bronzo fosforoso - 8.78 ÷ 8.92" calcext:value-type="string">
            <text:p>bronzo fosforoso - 8.78 ÷ 8.92</text:p>
          </table:table-cell>
          <table:table-cell office:value-type="string" calcext:value-type="string">
            <text:p>bronzo fosforoso</text:p>
          </table:table-cell>
          <table:table-cell office:value-type="string" calcext:value-type="string">
            <text:p>8.78 ÷ 8.92</text:p>
          </table:table-cell>
        </table:table-row>
        <table:table-row table:style-name="ro1">
          <table:table-cell table:formula="of:= [.B14] &amp; &quot; - &quot; &amp;[.C14]" office:value-type="string" office:string-value="bronzo di alluminio (3-10% Al) - 7.7 ÷ 8.7" calcext:value-type="string">
            <text:p>bronzo di alluminio (3-10% Al) - 7.7 ÷ 8.7</text:p>
          </table:table-cell>
          <table:table-cell office:value-type="string" calcext:value-type="string">
            <text:p>bronzo di alluminio (3-10% Al)</text:p>
          </table:table-cell>
          <table:table-cell office:value-type="string" calcext:value-type="string">
            <text:p>7.7 ÷ 8.7</text:p>
          </table:table-cell>
        </table:table-row>
        <table:table-row table:style-name="ro1">
          <table:table-cell table:formula="of:= [.B15] &amp; &quot; - &quot; &amp;[.C15]" office:value-type="string" office:string-value="bronzo al piombo - 8.8 ÷ 9.5" calcext:value-type="string">
            <text:p>bronzo al piombo - 8.8 ÷ 9.5</text:p>
          </table:table-cell>
          <table:table-cell office:value-type="string" calcext:value-type="string">
            <text:p>bronzo al piombo</text:p>
          </table:table-cell>
          <table:table-cell office:value-type="string" calcext:value-type="string">
            <text:p>8.8 ÷ 9.5</text:p>
          </table:table-cell>
        </table:table-row>
        <table:table-row table:style-name="ro1">
          <table:table-cell table:formula="of:= [.B16] &amp; &quot; - &quot; &amp;[.C16]" office:value-type="string" office:string-value="ferro - 7.85" calcext:value-type="string">
            <text:p>ferro - 7.85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7.85</text:p>
          </table:table-cell>
        </table:table-row>
        <table:table-row table:style-name="ro1">
          <table:table-cell table:formula="of:= [.B17] &amp; &quot; - &quot; &amp;[.C17]" office:value-type="string" office:string-value="ghisa - 6.8 ÷ 7.8" calcext:value-type="string">
            <text:p>ghisa - 6.8 ÷ 7.8</text:p>
          </table:table-cell>
          <table:table-cell office:value-type="string" calcext:value-type="string">
            <text:p>ghisa</text:p>
          </table:table-cell>
          <table:table-cell office:value-type="string" calcext:value-type="string">
            <text:p>6.8 ÷ 7.8</text:p>
          </table:table-cell>
        </table:table-row>
        <table:table-row table:style-name="ro1">
          <table:table-cell table:formula="of:= [.B18] &amp; &quot; - &quot; &amp;[.C18]" office:value-type="string" office:string-value="leghe leggere a base Mg - 1.76 ÷ 1.87" calcext:value-type="string">
            <text:p>leghe leggere a base Mg - 1.76 ÷ 1.87</text:p>
          </table:table-cell>
          <table:table-cell office:value-type="string" calcext:value-type="string">
            <text:p>leghe leggere a base Mg</text:p>
          </table:table-cell>
          <table:table-cell office:value-type="string" calcext:value-type="string">
            <text:p>1.76 ÷ 1.87</text:p>
          </table:table-cell>
        </table:table-row>
        <table:table-row table:style-name="ro1">
          <table:table-cell table:formula="of:= [.B19] &amp; &quot; - &quot; &amp;[.C19]" office:value-type="string" office:string-value="leghe leggere a base Al - 2.56 ÷ 2.8" calcext:value-type="string">
            <text:p>leghe leggere a base Al - 2.56 ÷ 2.8</text:p>
          </table:table-cell>
          <table:table-cell office:value-type="string" calcext:value-type="string">
            <text:p>leghe leggere a base Al</text:p>
          </table:table-cell>
          <table:table-cell office:value-type="string" calcext:value-type="string">
            <text:p>2.56 ÷ 2.8</text:p>
          </table:table-cell>
        </table:table-row>
        <table:table-row table:style-name="ro1">
          <table:table-cell table:formula="of:= [.B20] &amp; &quot;   &quot; &amp;[.C20]" office:value-type="string" office:string-value="metallo o lega   peso (kg/dm3)" calcext:value-type="string">
            <text:p>metallo o lega <text:s text:c="2"/>peso (kg/dm3)</text:p>
          </table:table-cell>
          <table:table-cell table:style-name="ce40" office:value-type="string" calcext:value-type="string">
            <text:p>metallo o lega</text:p>
          </table:table-cell>
          <table:table-cell table:style-name="ce48" office:value-type="string" calcext:value-type="string">
            <text:p>peso (kg/dm3)</text:p>
          </table:table-cell>
        </table:table-row>
        <table:table-row table:style-name="ro1">
          <table:table-cell table:formula="of:= [.B21] &amp; &quot; - &quot; &amp;[.C21]" office:value-type="string" office:string-value="mercurio - 13.6" calcext:value-type="string">
            <text:p>mercurio - 13.6</text:p>
          </table:table-cell>
          <table:table-cell table:style-name="ce41" office:value-type="string" calcext:value-type="string">
            <text:p>mercurio</text:p>
          </table:table-cell>
          <table:table-cell table:style-name="ce49" office:value-type="string" calcext:value-type="string">
            <text:p>13.6</text:p>
          </table:table-cell>
        </table:table-row>
        <table:table-row table:style-name="ro1">
          <table:table-cell table:formula="of:= [.B22] &amp; &quot; - &quot; &amp;[.C22]" office:value-type="string" office:string-value="metallo antifrizione - 9.3 ÷ 10.6" calcext:value-type="string">
            <text:p>metallo antifrizione - 9.3 ÷ 10.6</text:p>
          </table:table-cell>
          <table:table-cell table:style-name="ce41" office:value-type="string" calcext:value-type="string">
            <text:p>metallo antifrizione</text:p>
          </table:table-cell>
          <table:table-cell table:style-name="ce49" office:value-type="string" calcext:value-type="string">
            <text:p>9.3 ÷ 10.6</text:p>
          </table:table-cell>
        </table:table-row>
        <table:table-row table:style-name="ro1">
          <table:table-cell table:formula="of:= [.B23] &amp; &quot; - &quot; &amp;[.C23]" office:value-type="string" office:string-value="metallo bianco - 7.1" calcext:value-type="string">
            <text:p>metallo bianco - 7.1</text:p>
          </table:table-cell>
          <table:table-cell table:style-name="ce41" office:value-type="string" calcext:value-type="string">
            <text:p>metallo bianco</text:p>
          </table:table-cell>
          <table:table-cell table:style-name="ce49" office:value-type="string" calcext:value-type="string">
            <text:p>7.1</text:p>
          </table:table-cell>
        </table:table-row>
        <table:table-row table:style-name="ro1">
          <table:table-cell table:formula="of:= [.B24] &amp; &quot; - &quot; &amp;[.C24]" office:value-type="string" office:string-value="metallo delta - 8.6" calcext:value-type="string">
            <text:p>metallo delta - 8.6</text:p>
          </table:table-cell>
          <table:table-cell table:style-name="ce41" office:value-type="string" calcext:value-type="string">
            <text:p>metallo delta</text:p>
          </table:table-cell>
          <table:table-cell table:style-name="ce49" office:value-type="string" calcext:value-type="string">
            <text:p>8.6</text:p>
          </table:table-cell>
        </table:table-row>
        <table:table-row table:style-name="ro1">
          <table:table-cell table:formula="of:= [.B25] &amp; &quot; - &quot; &amp;[.C25]" office:value-type="string" office:string-value="molibdeno - 10.2" calcext:value-type="string">
            <text:p>molibdeno - 10.2</text:p>
          </table:table-cell>
          <table:table-cell table:style-name="ce41" office:value-type="string" calcext:value-type="string">
            <text:p>molibdeno</text:p>
          </table:table-cell>
          <table:table-cell table:style-name="ce49" office:value-type="string" calcext:value-type="string">
            <text:p>10.2</text:p>
          </table:table-cell>
        </table:table-row>
        <table:table-row table:style-name="ro1">
          <table:table-cell table:formula="of:= [.B26] &amp; &quot; - &quot; &amp;[.C26]" office:value-type="string" office:string-value="monel - 8.36 ÷ 8.84" calcext:value-type="string">
            <text:p>monel - 8.36 ÷ 8.84</text:p>
          </table:table-cell>
          <table:table-cell table:style-name="ce41" office:value-type="string" calcext:value-type="string">
            <text:p>monel</text:p>
          </table:table-cell>
          <table:table-cell table:style-name="ce49" office:value-type="string" calcext:value-type="string">
            <text:p>8.36 ÷ 8.84</text:p>
          </table:table-cell>
        </table:table-row>
        <table:table-row table:style-name="ro1">
          <table:table-cell table:formula="of:= [.B27] &amp; &quot; - &quot; &amp;[.C27]" office:value-type="string" office:string-value="nichel - 8.8" calcext:value-type="string">
            <text:p>nichel - 8.8</text:p>
          </table:table-cell>
          <table:table-cell table:style-name="ce41" office:value-type="string" calcext:value-type="string">
            <text:p>nichel</text:p>
          </table:table-cell>
          <table:table-cell table:style-name="ce49" office:value-type="string" calcext:value-type="string">
            <text:p>8.8</text:p>
          </table:table-cell>
        </table:table-row>
        <table:table-row table:style-name="ro1">
          <table:table-cell table:formula="of:= [.B28] &amp; &quot; - &quot; &amp;[.C28]" office:value-type="string" office:string-value="oro - 19.25" calcext:value-type="string">
            <text:p>oro - 19.25</text:p>
          </table:table-cell>
          <table:table-cell table:style-name="ce41" office:value-type="string" calcext:value-type="string">
            <text:p>oro</text:p>
          </table:table-cell>
          <table:table-cell table:style-name="ce49" office:value-type="string" calcext:value-type="string">
            <text:p>19.25</text:p>
          </table:table-cell>
        </table:table-row>
        <table:table-row table:style-name="ro1">
          <table:table-cell table:formula="of:= [.B29] &amp; &quot; - &quot; &amp;[.C29]" office:value-type="string" office:string-value="ottone in getti - 8.4 ÷ 8.7" calcext:value-type="string">
            <text:p>ottone in getti - 8.4 ÷ 8.7</text:p>
          </table:table-cell>
          <table:table-cell table:style-name="ce41" office:value-type="string" calcext:value-type="string">
            <text:p>ottone in getti</text:p>
          </table:table-cell>
          <table:table-cell table:style-name="ce49" office:value-type="string" calcext:value-type="string">
            <text:p>8.4 ÷ 8.7</text:p>
          </table:table-cell>
        </table:table-row>
        <table:table-row table:style-name="ro1">
          <table:table-cell table:formula="of:= [.B30] &amp; &quot; - &quot; &amp;[.C30]" office:value-type="string" office:string-value="ottone laminato e trafilato - 8.43 ÷ 8.73" calcext:value-type="string">
            <text:p>ottone laminato e trafilato - 8.43 ÷ 8.73</text:p>
          </table:table-cell>
          <table:table-cell table:style-name="ce41" office:value-type="string" calcext:value-type="string">
            <text:p>ottone laminato e trafilato</text:p>
          </table:table-cell>
          <table:table-cell table:style-name="ce49" office:value-type="string" calcext:value-type="string">
            <text:p>8.43 ÷ 8.73</text:p>
          </table:table-cell>
        </table:table-row>
        <table:table-row table:style-name="ro1">
          <table:table-cell table:formula="of:= [.B31] &amp; &quot; - &quot; &amp;[.C31]" office:value-type="string" office:string-value="piombo - 11.34" calcext:value-type="string">
            <text:p>piombo - 11.34</text:p>
          </table:table-cell>
          <table:table-cell table:style-name="ce41" office:value-type="string" calcext:value-type="string">
            <text:p>piombo</text:p>
          </table:table-cell>
          <table:table-cell table:style-name="ce49" office:value-type="string" calcext:value-type="string">
            <text:p>11.34</text:p>
          </table:table-cell>
        </table:table-row>
        <table:table-row table:style-name="ro1">
          <table:table-cell table:formula="of:= [.B32] &amp; &quot; - &quot; &amp;[.C32]" office:value-type="string" office:string-value="platino - 21.4" calcext:value-type="string">
            <text:p>platino - 21.4</text:p>
          </table:table-cell>
          <table:table-cell table:style-name="ce41" office:value-type="string" calcext:value-type="string">
            <text:p>platino</text:p>
          </table:table-cell>
          <table:table-cell table:style-name="ce49" office:value-type="string" calcext:value-type="string">
            <text:p>21.4</text:p>
          </table:table-cell>
        </table:table-row>
        <table:table-row table:style-name="ro1">
          <table:table-cell table:formula="of:= [.B33] &amp; &quot; - &quot; &amp;[.C33]" office:value-type="string" office:string-value="rame - 8.93" calcext:value-type="string">
            <text:p>rame - 8.93</text:p>
          </table:table-cell>
          <table:table-cell table:style-name="ce41" office:value-type="string" calcext:value-type="string">
            <text:p>rame</text:p>
          </table:table-cell>
          <table:table-cell table:style-name="ce49" office:value-type="string" calcext:value-type="string">
            <text:p>8.93</text:p>
          </table:table-cell>
        </table:table-row>
        <table:table-row table:style-name="ro1">
          <table:table-cell table:formula="of:= [.B34] &amp; &quot; - &quot; &amp;[.C34]" office:value-type="string" office:string-value="rame al berillio - 8.1 ÷ 8.25" calcext:value-type="string">
            <text:p>rame al berillio - 8.1 ÷ 8.25</text:p>
          </table:table-cell>
          <table:table-cell table:style-name="ce41" office:value-type="string" calcext:value-type="string">
            <text:p>rame al berillio</text:p>
          </table:table-cell>
          <table:table-cell table:style-name="ce49" office:value-type="string" calcext:value-type="string">
            <text:p>8.1 ÷ 8.25</text:p>
          </table:table-cell>
        </table:table-row>
        <table:table-row table:style-name="ro1">
          <table:table-cell table:formula="of:= [.B35] &amp; &quot; - &quot; &amp;[.C35]" office:value-type="string" office:string-value="stagno - 7.28" calcext:value-type="string">
            <text:p>stagno - 7.28</text:p>
          </table:table-cell>
          <table:table-cell table:style-name="ce41" office:value-type="string" calcext:value-type="string">
            <text:p>stagno</text:p>
          </table:table-cell>
          <table:table-cell table:style-name="ce49" office:value-type="string" calcext:value-type="string">
            <text:p>7.28</text:p>
          </table:table-cell>
        </table:table-row>
        <table:table-row table:style-name="ro1">
          <table:table-cell table:formula="of:= [.B36] &amp; &quot; - &quot; &amp;[.C36]" office:value-type="string" office:string-value="tungsteno - 19.1" calcext:value-type="string">
            <text:p>tungsteno - 19.1</text:p>
          </table:table-cell>
          <table:table-cell table:style-name="ce41" office:value-type="string" calcext:value-type="string">
            <text:p>tungsteno</text:p>
          </table:table-cell>
          <table:table-cell table:style-name="ce49" office:value-type="string" calcext:value-type="string">
            <text:p>19.1</text:p>
          </table:table-cell>
        </table:table-row>
        <table:table-row table:style-name="ro1">
          <table:table-cell table:formula="of:= [.B37] &amp; &quot; - &quot; &amp;[.C37]" office:value-type="string" office:string-value="zinco - 7.1" calcext:value-type="string">
            <text:p>zinco - 7.1</text:p>
          </table:table-cell>
          <table:table-cell table:style-name="ce41" office:value-type="string" calcext:value-type="string">
            <text:p>zinco</text:p>
          </table:table-cell>
          <table:table-cell table:style-name="ce49" office:value-type="string" calcext:value-type="string">
            <text:p>7.1</text:p>
          </table:table-cell>
        </table:table-row>
        <table:table-row table:style-name="ro1">
          <table:table-cell table:formula="of:= [.B38] &amp; &quot; - &quot; &amp;[.C38]" office:value-type="string" office:string-value=" - " calcext:value-type="string">
            <text:p><text:s/>- 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PESO SPECIFICO DI LEGNO E LEGNAMI</text:p>
          </table:table-cell>
          <table:table-cell table:style-name="ce35" office:value-type="string" calcext:value-type="string">
            <text:p>peso specifico di legno e legnami</text:p>
          </table:table-cell>
          <table:table-cell table:style-name="ce50"/>
        </table:table-row>
        <table:table-row table:style-name="ro1">
          <table:table-cell table:number-columns-repeated="2" table:style-name="ce36" office:value-type="string" calcext:value-type="string">
            <text:p>n.b. le due indicazioni del peso, si riferiscono alle condizioni di legni allo stato verde e legni stagionati</text:p>
          </table:table-cell>
          <table:table-cell table:style-name="ce51"/>
        </table:table-row>
        <table:table-row table:style-name="ro1">
          <table:table-cell table:formula="of:= [.B41] &amp; &quot;   &quot; &amp;[.C41]" office:value-type="string" office:string-value="legno   peso (t/m3)" calcext:value-type="string">
            <text:p>legno <text:s text:c="2"/>peso (t/m3)</text:p>
          </table:table-cell>
          <table:table-cell table:style-name="ce42" office:value-type="string" calcext:value-type="string">
            <text:p>legno</text:p>
          </table:table-cell>
          <table:table-cell table:style-name="ce40" office:value-type="string" calcext:value-type="string">
            <text:p>peso (t/m3)</text:p>
          </table:table-cell>
        </table:table-row>
        <table:table-row table:style-name="ro1">
          <table:table-cell table:formula="of:= [.B42] &amp; &quot; - &quot; &amp;[.C42]" office:value-type="string" office:string-value="abete rosso - 1 ÷ 0.4" calcext:value-type="string">
            <text:p>abete rosso - 1 ÷ 0.4</text:p>
          </table:table-cell>
          <table:table-cell office:value-type="string" calcext:value-type="string">
            <text:p>abete rosso</text:p>
          </table:table-cell>
          <table:table-cell office:value-type="string" calcext:value-type="string">
            <text:p>1 ÷ 0.4</text:p>
          </table:table-cell>
        </table:table-row>
        <table:table-row table:style-name="ro1">
          <table:table-cell table:formula="of:= [.B43] &amp; &quot; - &quot; &amp;[.C43]" office:value-type="string" office:string-value="acero - 1 ÷ 0.55" calcext:value-type="string">
            <text:p>acero - 1 ÷ 0.55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1 ÷ 0.55</text:p>
          </table:table-cell>
        </table:table-row>
        <table:table-row table:style-name="ro1">
          <table:table-cell table:formula="of:= [.B44] &amp; &quot; - &quot; &amp;[.C44]" office:value-type="string" office:string-value="balsa - 0.1" calcext:value-type="string">
            <text:p>balsa - 0.1</text:p>
          </table:table-cell>
          <table:table-cell office:value-type="string" calcext:value-type="string">
            <text:p>bals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formula="of:= [.B45] &amp; &quot; - &quot; &amp;[.C45]" office:value-type="string" office:string-value="castagno - 1.02 ÷ 0.54" calcext:value-type="string">
            <text:p>castagno - 1.02 ÷ 0.54</text:p>
          </table:table-cell>
          <table:table-cell office:value-type="string" calcext:value-type="string">
            <text:p>castagno</text:p>
          </table:table-cell>
          <table:table-cell office:value-type="string" calcext:value-type="string">
            <text:p>1.02 ÷ 0.54</text:p>
          </table:table-cell>
        </table:table-row>
        <table:table-row table:style-name="ro1">
          <table:table-cell table:formula="of:= [.B46] &amp; &quot; - &quot; &amp;[.C46]" office:value-type="string" office:string-value="ciliegio - 1 ÷ 0.7" calcext:value-type="string">
            <text:p>ciliegio - 1 ÷ 0.7</text:p>
          </table:table-cell>
          <table:table-cell office:value-type="string" calcext:value-type="string">
            <text:p>ciliegio</text:p>
          </table:table-cell>
          <table:table-cell office:value-type="string" calcext:value-type="string">
            <text:p>1 ÷ 0.7</text:p>
          </table:table-cell>
        </table:table-row>
        <table:table-row table:style-name="ro1">
          <table:table-cell table:formula="of:= [.B47] &amp; &quot; - &quot; &amp;[.C47]" office:value-type="string" office:string-value="faggio - 1.05 ÷ 0.7" calcext:value-type="string">
            <text:p>faggio - 1.05 ÷ 0.7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1.05 ÷ 0.7</text:p>
          </table:table-cell>
        </table:table-row>
        <table:table-row table:style-name="ro1">
          <table:table-cell table:formula="of:= [.B48] &amp; &quot; - &quot; &amp;[.C48]" office:value-type="string" office:string-value="frassino - 1.1 ÷ 0.6" calcext:value-type="string">
            <text:p>frassino - 1.1 ÷ 0.6</text:p>
          </table:table-cell>
          <table:table-cell office:value-type="string" calcext:value-type="string">
            <text:p>frassino</text:p>
          </table:table-cell>
          <table:table-cell office:value-type="string" calcext:value-type="string">
            <text:p>1.1 ÷ 0.6</text:p>
          </table:table-cell>
        </table:table-row>
        <table:table-row table:style-name="ro1">
          <table:table-cell table:formula="of:= [.B49] &amp; &quot; - &quot; &amp;[.C49]" office:value-type="string" office:string-value="larice - 0.85 ÷ 0.5" calcext:value-type="string">
            <text:p>larice - 0.85 ÷ 0.5</text:p>
          </table:table-cell>
          <table:table-cell office:value-type="string" calcext:value-type="string">
            <text:p>larice</text:p>
          </table:table-cell>
          <table:table-cell office:value-type="string" calcext:value-type="string">
            <text:p>0.85 ÷ 0.5</text:p>
          </table:table-cell>
        </table:table-row>
        <table:table-row table:style-name="ro1">
          <table:table-cell table:formula="of:= [.B50] &amp; &quot; - &quot; &amp;[.C50]" office:value-type="string" office:string-value="mogano - 1.01 ÷ 0.6" calcext:value-type="string">
            <text:p>mogano - 1.01 ÷ 0.6</text:p>
          </table:table-cell>
          <table:table-cell office:value-type="string" calcext:value-type="string">
            <text:p>mogano</text:p>
          </table:table-cell>
          <table:table-cell office:value-type="string" calcext:value-type="string">
            <text:p>1.01 ÷ 0.6</text:p>
          </table:table-cell>
        </table:table-row>
        <table:table-row table:style-name="ro1">
          <table:table-cell table:formula="of:= [.B51] &amp; &quot; - &quot; &amp;[.C51]" office:value-type="string" office:string-value="noce - 0.9 ÷ 0.6" calcext:value-type="string">
            <text:p>noce - 0.9 ÷ 0.6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0.9 ÷ 0.6</text:p>
          </table:table-cell>
        </table:table-row>
        <table:table-row table:style-name="ro1">
          <table:table-cell table:formula="of:= [.B52] &amp; &quot; - &quot; &amp;[.C52]" office:value-type="string" office:string-value="olmo - 1 ÷ 0.6" calcext:value-type="string">
            <text:p>olmo - 1 ÷ 0.6</text:p>
          </table:table-cell>
          <table:table-cell office:value-type="string" calcext:value-type="string">
            <text:p>olmo</text:p>
          </table:table-cell>
          <table:table-cell office:value-type="string" calcext:value-type="string">
            <text:p>1 ÷ 0.6</text:p>
          </table:table-cell>
        </table:table-row>
        <table:table-row table:style-name="ro1">
          <table:table-cell table:formula="of:= [.B53] &amp; &quot; - &quot; &amp;[.C53]" office:value-type="string" office:string-value="ontano - 1 ÷ 0.5" calcext:value-type="string">
            <text:p>ontano - 1 ÷ 0.5</text:p>
          </table:table-cell>
          <table:table-cell table:style-name="ce41" office:value-type="string" calcext:value-type="string">
            <text:p>ontano</text:p>
          </table:table-cell>
          <table:table-cell table:style-name="ce49" office:value-type="string" calcext:value-type="string">
            <text:p>1 ÷ 0.5</text:p>
          </table:table-cell>
        </table:table-row>
        <table:table-row table:style-name="ro1">
          <table:table-cell table:formula="of:= [.B54] &amp; &quot; - &quot; &amp;[.C54]" office:value-type="string" office:string-value="palissandro - 1 ÷ 0.65" calcext:value-type="string">
            <text:p>palissandro - 1 ÷ 0.65</text:p>
          </table:table-cell>
          <table:table-cell table:style-name="ce41" office:value-type="string" calcext:value-type="string">
            <text:p>palissandro</text:p>
          </table:table-cell>
          <table:table-cell table:style-name="ce49" office:value-type="string" calcext:value-type="string">
            <text:p>1 ÷ 0.65</text:p>
          </table:table-cell>
        </table:table-row>
        <table:table-row table:style-name="ro1">
          <table:table-cell table:formula="of:= [.B55] &amp; &quot; - &quot; &amp;[.C55]" office:value-type="string" office:string-value="pero - 1 ÷ 0.65" calcext:value-type="string">
            <text:p>pero - 1 ÷ 0.65</text:p>
          </table:table-cell>
          <table:table-cell table:style-name="ce41" office:value-type="string" calcext:value-type="string">
            <text:p>pero</text:p>
          </table:table-cell>
          <table:table-cell table:style-name="ce49" office:value-type="string" calcext:value-type="string">
            <text:p>1 ÷ 0.65</text:p>
          </table:table-cell>
        </table:table-row>
        <table:table-row table:style-name="ro1">
          <table:table-cell table:formula="of:= [.B56] &amp; &quot; - &quot; &amp;[.C56]" office:value-type="string" office:string-value="pino - 0.9 ÷ 0.4" calcext:value-type="string">
            <text:p>pino - 0.9 ÷ 0.4</text:p>
          </table:table-cell>
          <table:table-cell table:style-name="ce41" office:value-type="string" calcext:value-type="string">
            <text:p>pino</text:p>
          </table:table-cell>
          <table:table-cell table:style-name="ce49" office:value-type="string" calcext:value-type="string">
            <text:p>0.9 ÷ 0.4</text:p>
          </table:table-cell>
        </table:table-row>
        <table:table-row table:style-name="ro1">
          <table:table-cell table:formula="of:= [.B57] &amp; &quot; - &quot; &amp;[.C57]" office:value-type="string" office:string-value="pioppo - 0.85 ÷ 0.5" calcext:value-type="string">
            <text:p>pioppo - 0.85 ÷ 0.5</text:p>
          </table:table-cell>
          <table:table-cell table:style-name="ce41" office:value-type="string" calcext:value-type="string">
            <text:p>pioppo</text:p>
          </table:table-cell>
          <table:table-cell table:style-name="ce49" office:value-type="string" calcext:value-type="string">
            <text:p>0.85 ÷ 0.5</text:p>
          </table:table-cell>
        </table:table-row>
        <table:table-row table:style-name="ro1">
          <table:table-cell table:formula="of:= [.B58] &amp; &quot; - &quot; &amp;[.C58]" office:value-type="string" office:string-value="pitch-pine - 0.9 ÷ 0.75" calcext:value-type="string">
            <text:p>pitch-pine - 0.9 ÷ 0.75</text:p>
          </table:table-cell>
          <table:table-cell table:style-name="ce41" office:value-type="string" calcext:value-type="string">
            <text:p>pitch-pine</text:p>
          </table:table-cell>
          <table:table-cell table:style-name="ce49" office:value-type="string" calcext:value-type="string">
            <text:p>0.9 ÷ 0.75</text:p>
          </table:table-cell>
        </table:table-row>
        <table:table-row table:style-name="ro1">
          <table:table-cell table:formula="of:= [.B59] &amp; &quot; - &quot; &amp;[.C59]" office:value-type="string" office:string-value="platano - 1 ÷ 0.55" calcext:value-type="string">
            <text:p>platano - 1 ÷ 0.55</text:p>
          </table:table-cell>
          <table:table-cell table:style-name="ce41" office:value-type="string" calcext:value-type="string">
            <text:p>platano</text:p>
          </table:table-cell>
          <table:table-cell table:style-name="ce49" office:value-type="string" calcext:value-type="string">
            <text:p>1 ÷ 0.55</text:p>
          </table:table-cell>
        </table:table-row>
        <table:table-row table:style-name="ro1">
          <table:table-cell table:formula="of:= [.B60] &amp; &quot; - &quot; &amp;[.C60]" office:value-type="string" office:string-value="robinia - 1.05 ÷ 0.75" calcext:value-type="string">
            <text:p>robinia - 1.05 ÷ 0.75</text:p>
          </table:table-cell>
          <table:table-cell table:style-name="ce41" office:value-type="string" calcext:value-type="string">
            <text:p>robinia</text:p>
          </table:table-cell>
          <table:table-cell table:style-name="ce49" office:value-type="string" calcext:value-type="string">
            <text:p>1.05 ÷ 0.75</text:p>
          </table:table-cell>
        </table:table-row>
        <table:table-row table:style-name="ro1">
          <table:table-cell table:formula="of:= [.B61] &amp; &quot; - &quot; &amp;[.C61]" office:value-type="string" office:string-value="rovere - 1.1 ÷ 0.75" calcext:value-type="string">
            <text:p>rovere - 1.1 ÷ 0.75</text:p>
          </table:table-cell>
          <table:table-cell table:style-name="ce41" office:value-type="string" calcext:value-type="string">
            <text:p>rovere</text:p>
          </table:table-cell>
          <table:table-cell table:style-name="ce49" office:value-type="string" calcext:value-type="string">
            <text:p>1.1 ÷ 0.75</text:p>
          </table:table-cell>
        </table:table-row>
        <table:table-row table:style-name="ro1">
          <table:table-cell table:formula="of:= [.B62] &amp; &quot; - &quot; &amp;[.C62]" office:value-type="string" office:string-value="sughero - 0.24" calcext:value-type="string">
            <text:p>sughero - 0.24</text:p>
          </table:table-cell>
          <table:table-cell table:style-name="ce41" office:value-type="string" calcext:value-type="string">
            <text:p>sughero</text:p>
          </table:table-cell>
          <table:table-cell table:style-name="ce49" office:value-type="string" calcext:value-type="string">
            <text:p>0.24</text:p>
          </table:table-cell>
        </table:table-row>
        <table:table-row table:style-name="ro1">
          <table:table-cell table:formula="of:= [.B63] &amp; &quot; - &quot; &amp;[.C63]" office:value-type="string" office:string-value="tiglio - 0.85 ÷ 0.4" calcext:value-type="string">
            <text:p>tiglio - 0.85 ÷ 0.4</text:p>
          </table:table-cell>
          <table:table-cell table:style-name="ce41" office:value-type="string" calcext:value-type="string">
            <text:p>tiglio</text:p>
          </table:table-cell>
          <table:table-cell table:style-name="ce49" office:value-type="string" calcext:value-type="string">
            <text:p>0.85 ÷ 0.4</text:p>
          </table:table-cell>
        </table:table-row>
        <table:table-row table:style-name="ro1">
          <table:table-cell table:formula="of:= [.B64] &amp; &quot; - &quot; &amp;[.C64]" office:value-type="string" office:string-value=" - " calcext:value-type="string">
            <text:p><text:s/>- </text:p>
          </table:table-cell>
          <table:table-cell table:number-columns-repeated="2"/>
        </table:table-row>
        <table:table-row table:style-name="ro1">
          <table:table-cell table:formula="of:= [.B65] &amp; &quot;  &quot; &amp;[.C65]" office:value-type="string" office:string-value="PESO SPECIFICO DI LIQUIDI E SOLUZIONI  " calcext:value-type="string">
            <text:p>PESO SPECIFICO DI LIQUIDI E SOLUZIONI <text:s/></text:p>
          </table:table-cell>
          <table:table-cell table:style-name="ce37" office:value-type="string" calcext:value-type="string">
            <text:p>PESO SPECIFICO DI LIQUIDI E SOLUZIONI</text:p>
          </table:table-cell>
          <table:table-cell table:style-name="ce52"/>
        </table:table-row>
        <table:table-row table:style-name="ro1">
          <table:table-cell table:formula="of:= [.B66] &amp; &quot;   &quot; &amp;[.C66]" office:value-type="string" office:string-value="LIQUIDO O SOLUZIONE   PESO (KG/L)" calcext:value-type="string">
            <text:p>LIQUIDO O SOLUZIONE <text:s text:c="2"/>PESO (KG/L)</text:p>
          </table:table-cell>
          <table:table-cell table:style-name="ce38" office:value-type="string" calcext:value-type="string">
            <text:p>LIQUIDO O SOLUZIONE</text:p>
          </table:table-cell>
          <table:table-cell table:style-name="ce40" office:value-type="string" calcext:value-type="string">
            <text:p>PESO (KG/L)</text:p>
          </table:table-cell>
        </table:table-row>
        <table:table-row table:style-name="ro1">
          <table:table-cell table:formula="of:= [.B67] &amp; &quot; - &quot; &amp;[.C67]" office:value-type="string" office:string-value="acido acetico - 1055" calcext:value-type="string">
            <text:p>acido acetico - 1055</text:p>
          </table:table-cell>
          <table:table-cell office:value-type="string" calcext:value-type="string">
            <text:p>acido acetico</text:p>
          </table:table-cell>
          <table:table-cell table:style-name="ce53" office:value-type="string" calcext:value-type="string">
            <text:p>1055</text:p>
          </table:table-cell>
        </table:table-row>
        <table:table-row table:style-name="ro1">
          <table:table-cell table:formula="of:= [.B68] &amp; &quot; - &quot; &amp;[.C68]" office:value-type="string" office:string-value="acido cloridrico al 10 % in H2O - 1.05" calcext:value-type="string">
            <text:p>acido cloridrico al 10 % in H2O - 1.05</text:p>
          </table:table-cell>
          <table:table-cell office:value-type="string" calcext:value-type="string">
            <text:p>acido cloridrico al 10 % in H2O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table:formula="of:= [.B69] &amp; &quot; - &quot; &amp;[.C69]" office:value-type="string" office:string-value="acido cloridrico al 90 % in H2O - 1.20" calcext:value-type="string">
            <text:p>acido cloridrico al 90 % in H2O - 1.20</text:p>
          </table:table-cell>
          <table:table-cell office:value-type="string" calcext:value-type="string">
            <text:p>acido cloridrico al 90 % in H2O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table:formula="of:= [.B70] &amp; &quot; - &quot; &amp;[.C70]" office:value-type="string" office:string-value="acido formico - 1.22" calcext:value-type="string">
            <text:p>acido formico - 1.22</text:p>
          </table:table-cell>
          <table:table-cell office:value-type="string" calcext:value-type="string">
            <text:p>acido formico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table:formula="of:= [.B71] &amp; &quot; - &quot; &amp;[.C71]" office:value-type="string" office:string-value="acido nitrico al 25 % in H2O - 1.15" calcext:value-type="string">
            <text:p>acido nitrico al 25 % in H2O - 1.15</text:p>
          </table:table-cell>
          <table:table-cell office:value-type="string" calcext:value-type="string">
            <text:p>acido nitrico al 25 % in H2O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table:formula="of:= [.B72] &amp; &quot; - &quot; &amp;[.C72]" office:value-type="string" office:string-value="acido nitrico al 90 % in H2O - 1.5" calcext:value-type="string">
            <text:p>acido nitrico al 90 % in H2O - 1.5</text:p>
          </table:table-cell>
          <table:table-cell office:value-type="string" calcext:value-type="string">
            <text:p>acido nitrico al 90 % in H2O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table:formula="of:= [.B73] &amp; &quot; - &quot; &amp;[.C73]" office:value-type="string" office:string-value="acido solforico puro - 1.89" calcext:value-type="string">
            <text:p>acido solforico puro - 1.89</text:p>
          </table:table-cell>
          <table:table-cell office:value-type="string" calcext:value-type="string">
            <text:p>acido solforico puro</text:p>
          </table:table-cell>
          <table:table-cell office:value-type="string" calcext:value-type="string">
            <text:p>1.89</text:p>
          </table:table-cell>
        </table:table-row>
        <table:table-row table:style-name="ro1">
          <table:table-cell table:formula="of:= [.B74] &amp; &quot; - &quot; &amp;[.C74]" office:value-type="string" office:string-value="acido solforico al 7.5 % in H2O - 1.05" calcext:value-type="string">
            <text:p>acido solforico al 7.5 % in H2O - 1.05</text:p>
          </table:table-cell>
          <table:table-cell office:value-type="string" calcext:value-type="string">
            <text:p>acido solforico al 7.5 % in H2O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table:formula="of:= [.B75] &amp; &quot; - &quot; &amp;[.C75]" office:value-type="string" office:string-value="acido solforico al 27 % in H2O - 1.2" calcext:value-type="string">
            <text:p>acido solforico al 27 % in H2O - 1.2</text:p>
          </table:table-cell>
          <table:table-cell office:value-type="string" calcext:value-type="string">
            <text:p>acido solforico al 27 % in H2O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formula="of:= [.B76] &amp; &quot; - &quot; &amp;[.C76]" office:value-type="string" office:string-value="acido solforico al 50 % in H2O - 1.4" calcext:value-type="string">
            <text:p>acido solforico al 50 % in H2O - 1.4</text:p>
          </table:table-cell>
          <table:table-cell office:value-type="string" calcext:value-type="string">
            <text:p>acido solforico al 50 % in H2O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formula="of:= [.B77] &amp; &quot;  &quot; &amp;[.C77]" office:value-type="string" office:string-value="LIQUIDO O SOLUZIONE  PESO (KG/L)" calcext:value-type="string">
            <text:p>LIQUIDO O SOLUZIONE <text:s/>PESO (KG/L)</text:p>
          </table:table-cell>
          <table:table-cell table:style-name="ce40" office:value-type="string" calcext:value-type="string">
            <text:p>LIQUIDO O SOLUZIONE</text:p>
          </table:table-cell>
          <table:table-cell table:style-name="ce48" office:value-type="string" calcext:value-type="string">
            <text:p>PESO (KG/L)</text:p>
          </table:table-cell>
        </table:table-row>
        <table:table-row table:style-name="ro1">
          <table:table-cell table:formula="of:= [.B78] &amp; &quot; - &quot; &amp;[.C78]" office:value-type="string" office:string-value="acido solforico al 87 % in H2O - 1.8" calcext:value-type="string">
            <text:p>acido solforico al 87 % in H2O - 1.8</text:p>
          </table:table-cell>
          <table:table-cell table:style-name="ce41" office:value-type="string" calcext:value-type="string">
            <text:p>acido solforico al 87 % in H2O</text:p>
          </table:table-cell>
          <table:table-cell table:style-name="ce49" office:value-type="string" calcext:value-type="string">
            <text:p>1.8</text:p>
          </table:table-cell>
        </table:table-row>
        <table:table-row table:style-name="ro1">
          <table:table-cell table:formula="of:= [.B79] &amp; &quot; - &quot; &amp;[.C79]" office:value-type="string" office:string-value="acqua distillata - 1" calcext:value-type="string">
            <text:p>acqua distillata - 1</text:p>
          </table:table-cell>
          <table:table-cell table:style-name="ce41" office:value-type="string" calcext:value-type="string">
            <text:p>acqua distillata</text:p>
          </table:table-cell>
          <table:table-cell table:style-name="ce54" office:value-type="string" calcext:value-type="string">
            <text:p>1</text:p>
          </table:table-cell>
        </table:table-row>
        <table:table-row table:style-name="ro1">
          <table:table-cell table:formula="of:= [.B80] &amp; &quot; - &quot; &amp;[.C80]" office:value-type="string" office:string-value="acqua ossigenata - 1465" calcext:value-type="string">
            <text:p>acqua ossigenata - 1465</text:p>
          </table:table-cell>
          <table:table-cell table:style-name="ce41" office:value-type="string" calcext:value-type="string">
            <text:p>acqua ossigenata</text:p>
          </table:table-cell>
          <table:table-cell table:style-name="ce54" office:value-type="string" calcext:value-type="string">
            <text:p>1465</text:p>
          </table:table-cell>
        </table:table-row>
        <table:table-row table:style-name="ro1">
          <table:table-cell table:formula="of:= [.B81] &amp; &quot; - &quot; &amp;[.C81]" office:value-type="string" office:string-value="acqua ragia - 0.86 ÷ 0.88" calcext:value-type="string">
            <text:p>acqua ragia - 0.86 ÷ 0.88</text:p>
          </table:table-cell>
          <table:table-cell table:style-name="ce41" office:value-type="string" calcext:value-type="string">
            <text:p>acqua ragia</text:p>
          </table:table-cell>
          <table:table-cell table:style-name="ce49" office:value-type="string" calcext:value-type="string">
            <text:p>0.86 ÷ 0.88</text:p>
          </table:table-cell>
        </table:table-row>
        <table:table-row table:style-name="ro1">
          <table:table-cell table:formula="of:= [.B82] &amp; &quot; - &quot; &amp;[.C82]" office:value-type="string" office:string-value="acqua di mare - 1.02 ÷ 1.03" calcext:value-type="string">
            <text:p>acqua di mare - 1.02 ÷ 1.03</text:p>
          </table:table-cell>
          <table:table-cell table:style-name="ce41" office:value-type="string" calcext:value-type="string">
            <text:p>acqua di mare</text:p>
          </table:table-cell>
          <table:table-cell table:style-name="ce49" office:value-type="string" calcext:value-type="string">
            <text:p>1.02 ÷ 1.03</text:p>
          </table:table-cell>
        </table:table-row>
        <table:table-row table:style-name="ro1">
          <table:table-cell table:formula="of:= [.B83] &amp; &quot; - &quot; &amp;[.C83]" office:value-type="string" office:string-value="alcool etilico puro - 0.79" calcext:value-type="string">
            <text:p>alcool etilico puro - 0.79</text:p>
          </table:table-cell>
          <table:table-cell table:style-name="ce41" office:value-type="string" calcext:value-type="string">
            <text:p>alcool etilico puro</text:p>
          </table:table-cell>
          <table:table-cell table:style-name="ce49" office:value-type="string" calcext:value-type="string">
            <text:p>0.79</text:p>
          </table:table-cell>
        </table:table-row>
        <table:table-row table:style-name="ro1">
          <table:table-cell table:formula="of:= [.B84] &amp; &quot; - &quot; &amp;[.C84]" office:value-type="string" office:string-value="olio lubrificante - 0.9 ÷ 0.93" calcext:value-type="string">
            <text:p>olio lubrificante - 0.9 ÷ 0.93</text:p>
          </table:table-cell>
          <table:table-cell table:style-name="ce41" office:value-type="string" calcext:value-type="string">
            <text:p>olio lubrificante</text:p>
          </table:table-cell>
          <table:table-cell table:style-name="ce49" office:value-type="string" calcext:value-type="string">
            <text:p>0.9 ÷ 0.93</text:p>
          </table:table-cell>
        </table:table-row>
        <table:table-row table:style-name="ro1">
          <table:table-cell table:formula="of:= [.B85] &amp; &quot; - &quot; &amp;[.C85]" office:value-type="string" office:string-value="olio di lino cotto - 0.94" calcext:value-type="string">
            <text:p>olio di lino cotto - 0.94</text:p>
          </table:table-cell>
          <table:table-cell table:style-name="ce41" office:value-type="string" calcext:value-type="string">
            <text:p>olio di lino cotto</text:p>
          </table:table-cell>
          <table:table-cell table:style-name="ce49" office:value-type="string" calcext:value-type="string">
            <text:p>0.94</text:p>
          </table:table-cell>
        </table:table-row>
        <table:table-row table:style-name="ro1">
          <table:table-cell table:formula="of:= [.B86] &amp; &quot; - &quot; &amp;[.C86]" office:value-type="string" office:string-value="olio di ricino - 0.97" calcext:value-type="string">
            <text:p>olio di ricino - 0.97</text:p>
          </table:table-cell>
          <table:table-cell table:style-name="ce41" office:value-type="string" calcext:value-type="string">
            <text:p>olio di ricino</text:p>
          </table:table-cell>
          <table:table-cell table:style-name="ce49" office:value-type="string" calcext:value-type="string">
            <text:p>0.97</text:p>
          </table:table-cell>
        </table:table-row>
        <table:table-row table:style-name="ro1">
          <table:table-cell table:formula="of:= [.B87] &amp; &quot; - &quot; &amp;[.C87]" office:value-type="string" office:string-value="petrolio lampante - 0.79 ÷ 0.82" calcext:value-type="string">
            <text:p>petrolio lampante - 0.79 ÷ 0.82</text:p>
          </table:table-cell>
          <table:table-cell table:style-name="ce41" office:value-type="string" calcext:value-type="string">
            <text:p>petrolio lampante</text:p>
          </table:table-cell>
          <table:table-cell table:style-name="ce49" office:value-type="string" calcext:value-type="string">
            <text:p>0.79 ÷ 0.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table:style-name="ce37" office:value-type="string" calcext:value-type="string">
            <text:p>PESO SPECIFICO VARI MATERIALI</text:p>
          </table:table-cell>
          <table:table-cell table:style-name="ce52"/>
        </table:table-row>
        <table:table-row table:style-name="ro1">
          <table:table-cell table:formula="of:= [.B90] &amp; &quot;  &quot; &amp;[.C90]" office:value-type="string" office:string-value="SOSTANZA  PESO (KG/DM3)" calcext:value-type="string">
            <text:p>SOSTANZA <text:s/>PESO (KG/DM3)</text:p>
          </table:table-cell>
          <table:table-cell table:style-name="ce38" office:value-type="string" calcext:value-type="string">
            <text:p>SOSTANZA</text:p>
          </table:table-cell>
          <table:table-cell table:style-name="ce40" office:value-type="string" calcext:value-type="string">
            <text:p>PESO (KG/DM3)</text:p>
          </table:table-cell>
        </table:table-row>
        <table:table-row table:style-name="ro1">
          <table:table-cell table:formula="of:= [.B91] &amp; &quot; - &quot; &amp;[.C91]" office:value-type="string" office:string-value="amianto - 2.1 ÷ 2.8" calcext:value-type="string">
            <text:p>amianto - 2.1 ÷ 2.8</text:p>
          </table:table-cell>
          <table:table-cell office:value-type="string" calcext:value-type="string">
            <text:p>amianto</text:p>
          </table:table-cell>
          <table:table-cell office:value-type="string" calcext:value-type="string">
            <text:p>2.1 ÷ 2.8</text:p>
          </table:table-cell>
        </table:table-row>
        <table:table-row table:style-name="ro1">
          <table:table-cell table:formula="of:= [.B92] &amp; &quot; - &quot; &amp;[.C92]" office:value-type="string" office:string-value="argilla - 1.8 ÷ 2.6" calcext:value-type="string">
            <text:p>argilla - 1.8 ÷ 2.6</text:p>
          </table:table-cell>
          <table:table-cell office:value-type="string" calcext:value-type="string">
            <text:p>argilla</text:p>
          </table:table-cell>
          <table:table-cell office:value-type="string" calcext:value-type="string">
            <text:p>1.8 ÷ 2.6</text:p>
          </table:table-cell>
        </table:table-row>
        <table:table-row table:style-name="ro1">
          <table:table-cell table:formula="of:= [.B93] &amp; &quot; - &quot; &amp;[.C93]" office:value-type="string" office:string-value="bachelite - 1.3 ÷ 1.4" calcext:value-type="string">
            <text:p>bachelite - 1.3 ÷ 1.4</text:p>
          </table:table-cell>
          <table:table-cell office:value-type="string" calcext:value-type="string">
            <text:p>bachelite</text:p>
          </table:table-cell>
          <table:table-cell office:value-type="string" calcext:value-type="string">
            <text:p>1.3 ÷ 1.4</text:p>
          </table:table-cell>
        </table:table-row>
        <table:table-row table:style-name="ro1">
          <table:table-cell table:formula="of:= [.B94] &amp; &quot; - &quot; &amp;[.C94]" office:value-type="string" office:string-value="bitume - 1.1 ÷ 1.5" calcext:value-type="string">
            <text:p>bitume - 1.1 ÷ 1.5</text:p>
          </table:table-cell>
          <table:table-cell office:value-type="string" calcext:value-type="string">
            <text:p>bitume</text:p>
          </table:table-cell>
          <table:table-cell office:value-type="string" calcext:value-type="string">
            <text:p>1.1 ÷ 1.5</text:p>
          </table:table-cell>
        </table:table-row>
        <table:table-row table:style-name="ro1">
          <table:table-cell table:formula="of:= [.B95] &amp; &quot; - &quot; &amp;[.C95]" office:value-type="string" office:string-value="calcestruzzo - 2.2 ÷ 2.45" calcext:value-type="string">
            <text:p>calcestruzzo - 2.2 ÷ 2.45</text:p>
          </table:table-cell>
          <table:table-cell office:value-type="string" calcext:value-type="string">
            <text:p>calcestruzzo</text:p>
          </table:table-cell>
          <table:table-cell office:value-type="string" calcext:value-type="string">
            <text:p>2.2 ÷ 2.45</text:p>
          </table:table-cell>
        </table:table-row>
        <table:table-row table:style-name="ro1">
          <table:table-cell table:formula="of:= [.B96] &amp; &quot; - &quot; &amp;[.C96]" office:value-type="string" office:string-value="carbarundum - 3.2" calcext:value-type="string">
            <text:p>carbarundum - 3.2</text:p>
          </table:table-cell>
          <table:table-cell office:value-type="string" calcext:value-type="string">
            <text:p>carbarundum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table:formula="of:= [.B97] &amp; &quot; - &quot; &amp;[.C97]" office:value-type="string" office:string-value="carta - 0.7 ÷ 1.15" calcext:value-type="string">
            <text:p>carta - 0.7 ÷ 1.15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0.7 ÷ 1.15</text:p>
          </table:table-cell>
        </table:table-row>
        <table:table-row table:style-name="ro1">
          <table:table-cell table:formula="of:= [.B98] &amp; &quot; - &quot; &amp;[.C98]" office:value-type="string" office:string-value="catrame - 1.2" calcext:value-type="string">
            <text:p>catrame - 1.2</text:p>
          </table:table-cell>
          <table:table-cell office:value-type="string" calcext:value-type="string">
            <text:p>catrame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formula="of:= [.B99] &amp; &quot; - &quot; &amp;[.C99]" office:value-type="string" office:string-value="celluloide - 1.4" calcext:value-type="string">
            <text:p>celluloide - 1.4</text:p>
          </table:table-cell>
          <table:table-cell office:value-type="string" calcext:value-type="string">
            <text:p>celluloide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formula="of:= [.B100] &amp; &quot; - &quot; &amp;[.C100]" office:value-type="string" office:string-value="cera - 0.95 ÷ 0.98" calcext:value-type="string">
            <text:p>cera - 0.95 ÷ 0.98</text:p>
          </table:table-cell>
          <table:table-cell office:value-type="string" calcext:value-type="string">
            <text:p>cera</text:p>
          </table:table-cell>
          <table:table-cell office:value-type="string" calcext:value-type="string">
            <text:p>0.95 ÷ 0.98</text:p>
          </table:table-cell>
        </table:table-row>
        <table:table-row table:style-name="ro1">
          <table:table-cell table:formula="of:= [.B101] &amp; &quot; - &quot; &amp;[.C101]" office:value-type="string" office:string-value="colla - 1.2 ÷ 1.3" calcext:value-type="string">
            <text:p>colla - 1.2 ÷ 1.3</text:p>
          </table:table-cell>
          <table:table-cell office:value-type="string" calcext:value-type="string">
            <text:p>colla</text:p>
          </table:table-cell>
          <table:table-cell office:value-type="string" calcext:value-type="string">
            <text:p>1.2 ÷ 1.3</text:p>
          </table:table-cell>
        </table:table-row>
        <table:table-row table:style-name="ro1">
          <table:table-cell table:formula="of:= [.B102] &amp; &quot; - &quot; &amp;[.C102]" office:value-type="string" office:string-value="colofonia - 1.07" calcext:value-type="string">
            <text:p>colofonia - 1.07</text:p>
          </table:table-cell>
          <table:table-cell office:value-type="string" calcext:value-type="string">
            <text:p>colofonia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table:formula="of:= [.B103] &amp; &quot; - &quot; &amp;[.C103]" office:value-type="string" office:string-value="cuoio - 1.02 ÷ 1.2" calcext:value-type="string">
            <text:p>cuoio - 1.02 ÷ 1.2</text:p>
          </table:table-cell>
          <table:table-cell office:value-type="string" calcext:value-type="string">
            <text:p>cuoio</text:p>
          </table:table-cell>
          <table:table-cell office:value-type="string" calcext:value-type="string">
            <text:p>1.02 ÷ 1.2</text:p>
          </table:table-cell>
        </table:table-row>
        <table:table-row table:style-name="ro1">
          <table:table-cell table:formula="of:= [.B104] &amp; &quot; - &quot; &amp;[.C104]" office:value-type="string" office:string-value="diamante - 3.5 ÷ 3.6" calcext:value-type="string">
            <text:p>diamante - 3.5 ÷ 3.6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3.5 ÷ 3.6</text:p>
          </table:table-cell>
        </table:table-row>
        <table:table-row table:style-name="ro1">
          <table:table-cell table:formula="of:= [.B105] &amp; &quot; - &quot; &amp;[.C105]" office:value-type="string" office:string-value="ebanite - 1.15 ÷ 1.22" calcext:value-type="string">
            <text:p>ebanite - 1.15 ÷ 1.22</text:p>
          </table:table-cell>
          <table:table-cell office:value-type="string" calcext:value-type="string">
            <text:p>ebanite</text:p>
          </table:table-cell>
          <table:table-cell office:value-type="string" calcext:value-type="string">
            <text:p>1.15 ÷ 1.22</text:p>
          </table:table-cell>
        </table:table-row>
        <table:table-row table:style-name="ro1">
          <table:table-cell table:formula="of:= [.B106] &amp; &quot; - &quot; &amp;[.C106]" office:value-type="string" office:string-value="fibra - 1.1 ÷ 1.45" calcext:value-type="string">
            <text:p>fibra - 1.1 ÷ 1.45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1.1 ÷ 1.45</text:p>
          </table:table-cell>
        </table:table-row>
        <table:table-row table:style-name="ro1">
          <table:table-cell table:formula="of:= [.B107] &amp; &quot; - &quot; &amp;[.C107]" office:value-type="string" office:string-value="gesso - 2.3" calcext:value-type="string">
            <text:p>gesso - 2.3</text:p>
          </table:table-cell>
          <table:table-cell office:value-type="string" calcext:value-type="string">
            <text:p>gesso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table:formula="of:= [.B108] &amp; &quot;   &quot; &amp;[.C108]" office:value-type="string" office:string-value="SOSTANZA   PESO (KG/DM3)" calcext:value-type="string">
            <text:p>SOSTANZA <text:s text:c="2"/>PESO (KG/DM3)</text:p>
          </table:table-cell>
          <table:table-cell table:style-name="ce40" office:value-type="string" calcext:value-type="string">
            <text:p>SOSTANZA</text:p>
          </table:table-cell>
          <table:table-cell table:style-name="ce48" office:value-type="string" calcext:value-type="string">
            <text:p>PESO (KG/DM3)</text:p>
          </table:table-cell>
        </table:table-row>
        <table:table-row table:style-name="ro1">
          <table:table-cell table:formula="of:= [.B109] &amp; &quot; - &quot; &amp;[.C109]" office:value-type="string" office:string-value="gomma - 1 ÷ 2" calcext:value-type="string">
            <text:p>gomma - 1 ÷ 2</text:p>
          </table:table-cell>
          <table:table-cell table:style-name="ce41" office:value-type="string" calcext:value-type="string">
            <text:p>gomma</text:p>
          </table:table-cell>
          <table:table-cell table:style-name="ce49" office:value-type="string" calcext:value-type="string">
            <text:p>1 ÷ 2</text:p>
          </table:table-cell>
        </table:table-row>
        <table:table-row table:style-name="ro1">
          <table:table-cell table:formula="of:= [.B110] &amp; &quot; - &quot; &amp;[.C110]" office:value-type="string" office:string-value="gomma sintetica - 0.9 ÷ 1.5" calcext:value-type="string">
            <text:p>gomma sintetica - 0.9 ÷ 1.5</text:p>
          </table:table-cell>
          <table:table-cell table:style-name="ce41" office:value-type="string" calcext:value-type="string">
            <text:p>gomma sintetica</text:p>
          </table:table-cell>
          <table:table-cell table:style-name="ce49" office:value-type="string" calcext:value-type="string">
            <text:p>0.9 ÷ 1.5</text:p>
          </table:table-cell>
        </table:table-row>
        <table:table-row table:style-name="ro1">
          <table:table-cell table:formula="of:= [.B111] &amp; &quot; - &quot; &amp;[.C111]" office:value-type="string" office:string-value="grafite - 1.9 ÷ 2.3" calcext:value-type="string">
            <text:p>grafite - 1.9 ÷ 2.3</text:p>
          </table:table-cell>
          <table:table-cell table:style-name="ce41" office:value-type="string" calcext:value-type="string">
            <text:p>grafite</text:p>
          </table:table-cell>
          <table:table-cell table:style-name="ce49" office:value-type="string" calcext:value-type="string">
            <text:p>1.9 ÷ 2.3</text:p>
          </table:table-cell>
        </table:table-row>
        <table:table-row table:style-name="ro1">
          <table:table-cell table:formula="of:= [.B112] &amp; &quot; - &quot; &amp;[.C112]" office:value-type="string" office:string-value="grassi - 0.92 ÷ 0.94" calcext:value-type="string">
            <text:p>grassi - 0.92 ÷ 0.94</text:p>
          </table:table-cell>
          <table:table-cell table:style-name="ce41" office:value-type="string" calcext:value-type="string">
            <text:p>grassi</text:p>
          </table:table-cell>
          <table:table-cell table:style-name="ce49" office:value-type="string" calcext:value-type="string">
            <text:p>0.92 ÷ 0.94</text:p>
          </table:table-cell>
        </table:table-row>
        <table:table-row table:style-name="ro1">
          <table:table-cell table:formula="of:= [.B113] &amp; &quot; - &quot; &amp;[.C113]" office:value-type="string" office:string-value="linoleum - 1.15 ÷ 1.3" calcext:value-type="string">
            <text:p>linoleum - 1.15 ÷ 1.3</text:p>
          </table:table-cell>
          <table:table-cell table:style-name="ce41" office:value-type="string" calcext:value-type="string">
            <text:p>linoleum</text:p>
          </table:table-cell>
          <table:table-cell table:style-name="ce49" office:value-type="string" calcext:value-type="string">
            <text:p>1.15 ÷ 1.3</text:p>
          </table:table-cell>
        </table:table-row>
        <table:table-row table:style-name="ro1">
          <table:table-cell table:formula="of:= [.B114] &amp; &quot; - &quot; &amp;[.C114]" office:value-type="string" office:string-value="marmo - 2.52 ÷ 2.85" calcext:value-type="string">
            <text:p>marmo - 2.52 ÷ 2.85</text:p>
          </table:table-cell>
          <table:table-cell table:style-name="ce41" office:value-type="string" calcext:value-type="string">
            <text:p>marmo</text:p>
          </table:table-cell>
          <table:table-cell table:style-name="ce49" office:value-type="string" calcext:value-type="string">
            <text:p>2.52 ÷ 2.85</text:p>
          </table:table-cell>
        </table:table-row>
        <table:table-row table:style-name="ro1">
          <table:table-cell table:formula="of:= [.B115] &amp; &quot; - &quot; &amp;[.C115]" office:value-type="string" office:string-value="mattoni - 1.4 ÷ 2.2" calcext:value-type="string">
            <text:p>mattoni - 1.4 ÷ 2.2</text:p>
          </table:table-cell>
          <table:table-cell table:style-name="ce41" office:value-type="string" calcext:value-type="string">
            <text:p>mattoni</text:p>
          </table:table-cell>
          <table:table-cell table:style-name="ce49" office:value-type="string" calcext:value-type="string">
            <text:p>1.4 ÷ 2.2</text:p>
          </table:table-cell>
        </table:table-row>
        <table:table-row table:style-name="ro1">
          <table:table-cell table:formula="of:= [.B116] &amp; &quot; - &quot; &amp;[.C116]" office:value-type="string" office:string-value="mica - 2.6 ÷ 3.2" calcext:value-type="string">
            <text:p>mica - 2.6 ÷ 3.2</text:p>
          </table:table-cell>
          <table:table-cell table:style-name="ce41" office:value-type="string" calcext:value-type="string">
            <text:p>mica</text:p>
          </table:table-cell>
          <table:table-cell table:style-name="ce49" office:value-type="string" calcext:value-type="string">
            <text:p>2.6 ÷ 3.2</text:p>
          </table:table-cell>
        </table:table-row>
        <table:table-row table:style-name="ro1">
          <table:table-cell table:formula="of:= [.B117] &amp; &quot; - &quot; &amp;[.C117]" office:value-type="string" office:string-value="minio - 8.6 ÷ 9.1" calcext:value-type="string">
            <text:p>minio - 8.6 ÷ 9.1</text:p>
          </table:table-cell>
          <table:table-cell table:style-name="ce41" office:value-type="string" calcext:value-type="string">
            <text:p>minio</text:p>
          </table:table-cell>
          <table:table-cell table:style-name="ce49" office:value-type="string" calcext:value-type="string">
            <text:p>8.6 ÷ 9.1</text:p>
          </table:table-cell>
        </table:table-row>
        <table:table-row table:style-name="ro1">
          <table:table-cell table:formula="of:= [.B118] &amp; &quot; - &quot; &amp;[.C118]" office:value-type="string" office:string-value="paraffina - 0.87 ÷ 0.9" calcext:value-type="string">
            <text:p>paraffina - 0.87 ÷ 0.9</text:p>
          </table:table-cell>
          <table:table-cell table:style-name="ce41" office:value-type="string" calcext:value-type="string">
            <text:p>paraffina</text:p>
          </table:table-cell>
          <table:table-cell table:style-name="ce49" office:value-type="string" calcext:value-type="string">
            <text:p>0.87 ÷ 0.9</text:p>
          </table:table-cell>
        </table:table-row>
        <table:table-row table:style-name="ro1">
          <table:table-cell table:formula="of:= [.B119] &amp; &quot; - &quot; &amp;[.C119]" office:value-type="string" office:string-value="pomice - 0.4 ÷ 0.9" calcext:value-type="string">
            <text:p>pomice - 0.4 ÷ 0.9</text:p>
          </table:table-cell>
          <table:table-cell table:style-name="ce41" office:value-type="string" calcext:value-type="string">
            <text:p>pomice</text:p>
          </table:table-cell>
          <table:table-cell table:style-name="ce49" office:value-type="string" calcext:value-type="string">
            <text:p>0.4 ÷ 0.9</text:p>
          </table:table-cell>
        </table:table-row>
        <table:table-row table:style-name="ro1">
          <table:table-cell table:formula="of:= [.B120] &amp; &quot; - &quot; &amp;[.C120]" office:value-type="string" office:string-value="porcellana - 2.2 ÷ 2.5" calcext:value-type="string">
            <text:p>porcellana - 2.2 ÷ 2.5</text:p>
          </table:table-cell>
          <table:table-cell table:style-name="ce41" office:value-type="string" calcext:value-type="string">
            <text:p>porcellana</text:p>
          </table:table-cell>
          <table:table-cell table:style-name="ce49" office:value-type="string" calcext:value-type="string">
            <text:p>2.2 ÷ 2.5</text:p>
          </table:table-cell>
        </table:table-row>
        <table:table-row table:style-name="ro1">
          <table:table-cell table:formula="of:= [.B121] &amp; &quot; - &quot; &amp;[.C121]" office:value-type="string" office:string-value="quarzo - 2.5 ÷ 2.8" calcext:value-type="string">
            <text:p>quarzo - 2.5 ÷ 2.8</text:p>
          </table:table-cell>
          <table:table-cell table:style-name="ce41" office:value-type="string" calcext:value-type="string">
            <text:p>quarzo</text:p>
          </table:table-cell>
          <table:table-cell table:style-name="ce49" office:value-type="string" calcext:value-type="string">
            <text:p>2.5 ÷ 2.8</text:p>
          </table:table-cell>
        </table:table-row>
        <table:table-row table:style-name="ro1">
          <table:table-cell table:formula="of:= [.B122] &amp; &quot; - &quot; &amp;[.C122]" office:value-type="string" office:string-value="vetro laminato - 2.4 ÷ 2.6" calcext:value-type="string">
            <text:p>vetro laminato - 2.4 ÷ 2.6</text:p>
          </table:table-cell>
          <table:table-cell table:style-name="ce41" office:value-type="string" calcext:value-type="string">
            <text:p>vetro laminato</text:p>
          </table:table-cell>
          <table:table-cell table:style-name="ce49" office:value-type="string" calcext:value-type="string">
            <text:p>2.4 ÷ 2.6</text:p>
          </table:table-cell>
        </table:table-row>
        <table:table-row table:style-name="ro1">
          <table:table-cell table:formula="of:= [.B123] &amp; &quot; - &quot; &amp;[.C123]" office:value-type="string" office:string-value="cristallo - 2.9 ÷ 3.4" calcext:value-type="string">
            <text:p>cristallo - 2.9 ÷ 3.4</text:p>
          </table:table-cell>
          <table:table-cell table:style-name="ce41" office:value-type="string" calcext:value-type="string">
            <text:p>cristallo</text:p>
          </table:table-cell>
          <table:table-cell table:style-name="ce49" office:value-type="string" calcext:value-type="string">
            <text:p>2.9 ÷ 3.4</text:p>
          </table:table-cell>
        </table:table-row>
        <table:table-row table:style-name="ro1">
          <table:table-cell table:formula="of:= [.B124] &amp; &quot; - &quot; &amp;[.C124]" office:value-type="string" office:string-value="vetro flint - 3.15 ÷ 3.9" calcext:value-type="string">
            <text:p>vetro flint - 3.15 ÷ 3.9</text:p>
          </table:table-cell>
          <table:table-cell table:style-name="ce41" office:value-type="string" calcext:value-type="string">
            <text:p>vetro flint</text:p>
          </table:table-cell>
          <table:table-cell table:style-name="ce49" office:value-type="string" calcext:value-type="string">
            <text:p>3.15 ÷ 3.9</text:p>
          </table:table-cell>
        </table:table-row>
        <table:table-row table:style-name="ro1">
          <table:table-cell table:formula="of:= [.B125] &amp; &quot; - &quot; &amp;[.C125]" office:value-type="string" office:string-value="zolfo - 1.93 ÷ 2.07" calcext:value-type="string">
            <text:p>zolfo - 1.93 ÷ 2.07</text:p>
          </table:table-cell>
          <table:table-cell table:style-name="ce41" office:value-type="string" calcext:value-type="string">
            <text:p>zolfo</text:p>
          </table:table-cell>
          <table:table-cell table:style-name="ce49" office:value-type="string" calcext:value-type="string">
            <text:p>1.93 ÷ 2.07</text:p>
          </table:table-cell>
        </table:table-row>
        <table:table-row table:style-name="ro1">
          <table:table-cell table:formula="of:= [.B126] &amp; &quot; - &quot; &amp;[.C126]" office:value-type="string" office:string-value=" - " calcext:value-type="string">
            <text:p><text:s/>- </text:p>
          </table:table-cell>
          <table:table-cell table:number-columns-repeated="2"/>
        </table:table-row>
        <table:table-row table:style-name="ro1">
          <table:table-cell table:formula="of:= [.B127] &amp; &quot;   &quot; &amp;[.C127]" office:value-type="string" office:string-value="PESO DI SOSTANZE IN MUCCHIO   " calcext:value-type="string">
            <text:p>PESO DI SOSTANZE IN MUCCHIO <text:s text:c="2"/></text:p>
          </table:table-cell>
          <table:table-cell table:style-name="ce37" office:value-type="string" calcext:value-type="string">
            <text:p>PESO DI SOSTANZE IN MUCCHIO</text:p>
          </table:table-cell>
          <table:table-cell table:style-name="ce52"/>
        </table:table-row>
        <table:table-row table:style-name="ro1">
          <table:table-cell table:formula="of:= [.B128] &amp; &quot;   &quot; &amp;[.C128]" office:value-type="string" office:string-value="SOSTANZA   PESO (KG/M3)" calcext:value-type="string">
            <text:p>SOSTANZA <text:s text:c="2"/>PESO (KG/M3)</text:p>
          </table:table-cell>
          <table:table-cell table:style-name="ce38" office:value-type="string" calcext:value-type="string">
            <text:p>SOSTANZA</text:p>
          </table:table-cell>
          <table:table-cell table:style-name="ce40" office:value-type="string" calcext:value-type="string">
            <text:p>PESO (KG/M3)</text:p>
          </table:table-cell>
        </table:table-row>
        <table:table-row table:style-name="ro1">
          <table:table-cell table:formula="of:= [.B129] &amp; &quot; - &quot; &amp;[.C129]" office:value-type="string" office:string-value="arenarie calcari leggeri - 2300" calcext:value-type="string">
            <text:p>arenarie calcari leggeri - 2300</text:p>
          </table:table-cell>
          <table:table-cell office:value-type="string" calcext:value-type="string">
            <text:p>arenarie calcari leggeri</text:p>
          </table:table-cell>
          <table:table-cell table:style-name="ce53" office:value-type="string" calcext:value-type="string">
            <text:p>2300</text:p>
          </table:table-cell>
        </table:table-row>
        <table:table-row table:style-name="ro1">
          <table:table-cell table:formula="of:= [.B130] &amp; &quot; - &quot; &amp;[.C130]" office:value-type="string" office:string-value="argilla asciutta - 1800" calcext:value-type="string">
            <text:p>argilla asciutta - 1800</text:p>
          </table:table-cell>
          <table:table-cell office:value-type="string" calcext:value-type="string">
            <text:p>argilla asciutta</text:p>
          </table:table-cell>
          <table:table-cell table:style-name="ce53" office:value-type="string" calcext:value-type="string">
            <text:p>1800</text:p>
          </table:table-cell>
        </table:table-row>
        <table:table-row table:style-name="ro1">
          <table:table-cell table:formula="of:= [.B131] &amp; &quot; - &quot; &amp;[.C131]" office:value-type="string" office:string-value="argilla bagnata - 2000" calcext:value-type="string">
            <text:p>argilla bagnata - 2000</text:p>
          </table:table-cell>
          <table:table-cell office:value-type="string" calcext:value-type="string">
            <text:p>argilla bagnata</text:p>
          </table:table-cell>
          <table:table-cell table:style-name="ce53" office:value-type="string" calcext:value-type="string">
            <text:p>2000</text:p>
          </table:table-cell>
        </table:table-row>
        <table:table-row table:style-name="ro1">
          <table:table-cell table:formula="of:= [.B132] &amp; &quot; - &quot; &amp;[.C132]" office:value-type="string" office:string-value="barbabietole - 570 ÷ 650" calcext:value-type="string">
            <text:p>barbabietole - 570 ÷ 650</text:p>
          </table:table-cell>
          <table:table-cell office:value-type="string" calcext:value-type="string">
            <text:p>barbabietole</text:p>
          </table:table-cell>
          <table:table-cell office:value-type="string" calcext:value-type="string">
            <text:p>570 ÷ 650</text:p>
          </table:table-cell>
        </table:table-row>
        <table:table-row table:style-name="ro1">
          <table:table-cell table:formula="of:= [.B133] &amp; &quot; - &quot; &amp;[.C133]" office:value-type="string" office:string-value="caffè in grani (secco, crudo) - 500 ÷ 700" calcext:value-type="string">
            <text:p>caffè in grani (secco, crudo) - 500 ÷ 700</text:p>
          </table:table-cell>
          <table:table-cell office:value-type="string" calcext:value-type="string">
            <text:p>caffè in grani (secco, crudo)</text:p>
          </table:table-cell>
          <table:table-cell office:value-type="string" calcext:value-type="string">
            <text:p>500 ÷ 700</text:p>
          </table:table-cell>
        </table:table-row>
        <table:table-row table:style-name="ro1">
          <table:table-cell table:formula="of:= [.B134] &amp; &quot; - &quot; &amp;[.C134]" office:value-type="string" office:string-value="calcare duro - 2700" calcext:value-type="string">
            <text:p>calcare duro - 2700</text:p>
          </table:table-cell>
          <table:table-cell office:value-type="string" calcext:value-type="string">
            <text:p>calcare duro</text:p>
          </table:table-cell>
          <table:table-cell table:style-name="ce53" office:value-type="string" calcext:value-type="string">
            <text:p>2700</text:p>
          </table:table-cell>
        </table:table-row>
        <table:table-row table:style-name="ro1">
          <table:table-cell table:formula="of:= [.B135] &amp; &quot; - &quot; &amp;[.C135]" office:value-type="string" office:string-value="calcare compatto - 2500" calcext:value-type="string">
            <text:p>calcare compatto - 2500</text:p>
          </table:table-cell>
          <table:table-cell office:value-type="string" calcext:value-type="string">
            <text:p>calcare compatto</text:p>
          </table:table-cell>
          <table:table-cell table:style-name="ce53" office:value-type="string" calcext:value-type="string">
            <text:p>2500</text:p>
          </table:table-cell>
        </table:table-row>
        <table:table-row table:style-name="ro1">
          <table:table-cell table:formula="of:= [.B136] &amp; &quot; - &quot; &amp;[.C136]" office:value-type="string" office:string-value="calce grassa (cotta e polverulenta) - 500" calcext:value-type="string">
            <text:p>calce grassa (cotta e polverulenta) - 500</text:p>
          </table:table-cell>
          <table:table-cell office:value-type="string" calcext:value-type="string">
            <text:p>calce grassa (cotta e polverulenta)</text:p>
          </table:table-cell>
          <table:table-cell table:style-name="ce53" office:value-type="string" calcext:value-type="string">
            <text:p>500</text:p>
          </table:table-cell>
        </table:table-row>
        <table:table-row table:style-name="ro1">
          <table:table-cell table:formula="of:= [.B137] &amp; &quot; - &quot; &amp;[.C137]" office:value-type="string" office:string-value="calcestruzzo con calcare - 2000" calcext:value-type="string">
            <text:p>calcestruzzo con calcare - 2000</text:p>
          </table:table-cell>
          <table:table-cell office:value-type="string" calcext:value-type="string">
            <text:p>calcestruzzo con calcare</text:p>
          </table:table-cell>
          <table:table-cell table:style-name="ce53" office:value-type="string" calcext:value-type="string">
            <text:p>2000</text:p>
          </table:table-cell>
        </table:table-row>
        <table:table-row table:style-name="ro1">
          <table:table-cell table:formula="of:= [.B138] &amp; &quot; - &quot; &amp;[.C138]" office:value-type="string" office:string-value="calcestruzzo con granito - 2200" calcext:value-type="string">
            <text:p>calcestruzzo con granito - 2200</text:p>
          </table:table-cell>
          <table:table-cell office:value-type="string" calcext:value-type="string">
            <text:p>calcestruzzo con granito</text:p>
          </table:table-cell>
          <table:table-cell table:style-name="ce53" office:value-type="string" calcext:value-type="string">
            <text:p>2200</text:p>
          </table:table-cell>
        </table:table-row>
        <table:table-row table:style-name="ro1">
          <table:table-cell table:formula="of:= [.B139] &amp; &quot; - &quot; &amp;[.C139]" office:value-type="string" office:string-value="calcestruzzo con frammenti di mattone - 1800" calcext:value-type="string">
            <text:p>calcestruzzo con frammenti di mattone - 1800</text:p>
          </table:table-cell>
          <table:table-cell office:value-type="string" calcext:value-type="string">
            <text:p>calcestruzzo con frammenti di mattone</text:p>
          </table:table-cell>
          <table:table-cell table:style-name="ce53" office:value-type="string" calcext:value-type="string">
            <text:p>1800</text:p>
          </table:table-cell>
        </table:table-row>
        <table:table-row table:style-name="ro1">
          <table:table-cell table:formula="of:= [.B140] &amp; &quot; - &quot; &amp;[.C140]" office:value-type="string" office:string-value="carbone di legno dolce - 150" calcext:value-type="string">
            <text:p>carbone di legno dolce - 150</text:p>
          </table:table-cell>
          <table:table-cell office:value-type="string" calcext:value-type="string">
            <text:p>carbone di legno dolce</text:p>
          </table:table-cell>
          <table:table-cell table:style-name="ce53" office:value-type="string" calcext:value-type="string">
            <text:p>150</text:p>
          </table:table-cell>
        </table:table-row>
        <table:table-row table:style-name="ro1">
          <table:table-cell table:formula="of:= [.B141] &amp; &quot; - &quot; &amp;[.C141]" office:value-type="string" office:string-value="carbone di legno duro - 220" calcext:value-type="string">
            <text:p>carbone di legno duro - 220</text:p>
          </table:table-cell>
          <table:table-cell office:value-type="string" calcext:value-type="string">
            <text:p>carbone di legno duro</text:p>
          </table:table-cell>
          <table:table-cell table:style-name="ce53" office:value-type="string" calcext:value-type="string">
            <text:p>220</text:p>
          </table:table-cell>
        </table:table-row>
        <table:table-row table:style-name="ro1">
          <table:table-cell table:formula="of:= [.B142] &amp; &quot; - &quot; &amp;[.C142]" office:value-type="string" office:string-value="carboni fossili - 720 ÷ 850" calcext:value-type="string">
            <text:p>carboni fossili - 720 ÷ 850</text:p>
          </table:table-cell>
          <table:table-cell office:value-type="string" calcext:value-type="string">
            <text:p>carboni fossili</text:p>
          </table:table-cell>
          <table:table-cell office:value-type="string" calcext:value-type="string">
            <text:p>720 ÷ 850</text:p>
          </table:table-cell>
        </table:table-row>
        <table:table-row table:style-name="ro1">
          <table:table-cell table:formula="of:= [.B143] &amp; &quot; - &quot; &amp;[.C143]" office:value-type="string" office:string-value="cemento (sciolto) - 1400" calcext:value-type="string">
            <text:p>cemento (sciolto) - 1400</text:p>
          </table:table-cell>
          <table:table-cell office:value-type="string" calcext:value-type="string">
            <text:p>cemento (sciolto)</text:p>
          </table:table-cell>
          <table:table-cell table:style-name="ce53" office:value-type="string" calcext:value-type="string">
            <text:p>1400</text:p>
          </table:table-cell>
        </table:table-row>
        <table:table-row table:style-name="ro1">
          <table:table-cell table:formula="of:= [.B144] &amp; &quot; - &quot; &amp;[.C144]" office:value-type="string" office:string-value="cenere - 900" calcext:value-type="string">
            <text:p>cenere - 900</text:p>
          </table:table-cell>
          <table:table-cell office:value-type="string" calcext:value-type="string">
            <text:p>cenere</text:p>
          </table:table-cell>
          <table:table-cell table:style-name="ce53" office:value-type="string" calcext:value-type="string">
            <text:p>900</text:p>
          </table:table-cell>
        </table:table-row>
        <table:table-row table:style-name="ro1">
          <table:table-cell table:formula="of:= [.B145] &amp; &quot; - &quot; &amp;[.C145]" office:value-type="string" office:string-value="coke (del gas) - 350 ÷ 470" calcext:value-type="string">
            <text:p>coke (del gas) - 350 ÷ 470</text:p>
          </table:table-cell>
          <table:table-cell office:value-type="string" calcext:value-type="string">
            <text:p>coke (del gas)</text:p>
          </table:table-cell>
          <table:table-cell office:value-type="string" calcext:value-type="string">
            <text:p>350 ÷ 470</text:p>
          </table:table-cell>
        </table:table-row>
        <table:table-row table:style-name="ro1">
          <table:table-cell table:formula="of:= [.B146] &amp; &quot; - &quot; &amp;[.C146]" office:value-type="string" office:string-value="conifere (in ciocchi) - 330" calcext:value-type="string">
            <text:p>conifere (in ciocchi) - 330</text:p>
          </table:table-cell>
          <table:table-cell office:value-type="string" calcext:value-type="string">
            <text:p>conifere (in ciocchi)</text:p>
          </table:table-cell>
          <table:table-cell table:style-name="ce53" office:value-type="string" calcext:value-type="string">
            <text:p>330</text:p>
          </table:table-cell>
        </table:table-row>
        <table:table-row table:style-name="ro1">
          <table:table-cell table:formula="of:= [.B147] &amp; &quot; - &quot; &amp;[.C147]" office:value-type="string" office:string-value="erba fresca sciolta - 250 ÷ 350" calcext:value-type="string">
            <text:p>erba fresca sciolta - 250 ÷ 350</text:p>
          </table:table-cell>
          <table:table-cell office:value-type="string" calcext:value-type="string">
            <text:p>erba fresca sciolta</text:p>
          </table:table-cell>
          <table:table-cell office:value-type="string" calcext:value-type="string">
            <text:p>250 ÷ 350</text:p>
          </table:table-cell>
        </table:table-row>
        <table:table-row table:style-name="ro1">
          <table:table-cell table:formula="of:= [.B148] &amp; &quot; - &quot; &amp;[.C148]" office:value-type="string" office:string-value="fieno sciolto - 40 ÷ 60" calcext:value-type="string">
            <text:p>fieno sciolto - 40 ÷ 60</text:p>
          </table:table-cell>
          <table:table-cell office:value-type="string" calcext:value-type="string">
            <text:p>fieno sciolto</text:p>
          </table:table-cell>
          <table:table-cell office:value-type="string" calcext:value-type="string">
            <text:p>40 ÷ 60</text:p>
          </table:table-cell>
        </table:table-row>
        <table:table-row table:style-name="ro1">
          <table:table-cell table:formula="of:= [.B149] &amp; &quot; - &quot; &amp;[.C149]" office:value-type="string" office:string-value="fieno di 6 mesi in fienile - 80 ÷ 100" calcext:value-type="string">
            <text:p>fieno di 6 mesi in fienile - 80 ÷ 100</text:p>
          </table:table-cell>
          <table:table-cell office:value-type="string" calcext:value-type="string">
            <text:p>fieno di 6 mesi in fienile</text:p>
          </table:table-cell>
          <table:table-cell office:value-type="string" calcext:value-type="string">
            <text:p>80 ÷ 100</text:p>
          </table:table-cell>
        </table:table-row>
        <table:table-row table:style-name="ro1">
          <table:table-cell table:formula="of:= [.B150] &amp; &quot; - &quot; &amp;[.C150]" office:value-type="string" office:string-value="fieno pressato - 200 ÷ 350" calcext:value-type="string">
            <text:p>fieno pressato - 200 ÷ 350</text:p>
          </table:table-cell>
          <table:table-cell office:value-type="string" calcext:value-type="string">
            <text:p>fieno pressato</text:p>
          </table:table-cell>
          <table:table-cell office:value-type="string" calcext:value-type="string">
            <text:p>200 ÷ 350</text:p>
          </table:table-cell>
        </table:table-row>
        <table:table-row table:style-name="ro1">
          <table:table-cell table:formula="of:= [.B151] &amp; &quot; - &quot; &amp;[.C151]" office:value-type="string" office:string-value="fieno in silos - 300 ÷ 400" calcext:value-type="string">
            <text:p>fieno in silos - 300 ÷ 400</text:p>
          </table:table-cell>
          <table:table-cell office:value-type="string" calcext:value-type="string">
            <text:p>fieno in silos</text:p>
          </table:table-cell>
          <table:table-cell office:value-type="string" calcext:value-type="string">
            <text:p>300 ÷ 400</text:p>
          </table:table-cell>
        </table:table-row>
        <table:table-row table:style-name="ro1">
          <table:table-cell table:formula="of:= [.B152] &amp; &quot; - &quot; &amp;[.C152]" office:value-type="string" office:string-value="fosforiti - 1200 ÷ 1300" calcext:value-type="string">
            <text:p>fosforiti - 1200 ÷ 1300</text:p>
          </table:table-cell>
          <table:table-cell office:value-type="string" calcext:value-type="string">
            <text:p>fosforiti</text:p>
          </table:table-cell>
          <table:table-cell office:value-type="string" calcext:value-type="string">
            <text:p>1200 ÷ 1300</text:p>
          </table:table-cell>
        </table:table-row>
        <table:table-row table:style-name="ro1">
          <table:table-cell table:formula="of:= [.B153] &amp; &quot; - &quot; &amp;[.C153]" office:value-type="string" office:string-value="ghiaia asciutta - 1500" calcext:value-type="string">
            <text:p>ghiaia asciutta - 1500</text:p>
          </table:table-cell>
          <table:table-cell office:value-type="string" calcext:value-type="string">
            <text:p>ghiaia asciutta</text:p>
          </table:table-cell>
          <table:table-cell table:style-name="ce53" office:value-type="string" calcext:value-type="string">
            <text:p>1500</text:p>
          </table:table-cell>
        </table:table-row>
        <table:table-row table:style-name="ro1">
          <table:table-cell table:formula="of:= [.B154] &amp; &quot; - &quot; &amp;[.C154]" office:value-type="string" office:string-value="ghiaia bagnata - 1700" calcext:value-type="string">
            <text:p>ghiaia bagnata - 1700</text:p>
          </table:table-cell>
          <table:table-cell office:value-type="string" calcext:value-type="string">
            <text:p>ghiaia bagnata</text:p>
          </table:table-cell>
          <table:table-cell table:style-name="ce53" office:value-type="string" calcext:value-type="string">
            <text:p>1700</text:p>
          </table:table-cell>
        </table:table-row>
        <table:table-row table:style-name="ro1">
          <table:table-cell table:formula="of:= [.B155] &amp; &quot; - &quot; &amp;[.C155]" office:value-type="string" office:string-value="graniti - 2700" calcext:value-type="string">
            <text:p>graniti - 2700</text:p>
          </table:table-cell>
          <table:table-cell office:value-type="string" calcext:value-type="string">
            <text:p>graniti</text:p>
          </table:table-cell>
          <table:table-cell table:style-name="ce53" office:value-type="string" calcext:value-type="string">
            <text:p>2700</text:p>
          </table:table-cell>
        </table:table-row>
        <table:table-row table:style-name="ro1">
          <table:table-cell table:formula="of:= [.B156] &amp; &quot; - &quot; &amp;[.C156]" office:value-type="string" office:string-value="grano - 750 ÷ 780" calcext:value-type="string">
            <text:p>grano - 750 ÷ 780</text:p>
          </table:table-cell>
          <table:table-cell office:value-type="string" calcext:value-type="string">
            <text:p>grano</text:p>
          </table:table-cell>
          <table:table-cell office:value-type="string" calcext:value-type="string">
            <text:p>750 ÷ 780</text:p>
          </table:table-cell>
        </table:table-row>
        <table:table-row table:style-name="ro1">
          <table:table-cell table:formula="of:= [.B157] &amp; &quot; - &quot; &amp;[.C157]" office:value-type="string" office:string-value="lana di vetro - 20 ÷ 120" calcext:value-type="string">
            <text:p>lana di vetro - 20 ÷ 120</text:p>
          </table:table-cell>
          <table:table-cell office:value-type="string" calcext:value-type="string">
            <text:p>lana di vetro</text:p>
          </table:table-cell>
          <table:table-cell office:value-type="string" calcext:value-type="string">
            <text:p>20 ÷ 120</text:p>
          </table:table-cell>
        </table:table-row>
        <table:table-row table:style-name="ro1">
          <table:table-cell table:formula="of:= [.B158] &amp; &quot; - &quot; &amp;[.C158]" office:value-type="string" office:string-value="legno di abete bianco (in ciocchi) - 340" calcext:value-type="string">
            <text:p>legno di abete bianco (in ciocchi) - 340</text:p>
          </table:table-cell>
          <table:table-cell office:value-type="string" calcext:value-type="string">
            <text:p>legno di abete bianco (in ciocchi)</text:p>
          </table:table-cell>
          <table:table-cell table:style-name="ce53" office:value-type="string" calcext:value-type="string">
            <text:p>340</text:p>
          </table:table-cell>
        </table:table-row>
        <table:table-row table:style-name="ro1">
          <table:table-cell table:formula="of:= [.B159] &amp; &quot; - &quot; &amp;[.C159]" office:value-type="string" office:string-value="legno di abete rosso (in ciocchi) - 320" calcext:value-type="string">
            <text:p>legno di abete rosso (in ciocchi) - 320</text:p>
          </table:table-cell>
          <table:table-cell office:value-type="string" calcext:value-type="string">
            <text:p>legno di abete rosso (in ciocchi)</text:p>
          </table:table-cell>
          <table:table-cell table:style-name="ce53" office:value-type="string" calcext:value-type="string">
            <text:p>320</text:p>
          </table:table-cell>
        </table:table-row>
        <table:table-row table:style-name="ro1">
          <table:table-cell table:formula="of:= [.B160] &amp; &quot; - &quot; &amp;[.C160]" office:value-type="string" office:string-value="legno di faggio (in ciocchi) - 400" calcext:value-type="string">
            <text:p>legno di faggio (in ciocchi) - 400</text:p>
          </table:table-cell>
          <table:table-cell office:value-type="string" calcext:value-type="string">
            <text:p>legno di faggio (in ciocchi)</text:p>
          </table:table-cell>
          <table:table-cell table:style-name="ce53" office:value-type="string" calcext:value-type="string">
            <text:p>400</text:p>
          </table:table-cell>
        </table:table-row>
        <table:table-row table:style-name="ro1">
          <table:table-cell table:formula="of:= [.B161] &amp; &quot; - &quot; &amp;[.C161]" office:value-type="string" office:string-value="legno di quercia (in ciocchi) - 420" calcext:value-type="string">
            <text:p>legno di quercia (in ciocchi) - 420</text:p>
          </table:table-cell>
          <table:table-cell office:value-type="string" calcext:value-type="string">
            <text:p>legno di quercia (in ciocchi)</text:p>
          </table:table-cell>
          <table:table-cell table:style-name="ce53" office:value-type="string" calcext:value-type="string">
            <text:p>420</text:p>
          </table:table-cell>
        </table:table-row>
        <table:table-row table:style-name="ro1">
          <table:table-cell table:formula="of:= [.B162] &amp; &quot; - &quot; &amp;[.C162]" office:value-type="string" office:string-value="letame fresco - 200 ÷ 300" calcext:value-type="string">
            <text:p>letame fresco - 200 ÷ 300</text:p>
          </table:table-cell>
          <table:table-cell office:value-type="string" calcext:value-type="string">
            <text:p>letame fresco</text:p>
          </table:table-cell>
          <table:table-cell office:value-type="string" calcext:value-type="string">
            <text:p>200 ÷ 300</text:p>
          </table:table-cell>
        </table:table-row>
        <table:table-row table:style-name="ro1">
          <table:table-cell table:formula="of:= [.B163] &amp; &quot; - &quot; &amp;[.C163]" office:value-type="string" office:string-value="letame maturo - 450 ÷ 650" calcext:value-type="string">
            <text:p>letame maturo - 450 ÷ 650</text:p>
          </table:table-cell>
          <table:table-cell office:value-type="string" calcext:value-type="string">
            <text:p>letame maturo</text:p>
          </table:table-cell>
          <table:table-cell office:value-type="string" calcext:value-type="string">
            <text:p>450 ÷ 650</text:p>
          </table:table-cell>
        </table:table-row>
        <table:table-row table:style-name="ro1">
          <table:table-cell table:formula="of:= [.B164] &amp; &quot; - &quot; &amp;[.C164]" office:value-type="string" office:string-value="lignite secca in pezzi - 650 ÷ 780" calcext:value-type="string">
            <text:p>lignite secca in pezzi - 650 ÷ 780</text:p>
          </table:table-cell>
          <table:table-cell table:style-name="ce43" office:value-type="string" calcext:value-type="string">
            <text:p>lignite secca in pezzi</text:p>
          </table:table-cell>
          <table:table-cell table:style-name="ce55" office:value-type="string" calcext:value-type="string">
            <text:p>650 ÷ 780</text:p>
          </table:table-cell>
        </table:table-row>
        <table:table-row table:style-name="ro1">
          <table:table-cell table:formula="of:= [.B165] &amp; &quot;  &quot; &amp;[.C165]" office:value-type="string" office:string-value="SOSTANZA  PESO (KG/M3)" calcext:value-type="string">
            <text:p>SOSTANZA <text:s/>PESO (KG/M3)</text:p>
          </table:table-cell>
          <table:table-cell table:style-name="ce40" office:value-type="string" calcext:value-type="string">
            <text:p>SOSTANZA</text:p>
          </table:table-cell>
          <table:table-cell table:style-name="ce48" office:value-type="string" calcext:value-type="string">
            <text:p>PESO (KG/M3)</text:p>
          </table:table-cell>
        </table:table-row>
        <table:table-row table:style-name="ro1">
          <table:table-cell table:formula="of:= [.B166] &amp; &quot; - &quot; &amp;[.C166]" office:value-type="string" office:string-value="lignite (mattonelle in mucchio) - 720" calcext:value-type="string">
            <text:p>lignite (mattonelle in mucchio) - 720</text:p>
          </table:table-cell>
          <table:table-cell table:style-name="ce44" office:value-type="string" calcext:value-type="string">
            <text:p>lignite (mattonelle in mucchio)</text:p>
          </table:table-cell>
          <table:table-cell table:style-name="ce54" office:value-type="string" calcext:value-type="string">
            <text:p>720</text:p>
          </table:table-cell>
        </table:table-row>
        <table:table-row table:style-name="ro1">
          <table:table-cell table:formula="of:= [.B167] &amp; &quot; - &quot; &amp;[.C167]" office:value-type="string" office:string-value="lignite (mattonelle assestate) - 1030" calcext:value-type="string">
            <text:p>lignite (mattonelle assestate) - 1030</text:p>
          </table:table-cell>
          <table:table-cell table:style-name="ce44" office:value-type="string" calcext:value-type="string">
            <text:p>lignite (mattonelle assestate)</text:p>
          </table:table-cell>
          <table:table-cell table:style-name="ce54" office:value-type="string" calcext:value-type="string">
            <text:p>1030</text:p>
          </table:table-cell>
        </table:table-row>
        <table:table-row table:style-name="ro1">
          <table:table-cell table:formula="of:= [.B168] &amp; &quot; - &quot; &amp;[.C168]" office:value-type="string" office:string-value="lignite (mattonelle rotonde) - 820" calcext:value-type="string">
            <text:p>lignite (mattonelle rotonde) - 820</text:p>
          </table:table-cell>
          <table:table-cell table:style-name="ce44" office:value-type="string" calcext:value-type="string">
            <text:p>lignite (mattonelle rotonde)</text:p>
          </table:table-cell>
          <table:table-cell table:style-name="ce54" office:value-type="string" calcext:value-type="string">
            <text:p>820</text:p>
          </table:table-cell>
        </table:table-row>
        <table:table-row table:style-name="ro1">
          <table:table-cell table:formula="of:= [.B169] &amp; &quot; - &quot; &amp;[.C169]" office:value-type="string" office:string-value="malta (calce e sabbia) - 1700 ÷ 1800" calcext:value-type="string">
            <text:p>malta (calce e sabbia) - 1700 ÷ 1800</text:p>
          </table:table-cell>
          <table:table-cell table:style-name="ce44" office:value-type="string" calcext:value-type="string">
            <text:p>malta (calce e sabbia)</text:p>
          </table:table-cell>
          <table:table-cell table:style-name="ce49" office:value-type="string" calcext:value-type="string">
            <text:p>1700 ÷ 1800</text:p>
          </table:table-cell>
        </table:table-row>
        <table:table-row table:style-name="ro1">
          <table:table-cell table:formula="of:= [.B170] &amp; &quot; - &quot; &amp;[.C170]" office:value-type="string" office:string-value="mandorle secche con guscio - 730 ÷ 740" calcext:value-type="string">
            <text:p>mandorle secche con guscio - 730 ÷ 740</text:p>
          </table:table-cell>
          <table:table-cell table:style-name="ce44" office:value-type="string" calcext:value-type="string">
            <text:p>mandorle secche con guscio</text:p>
          </table:table-cell>
          <table:table-cell table:style-name="ce49" office:value-type="string" calcext:value-type="string">
            <text:p>730 ÷ 740</text:p>
          </table:table-cell>
        </table:table-row>
        <table:table-row table:style-name="ro1">
          <table:table-cell table:formula="of:= [.B171] &amp; &quot; - &quot; &amp;[.C171]" office:value-type="string" office:string-value="mandorle secche senza guscio - 800" calcext:value-type="string">
            <text:p>mandorle secche senza guscio - 800</text:p>
          </table:table-cell>
          <table:table-cell table:style-name="ce44" office:value-type="string" calcext:value-type="string">
            <text:p>mandorle secche senza guscio</text:p>
          </table:table-cell>
          <table:table-cell table:style-name="ce54" office:value-type="string" calcext:value-type="string">
            <text:p>800</text:p>
          </table:table-cell>
        </table:table-row>
        <table:table-row table:style-name="ro1">
          <table:table-cell table:formula="of:= [.B172] &amp; &quot; - &quot; &amp;[.C172]" office:value-type="string" office:string-value="marmi compatti - 2800" calcext:value-type="string">
            <text:p>marmi compatti - 2800</text:p>
          </table:table-cell>
          <table:table-cell table:style-name="ce44" office:value-type="string" calcext:value-type="string">
            <text:p>marmi compatti</text:p>
          </table:table-cell>
          <table:table-cell table:style-name="ce54" office:value-type="string" calcext:value-type="string">
            <text:p>2800</text:p>
          </table:table-cell>
        </table:table-row>
        <table:table-row table:style-name="ro1">
          <table:table-cell table:formula="of:= [.B173] &amp; &quot; - &quot; &amp;[.C173]" office:value-type="string" office:string-value="mattoni ordinari - 2800" calcext:value-type="string">
            <text:p>mattoni ordinari - 2800</text:p>
          </table:table-cell>
          <table:table-cell table:style-name="ce44" office:value-type="string" calcext:value-type="string">
            <text:p>mattoni ordinari</text:p>
          </table:table-cell>
          <table:table-cell table:style-name="ce54" office:value-type="string" calcext:value-type="string">
            <text:p>2800</text:p>
          </table:table-cell>
        </table:table-row>
        <table:table-row table:style-name="ro1">
          <table:table-cell table:formula="of:= [.B174] &amp; &quot; - &quot; &amp;[.C174]" office:value-type="string" office:string-value="mele - 300" calcext:value-type="string">
            <text:p>mele - 300</text:p>
          </table:table-cell>
          <table:table-cell table:style-name="ce44" office:value-type="string" calcext:value-type="string">
            <text:p>mele</text:p>
          </table:table-cell>
          <table:table-cell table:style-name="ce54" office:value-type="string" calcext:value-type="string">
            <text:p>300</text:p>
          </table:table-cell>
        </table:table-row>
        <table:table-row table:style-name="ro1">
          <table:table-cell table:formula="of:= [.B175] &amp; &quot; - &quot; &amp;[.C175]" office:value-type="string" office:string-value="neve caduta fresca - 80 ÷ 190" calcext:value-type="string">
            <text:p>neve caduta fresca - 80 ÷ 190</text:p>
          </table:table-cell>
          <table:table-cell table:style-name="ce44" office:value-type="string" calcext:value-type="string">
            <text:p>neve caduta fresca</text:p>
          </table:table-cell>
          <table:table-cell table:style-name="ce49" office:value-type="string" calcext:value-type="string">
            <text:p>80 ÷ 190</text:p>
          </table:table-cell>
        </table:table-row>
        <table:table-row table:style-name="ro1">
          <table:table-cell table:formula="of:= [.B176] &amp; &quot; - &quot; &amp;[.C176]" office:value-type="string" office:string-value="neve umida e acquosa - 200 ÷ 800" calcext:value-type="string">
            <text:p>neve umida e acquosa - 200 ÷ 800</text:p>
          </table:table-cell>
          <table:table-cell table:style-name="ce44" office:value-type="string" calcext:value-type="string">
            <text:p>neve umida e acquosa</text:p>
          </table:table-cell>
          <table:table-cell table:style-name="ce49" office:value-type="string" calcext:value-type="string">
            <text:p>200 ÷ 800</text:p>
          </table:table-cell>
        </table:table-row>
        <table:table-row table:style-name="ro1">
          <table:table-cell table:formula="of:= [.B177] &amp; &quot; - &quot; &amp;[.C177]" office:value-type="string" office:string-value="nitro del Cile (in mucchio) - 1000" calcext:value-type="string">
            <text:p>nitro del Cile (in mucchio) - 1000</text:p>
          </table:table-cell>
          <table:table-cell table:style-name="ce44" office:value-type="string" calcext:value-type="string">
            <text:p>nitro del Cile (in mucchio)</text:p>
          </table:table-cell>
          <table:table-cell table:style-name="ce54" office:value-type="string" calcext:value-type="string">
            <text:p>1000</text:p>
          </table:table-cell>
        </table:table-row>
        <table:table-row table:style-name="ro1">
          <table:table-cell table:formula="of:= [.B178] &amp; &quot; - &quot; &amp;[.C178]" office:value-type="string" office:string-value="paglia sciolta - 30 ÷ 45" calcext:value-type="string">
            <text:p>paglia sciolta - 30 ÷ 45</text:p>
          </table:table-cell>
          <table:table-cell table:style-name="ce44" office:value-type="string" calcext:value-type="string">
            <text:p>paglia sciolta</text:p>
          </table:table-cell>
          <table:table-cell table:style-name="ce49" office:value-type="string" calcext:value-type="string">
            <text:p>30 ÷ 45</text:p>
          </table:table-cell>
        </table:table-row>
        <table:table-row table:style-name="ro1">
          <table:table-cell table:formula="of:= [.B179] &amp; &quot; - &quot; &amp;[.C179]" office:value-type="string" office:string-value="paglia di 3 mesi in pagliaio - 50 ÷ 70" calcext:value-type="string">
            <text:p>paglia di 3 mesi in pagliaio - 50 ÷ 70</text:p>
          </table:table-cell>
          <table:table-cell table:style-name="ce44" office:value-type="string" calcext:value-type="string">
            <text:p>paglia di 3 mesi in pagliaio</text:p>
          </table:table-cell>
          <table:table-cell table:style-name="ce49" office:value-type="string" calcext:value-type="string">
            <text:p>50 ÷ 70</text:p>
          </table:table-cell>
        </table:table-row>
        <table:table-row table:style-name="ro1">
          <table:table-cell table:formula="of:= [.B180] &amp; &quot; - &quot; &amp;[.C180]" office:value-type="string" office:string-value="paglia pressata - 100 ÷ 200" calcext:value-type="string">
            <text:p>paglia pressata - 100 ÷ 200</text:p>
          </table:table-cell>
          <table:table-cell table:style-name="ce44" office:value-type="string" calcext:value-type="string">
            <text:p>paglia pressata</text:p>
          </table:table-cell>
          <table:table-cell table:style-name="ce49" office:value-type="string" calcext:value-type="string">
            <text:p>100 ÷ 200</text:p>
          </table:table-cell>
        </table:table-row>
        <table:table-row table:style-name="ro1">
          <table:table-cell table:formula="of:= [.B181] &amp; &quot; - &quot; &amp;[.C181]" office:value-type="string" office:string-value="patate - 650 ÷ 750" calcext:value-type="string">
            <text:p>patate - 650 ÷ 750</text:p>
          </table:table-cell>
          <table:table-cell table:style-name="ce44" office:value-type="string" calcext:value-type="string">
            <text:p>patate</text:p>
          </table:table-cell>
          <table:table-cell table:style-name="ce49" office:value-type="string" calcext:value-type="string">
            <text:p>650 ÷ 750</text:p>
          </table:table-cell>
        </table:table-row>
        <table:table-row table:style-name="ro1">
          <table:table-cell table:formula="of:= [.B182] &amp; &quot; - &quot; &amp;[.C182]" office:value-type="string" office:string-value="pere e prugne - 350" calcext:value-type="string">
            <text:p>pere e prugne - 350</text:p>
          </table:table-cell>
          <table:table-cell table:style-name="ce44" office:value-type="string" calcext:value-type="string">
            <text:p>pere e prugne</text:p>
          </table:table-cell>
          <table:table-cell table:style-name="ce54" office:value-type="string" calcext:value-type="string">
            <text:p>350</text:p>
          </table:table-cell>
        </table:table-row>
        <table:table-row table:style-name="ro1">
          <table:table-cell table:formula="of:= [.B183] &amp; &quot; - &quot; &amp;[.C183]" office:value-type="string" office:string-value="pietra da calce (calcare) - 2000" calcext:value-type="string">
            <text:p>pietra da calce (calcare) - 2000</text:p>
          </table:table-cell>
          <table:table-cell table:style-name="ce44" office:value-type="string" calcext:value-type="string">
            <text:p>pietra da calce (calcare)</text:p>
          </table:table-cell>
          <table:table-cell table:style-name="ce54" office:value-type="string" calcext:value-type="string">
            <text:p>2000</text:p>
          </table:table-cell>
        </table:table-row>
        <table:table-row table:style-name="ro1">
          <table:table-cell table:formula="of:= [.B184] &amp; &quot; - &quot; &amp;[.C184]" office:value-type="string" office:string-value="rocce disgregabili - ~2000" calcext:value-type="string">
            <text:p>rocce disgregabili - ~2000</text:p>
          </table:table-cell>
          <table:table-cell table:style-name="ce44" office:value-type="string" calcext:value-type="string">
            <text:p>rocce disgregabili</text:p>
          </table:table-cell>
          <table:table-cell table:style-name="ce49" office:value-type="string" calcext:value-type="string">
            <text:p>~2000</text:p>
          </table:table-cell>
        </table:table-row>
        <table:table-row table:style-name="ro1">
          <table:table-cell table:formula="of:= [.B185] &amp; &quot; - &quot; &amp;[.C185]" office:value-type="string" office:string-value="sabbia per forme in mucchio - 1200" calcext:value-type="string">
            <text:p>sabbia per forme in mucchio - 1200</text:p>
          </table:table-cell>
          <table:table-cell table:style-name="ce44" office:value-type="string" calcext:value-type="string">
            <text:p>sabbia per forme in mucchio</text:p>
          </table:table-cell>
          <table:table-cell table:style-name="ce54" office:value-type="string" calcext:value-type="string">
            <text:p>1200</text:p>
          </table:table-cell>
        </table:table-row>
        <table:table-row table:style-name="ro1">
          <table:table-cell table:formula="of:= [.B186] &amp; &quot; - &quot; &amp;[.C186]" office:value-type="string" office:string-value="sabbia per forme pressata - 1650" calcext:value-type="string">
            <text:p>sabbia per forme pressata - 1650</text:p>
          </table:table-cell>
          <table:table-cell table:style-name="ce44" office:value-type="string" calcext:value-type="string">
            <text:p>sabbia per forme pressata</text:p>
          </table:table-cell>
          <table:table-cell table:style-name="ce54" office:value-type="string" calcext:value-type="string">
            <text:p>1650</text:p>
          </table:table-cell>
        </table:table-row>
        <table:table-row table:style-name="ro1">
          <table:table-cell table:formula="of:= [.B187] &amp; &quot; - &quot; &amp;[.C187]" office:value-type="string" office:string-value="sabbia, creta, calcare (asciutti) - 1600" calcext:value-type="string">
            <text:p>sabbia, creta, calcare (asciutti) - 1600</text:p>
          </table:table-cell>
          <table:table-cell table:style-name="ce44" office:value-type="string" calcext:value-type="string">
            <text:p>sabbia, creta, calcare (asciutti)</text:p>
          </table:table-cell>
          <table:table-cell table:style-name="ce54" office:value-type="string" calcext:value-type="string">
            <text:p>1600</text:p>
          </table:table-cell>
        </table:table-row>
        <table:table-row table:style-name="ro1">
          <table:table-cell table:formula="of:= [.B188] &amp; &quot; - &quot; &amp;[.C188]" office:value-type="string" office:string-value="sabbia, creta, calcare (bagnati) - 2100" calcext:value-type="string">
            <text:p>sabbia, creta, calcare (bagnati) - 2100</text:p>
          </table:table-cell>
          <table:table-cell table:style-name="ce44" office:value-type="string" calcext:value-type="string">
            <text:p>sabbia, creta, calcare (bagnati)</text:p>
          </table:table-cell>
          <table:table-cell table:style-name="ce54" office:value-type="string" calcext:value-type="string">
            <text:p>2100</text:p>
          </table:table-cell>
        </table:table-row>
        <table:table-row table:style-name="ro1">
          <table:table-cell table:formula="of:= [.B189] &amp; &quot; - &quot; &amp;[.C189]" office:value-type="string" office:string-value="salgemma (macinato) - 1015" calcext:value-type="string">
            <text:p>salgemma (macinato) - 1015</text:p>
          </table:table-cell>
          <table:table-cell table:style-name="ce44" office:value-type="string" calcext:value-type="string">
            <text:p>salgemma (macinato)</text:p>
          </table:table-cell>
          <table:table-cell table:style-name="ce54" office:value-type="string" calcext:value-type="string">
            <text:p>1015</text:p>
          </table:table-cell>
        </table:table-row>
        <table:table-row table:style-name="ro1">
          <table:table-cell table:formula="of:= [.B190] &amp; &quot; - &quot; &amp;[.C190]" office:value-type="string" office:string-value="sale marino (fino) - 785" calcext:value-type="string">
            <text:p>sale marino (fino) - 785</text:p>
          </table:table-cell>
          <table:table-cell table:style-name="ce44" office:value-type="string" calcext:value-type="string">
            <text:p>sale marino (fino)</text:p>
          </table:table-cell>
          <table:table-cell table:style-name="ce54" office:value-type="string" calcext:value-type="string">
            <text:p>785</text:p>
          </table:table-cell>
        </table:table-row>
        <table:table-row table:style-name="ro1">
          <table:table-cell table:formula="of:= [.B191] &amp; &quot; - &quot; &amp;[.C191]" office:value-type="string" office:string-value="sale marino (grosso) - 745" calcext:value-type="string">
            <text:p>sale marino (grosso) - 745</text:p>
          </table:table-cell>
          <table:table-cell table:style-name="ce44" office:value-type="string" calcext:value-type="string">
            <text:p>sale marino (grosso)</text:p>
          </table:table-cell>
          <table:table-cell table:style-name="ce54" office:value-type="string" calcext:value-type="string">
            <text:p>745</text:p>
          </table:table-cell>
        </table:table-row>
        <table:table-row table:style-name="ro1">
          <table:table-cell table:formula="of:= [.B192] &amp; &quot; - &quot; &amp;[.C192]" office:value-type="string" office:string-value="terra silicea leggera - 1500" calcext:value-type="string">
            <text:p>terra silicea leggera - 1500</text:p>
          </table:table-cell>
          <table:table-cell table:style-name="ce44" office:value-type="string" calcext:value-type="string">
            <text:p>terra silicea leggera</text:p>
          </table:table-cell>
          <table:table-cell table:style-name="ce54" office:value-type="string" calcext:value-type="string">
            <text:p>1500</text:p>
          </table:table-cell>
        </table:table-row>
        <table:table-row table:style-name="ro1">
          <table:table-cell table:formula="of:= [.B193] &amp; &quot; - &quot; &amp;[.C193]" office:value-type="string" office:string-value="terra ghiaiosa asciutta - 1600" calcext:value-type="string">
            <text:p>terra ghiaiosa asciutta - 1600</text:p>
          </table:table-cell>
          <table:table-cell table:style-name="ce44" office:value-type="string" calcext:value-type="string">
            <text:p>terra ghiaiosa asciutta</text:p>
          </table:table-cell>
          <table:table-cell table:style-name="ce54" office:value-type="string" calcext:value-type="string">
            <text:p>1600</text:p>
          </table:table-cell>
        </table:table-row>
        <table:table-row table:style-name="ro1">
          <table:table-cell table:formula="of:= [.B194] &amp; &quot; - &quot; &amp;[.C194]" office:value-type="string" office:string-value="terra ghiaiosa umida - 1800" calcext:value-type="string">
            <text:p>terra ghiaiosa umida - 1800</text:p>
          </table:table-cell>
          <table:table-cell table:style-name="ce44" office:value-type="string" calcext:value-type="string">
            <text:p>terra ghiaiosa umida</text:p>
          </table:table-cell>
          <table:table-cell table:style-name="ce54" office:value-type="string" calcext:value-type="string">
            <text:p>1800</text:p>
          </table:table-cell>
        </table:table-row>
        <table:table-row table:style-name="ro1">
          <table:table-cell table:formula="of:= [.B195] &amp; &quot; - &quot; &amp;[.C195]" office:value-type="string" office:string-value="terra argillosa secca - 2000" calcext:value-type="string">
            <text:p>terra argillosa secca - 2000</text:p>
          </table:table-cell>
          <table:table-cell table:style-name="ce44" office:value-type="string" calcext:value-type="string">
            <text:p>terra argillosa secca</text:p>
          </table:table-cell>
          <table:table-cell table:style-name="ce54" office:value-type="string" calcext:value-type="string">
            <text:p>2000</text:p>
          </table:table-cell>
        </table:table-row>
        <table:table-row table:style-name="ro1">
          <table:table-cell table:formula="of:= [.B196] &amp; &quot; - &quot; &amp;[.C196]" office:value-type="string" office:string-value="terra argillosa umida - 2300" calcext:value-type="string">
            <text:p>terra argillosa umida - 2300</text:p>
          </table:table-cell>
          <table:table-cell table:style-name="ce44" office:value-type="string" calcext:value-type="string">
            <text:p>terra argillosa umida</text:p>
          </table:table-cell>
          <table:table-cell table:style-name="ce54" office:value-type="string" calcext:value-type="string">
            <text:p>2300</text:p>
          </table:table-cell>
        </table:table-row>
        <table:table-row table:style-name="ro1">
          <table:table-cell table:formula="of:= [.B197] &amp; &quot; - &quot; &amp;[.C197]" office:value-type="string" office:string-value="terra mista e ciottoli - 1800 ÷ 2200" calcext:value-type="string">
            <text:p>terra mista e ciottoli - 1800 ÷ 2200</text:p>
          </table:table-cell>
          <table:table-cell table:style-name="ce44" office:value-type="string" calcext:value-type="string">
            <text:p>terra mista e ciottoli</text:p>
          </table:table-cell>
          <table:table-cell table:style-name="ce49" office:value-type="string" calcext:value-type="string">
            <text:p>1800 ÷ 2200</text:p>
          </table:table-cell>
        </table:table-row>
        <table:table-row table:style-name="ro1">
          <table:table-cell table:formula="of:= [.B198] &amp; &quot; - &quot; &amp;[.C198]" office:value-type="string" office:string-value="terra vegetale - 1700" calcext:value-type="string">
            <text:p>terra vegetale - 1700</text:p>
          </table:table-cell>
          <table:table-cell table:style-name="ce44" office:value-type="string" calcext:value-type="string">
            <text:p>terra vegetale</text:p>
          </table:table-cell>
          <table:table-cell table:style-name="ce54" office:value-type="string" calcext:value-type="string">
            <text:p>1700</text:p>
          </table:table-cell>
        </table:table-row>
        <table:table-row table:style-name="ro1">
          <table:table-cell table:formula="of:= [.B199] &amp; &quot; - &quot; &amp;[.C199]" office:value-type="string" office:string-value="torba asciutta - 325 ÷ 410" calcext:value-type="string">
            <text:p>torba asciutta - 325 ÷ 410</text:p>
          </table:table-cell>
          <table:table-cell table:style-name="ce44" office:value-type="string" calcext:value-type="string">
            <text:p>torba asciutta</text:p>
          </table:table-cell>
          <table:table-cell table:style-name="ce49" office:value-type="string" calcext:value-type="string">
            <text:p>325 ÷ 410</text:p>
          </table:table-cell>
        </table:table-row>
        <table:table-row table:style-name="ro1">
          <table:table-cell table:formula="of:= [.B200] &amp; &quot; - &quot; &amp;[.C200]" office:value-type="string" office:string-value="torba umida - 550 ÷ 650" calcext:value-type="string">
            <text:p>torba umida - 550 ÷ 650</text:p>
          </table:table-cell>
          <table:table-cell table:style-name="ce44" office:value-type="string" calcext:value-type="string">
            <text:p>torba umida</text:p>
          </table:table-cell>
          <table:table-cell table:style-name="ce49" office:value-type="string" calcext:value-type="string">
            <text:p>550 ÷ 650</text:p>
          </table:table-cell>
        </table:table-row>
        <table:table-row table:style-name="ro1">
          <table:table-cell table:formula="of:= [.B201] &amp; &quot; - &quot; &amp;[.C201]" office:value-type="string" office:string-value="tufo macinato - 950" calcext:value-type="string">
            <text:p>tufo macinato - 950</text:p>
          </table:table-cell>
          <table:table-cell table:style-name="ce45" office:value-type="string" calcext:value-type="string">
            <text:p>tufo macinato</text:p>
          </table:table-cell>
          <table:table-cell table:style-name="ce56" office:value-type="string" calcext:value-type="string">
            <text:p>950</text:p>
          </table:table-cell>
        </table:table-row>
      </table:table>
      <table:named-expressions>
        <table:named-range table:name="categorie" table:base-cell-address="$Categorie.$A$54" table:cell-range-address="$Categorie.$A$1:.$A$54"/>
        <table:named-range table:name="pesi_specifici" table:base-cell-address="$'Pesi specifici'.$A$201" table:cell-range-address="$'Pesi specifici'.$A$1:.$A$201"/>
        <table:named-range table:name="reti_els" table:base-cell-address="$'Reti elettrosaldate'.$A$23" table:cell-range-address="$'Reti elettrosaldate'.$A$3:.$A$25"/>
        <table:named-range table:name="tondo_ca" table:base-cell-address="$'Tondo per c.a.'.$A$1" table:cell-range-address="$'Tondo per c.a.'.$A$1:.$A$87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="Liberation Mono1" fo:font-family="'Liberation Mono'" style:font-style-name="Normale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21:28:53.115000000</meta:creation-date>
    <dc:date>2023-04-03T11:14:39.240000000</dc:date>
    <meta:editing-duration>PT4H4M23S</meta:editing-duration>
    <meta:editing-cycles>17</meta:editing-cycles>
    <meta:generator>LibreOffice/7.5.1.2$Windows_X86_64 LibreOffice_project/fcbaee479e84c6cd81291587d2ee68cba099e129</meta:generator>
    <meta:document-statistic meta:table-count="4" meta:cell-count="1107" meta:object-count="0"/>
  </office:meta>
</office:document-meta>
</file>